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AC00000DAC16C9D0C269E714A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fo:color="#ffffff" loext:opacity="100%" style:font-name="Arial1" fo:font-size="9.5pt" fo:font-weight="bold" officeooo:paragraph-rsid="00024597" fo:background-color="#ff7f00" style:font-size-asian="9.5pt" style:font-weight-asian="bold" style:font-size-complex="9.5pt" style:font-weight-complex="bold"/>
    </style:style>
    <style:style style:name="P2" style:family="paragraph" style:parent-style-name="Standard">
      <style:paragraph-properties fo:line-height="150%" fo:text-align="center" style:justify-single-word="false"/>
      <style:text-properties fo:color="#ffffff" loext:opacity="100%" style:font-name="Arial1" fo:font-size="9.5pt" fo:font-weight="bold" officeooo:rsid="00024597" officeooo:paragraph-rsid="00024597" fo:background-color="#ff7f00" style:font-size-asian="9.5pt" style:font-weight-asian="bold" style:font-size-complex="9.5pt" style:font-weight-complex="bold"/>
    </style:style>
    <style:style style:name="P3" style:family="paragraph" style:parent-style-name="Standard">
      <style:paragraph-properties fo:line-height="150%" fo:text-align="justify" style:justify-single-word="false"/>
      <style:text-properties style:font-name="Arial1" fo:font-size="9.5pt" officeooo:paragraph-rsid="00024597" style:font-size-asian="9.5pt" style:font-size-complex="9.5pt"/>
    </style:style>
    <style:style style:name="P4" style:family="paragraph" style:parent-style-name="Standard">
      <style:paragraph-properties fo:line-height="150%" fo:text-align="justify" style:justify-single-word="false"/>
      <style:text-properties officeooo:paragraph-rsid="01d75f2e"/>
    </style:style>
    <style:style style:name="P5" style:family="paragraph" style:parent-style-name="Standard">
      <style:paragraph-properties fo:line-height="150%" fo:text-align="justify" style:justify-single-word="false"/>
      <style:text-properties officeooo:paragraph-rsid="00077eaf"/>
    </style:style>
    <style:style style:name="P6" style:family="paragraph" style:parent-style-name="Standard">
      <style:paragraph-properties fo:line-height="150%" fo:text-align="center" style:justify-single-word="false"/>
      <style:text-properties officeooo:paragraph-rsid="021e4c05"/>
    </style:style>
    <style:style style:name="P7" style:family="paragraph" style:parent-style-name="Standard">
      <style:paragraph-properties fo:line-height="150%" fo:text-align="center" style:justify-single-word="false"/>
      <style:text-properties fo:font-weight="bold" officeooo:rsid="0215ce47" officeooo:paragraph-rsid="0215ce47" style:font-weight-asian="bold" style:font-weight-complex="bold"/>
    </style:style>
    <style:style style:name="P8" style:family="paragraph" style:parent-style-name="Standard" style:list-style-name="L1">
      <style:paragraph-properties fo:line-height="150%" fo:text-align="justify" style:justify-single-word="false"/>
      <style:text-properties style:font-name="Arial1" fo:font-size="9.5pt" officeooo:rsid="0023b10b" officeooo:paragraph-rsid="00025d7b" style:font-size-asian="9.5pt" style:font-size-complex="9.5pt"/>
    </style:style>
    <style:style style:name="P9" style:family="paragraph" style:parent-style-name="Standard" style:list-style-name="L1">
      <style:paragraph-properties fo:line-height="150%" fo:text-align="justify" style:justify-single-word="false"/>
      <style:text-properties style:font-name="Arial1" fo:font-size="9.5pt" officeooo:rsid="00025d7b" officeooo:paragraph-rsid="00025d7b" style:font-size-asian="9.5pt" style:font-size-complex="9.5pt"/>
    </style:style>
    <style:style style:name="P10" style:family="paragraph" style:parent-style-name="Standard" style:list-style-name="L3">
      <style:paragraph-properties fo:line-height="150%" fo:text-align="justify" style:justify-single-word="false"/>
      <style:text-properties style:font-name="Arial1" fo:font-size="9.5pt" officeooo:paragraph-rsid="00077eaf" style:font-size-asian="9.5pt" style:font-size-complex="9.5pt"/>
    </style:style>
    <style:style style:name="P11" style:family="paragraph" style:parent-style-name="Standard" style:list-style-name="L5">
      <style:paragraph-properties fo:line-height="150%" fo:text-align="justify" style:justify-single-word="false"/>
      <style:text-properties style:font-name="Arial1" fo:font-size="9.5pt" officeooo:rsid="0190b21a" officeooo:paragraph-rsid="0190b21a" style:font-size-asian="9.5pt" style:font-size-complex="9.5pt"/>
    </style:style>
    <style:style style:name="P12" style:family="paragraph" style:parent-style-name="Standard" style:list-style-name="L5">
      <style:paragraph-properties fo:line-height="150%" fo:text-align="justify" style:justify-single-word="false"/>
      <style:text-properties style:font-name="Arial1" fo:font-size="9.5pt" officeooo:rsid="01a1af57" officeooo:paragraph-rsid="01a1af57" style:font-size-asian="9.5pt" style:font-size-complex="9.5pt"/>
    </style:style>
    <style:style style:name="P13" style:family="paragraph" style:parent-style-name="Standard" style:list-style-name="L5">
      <style:paragraph-properties fo:line-height="150%" fo:text-align="justify" style:justify-single-word="false"/>
      <style:text-properties style:font-name="Arial1" fo:font-size="9.5pt" officeooo:rsid="01a50ef8" officeooo:paragraph-rsid="020570a5" style:font-size-asian="9.5pt" style:font-size-complex="9.5pt"/>
    </style:style>
    <style:style style:name="P14" style:family="paragraph" style:parent-style-name="Standard" style:list-style-name="L2">
      <style:paragraph-properties fo:line-height="150%" fo:text-align="justify" style:justify-single-word="false"/>
      <style:text-properties style:font-name="Arial1" fo:font-size="9.5pt" fo:font-weight="normal" officeooo:rsid="000359a7" officeooo:paragraph-rsid="0215ce47" style:font-size-asian="9.5pt" style:font-weight-asian="normal" style:font-size-complex="9.5pt" style:font-weight-complex="normal"/>
    </style:style>
    <style:style style:name="P15" style:family="paragraph" style:parent-style-name="Standard" style:list-style-name="L2">
      <style:paragraph-properties fo:line-height="150%" fo:text-align="justify" style:justify-single-word="false"/>
      <style:text-properties style:font-name="Arial1" fo:font-size="9.5pt" fo:font-weight="normal" officeooo:rsid="000359a7" officeooo:paragraph-rsid="00077eaf" style:font-size-asian="9.5pt" style:font-weight-asian="normal" style:font-size-complex="9.5pt" style:font-weight-complex="normal"/>
    </style:style>
    <style:style style:name="P16" style:family="paragraph" style:parent-style-name="Standard" style:list-style-name="L3">
      <style:paragraph-properties fo:line-height="150%" fo:text-align="justify" style:justify-single-word="false"/>
      <style:text-properties style:font-name="Arial1" fo:font-size="9.5pt" fo:font-weight="bold" officeooo:paragraph-rsid="00077eaf" style:font-size-asian="9.5pt" style:font-weight-asian="bold" style:font-size-complex="9.5pt" style:font-weight-complex="bold"/>
    </style:style>
    <style:style style:name="P17" style:family="paragraph" style:parent-style-name="Standard" style:list-style-name="L3">
      <style:paragraph-properties fo:line-height="150%" fo:text-align="justify" style:justify-single-word="false"/>
      <style:text-properties style:font-name="Arial1" fo:font-size="9.5pt" fo:font-weight="bold" officeooo:rsid="0038cec7" officeooo:paragraph-rsid="0038cec7" style:font-size-asian="9.5pt" style:font-weight-asian="bold" style:font-size-complex="9.5pt" style:font-weight-complex="bold"/>
    </style:style>
    <style:style style:name="P18" style:family="paragraph" style:parent-style-name="Standard" style:list-style-name="L3">
      <style:paragraph-properties fo:line-height="150%" fo:text-align="justify" style:justify-single-word="false"/>
      <style:text-properties style:font-name="Arial1" fo:font-size="9.5pt" fo:font-weight="bold" officeooo:rsid="0047711a" officeooo:paragraph-rsid="0047711a" style:font-size-asian="9.5pt" style:font-weight-asian="bold" style:font-size-complex="9.5pt" style:font-weight-complex="bold"/>
    </style:style>
    <style:style style:name="P19" style:family="paragraph" style:parent-style-name="Standard" style:list-style-name="L5">
      <style:paragraph-properties fo:line-height="150%" fo:text-align="justify" style:justify-single-word="false"/>
      <style:text-properties style:font-name="Arial1" fo:font-size="9.5pt" fo:font-weight="bold" officeooo:rsid="00694938" officeooo:paragraph-rsid="00694938" style:font-size-asian="9.5pt" style:font-weight-asian="bold" style:font-size-complex="9.5pt" style:font-weight-complex="bold"/>
    </style:style>
    <style:style style:name="P20" style:family="paragraph" style:parent-style-name="Standard" style:list-style-name="L5">
      <style:paragraph-properties fo:line-height="150%" fo:text-align="justify" style:justify-single-word="false"/>
      <style:text-properties style:font-name="Arial1" fo:font-size="9.5pt" fo:font-weight="bold" officeooo:rsid="007b951b" officeooo:paragraph-rsid="00e10f09" style:font-size-asian="9.5pt" style:font-weight-asian="bold" style:font-size-complex="9.5pt" style:font-weight-complex="bold"/>
    </style:style>
    <style:style style:name="P21" style:family="paragraph" style:parent-style-name="Standard" style:list-style-name="L5">
      <style:paragraph-properties fo:line-height="150%" fo:text-align="justify" style:justify-single-word="false"/>
      <style:text-properties style:font-name="Arial1" fo:font-size="9.5pt" fo:font-weight="bold" officeooo:rsid="00a9eff3" officeooo:paragraph-rsid="00abe4dd" style:font-size-asian="9.5pt" style:font-weight-asian="bold" style:font-size-complex="9.5pt" style:font-weight-complex="bold"/>
    </style:style>
    <style:style style:name="P22" style:family="paragraph" style:parent-style-name="Standard" style:list-style-name="L5">
      <style:paragraph-properties fo:line-height="150%" fo:text-align="justify" style:justify-single-word="false"/>
      <style:text-properties style:font-name="Arial1" fo:font-size="9.5pt" fo:font-weight="bold" officeooo:rsid="00c14be2" officeooo:paragraph-rsid="00c3c0b2" style:font-size-asian="9.5pt" style:font-weight-asian="bold" style:font-size-complex="9.5pt" style:font-weight-complex="bold"/>
    </style:style>
    <style:style style:name="P23" style:family="paragraph" style:parent-style-name="Standard" style:list-style-name="L5">
      <style:paragraph-properties fo:line-height="150%" fo:text-align="justify" style:justify-single-word="false"/>
      <style:text-properties style:font-name="Arial1" fo:font-size="9.5pt" fo:font-weight="bold" officeooo:rsid="00db4f66" officeooo:paragraph-rsid="00e21557" style:font-size-asian="9.5pt" style:font-weight-asian="bold" style:font-size-complex="9.5pt" style:font-weight-complex="bold"/>
    </style:style>
    <style:style style:name="P24" style:family="paragraph" style:parent-style-name="Standard" style:list-style-name="L5">
      <style:paragraph-properties fo:line-height="150%" fo:text-align="justify" style:justify-single-word="false"/>
      <style:text-properties style:font-name="Arial1" fo:font-size="9.5pt" fo:font-weight="bold" officeooo:rsid="010bf487" officeooo:paragraph-rsid="010bf487" style:font-size-asian="9.5pt" style:font-weight-asian="bold" style:font-size-complex="9.5pt" style:font-weight-complex="bold"/>
    </style:style>
    <style:style style:name="P25" style:family="paragraph" style:parent-style-name="Standard" style:list-style-name="L5">
      <style:paragraph-properties fo:line-height="150%" fo:text-align="justify" style:justify-single-word="false"/>
      <style:text-properties style:font-name="Arial1" fo:font-size="9.5pt" fo:font-weight="bold" officeooo:rsid="01417f43" officeooo:paragraph-rsid="01417f43" style:font-size-asian="9.5pt" style:font-weight-asian="bold" style:font-size-complex="9.5pt" style:font-weight-complex="bold"/>
    </style:style>
    <style:style style:name="P26" style:family="paragraph" style:parent-style-name="Standard" style:list-style-name="L5">
      <style:paragraph-properties fo:line-height="150%" fo:text-align="justify" style:justify-single-word="false"/>
      <style:text-properties style:font-name="Arial1" fo:font-size="9.5pt" fo:font-weight="bold" officeooo:rsid="0193ce01" officeooo:paragraph-rsid="0193ce01" style:font-size-asian="9.5pt" style:font-weight-asian="bold" style:font-size-complex="9.5pt" style:font-weight-complex="bold"/>
    </style:style>
    <style:style style:name="P27" style:family="paragraph" style:parent-style-name="Standard" style:list-style-name="L5">
      <style:paragraph-properties fo:line-height="150%" fo:text-align="justify" style:justify-single-word="false"/>
      <style:text-properties style:font-name="Arial1" fo:font-size="9.5pt" fo:font-weight="bold" officeooo:rsid="0193ce01" officeooo:paragraph-rsid="020570a5" style:font-size-asian="9.5pt" style:font-weight-asian="bold" style:font-size-complex="9.5pt" style:font-weight-complex="bold"/>
    </style:style>
    <style:style style:name="P28" style:family="paragraph" style:parent-style-name="Standard" style:list-style-name="L3">
      <style:paragraph-properties fo:line-height="150%" fo:text-align="justify" style:justify-single-word="false"/>
      <style:text-properties style:font-name="Arial1" fo:font-size="9.5pt" fo:font-weight="bold" officeooo:rsid="00e399cd" officeooo:paragraph-rsid="00e399cd" style:font-size-asian="9.5pt" style:font-weight-asian="bold" style:font-size-complex="9.5pt" style:font-weight-complex="bold"/>
    </style:style>
    <style:style style:name="P29" style:family="paragraph" style:parent-style-name="Standard" style:list-style-name="L3">
      <style:paragraph-properties fo:line-height="150%" fo:text-align="justify" style:justify-single-word="false"/>
      <style:text-properties style:font-name="Arial1" fo:font-size="9.5pt" fo:font-weight="bold" officeooo:rsid="01a58ad7" officeooo:paragraph-rsid="01a58ad7" style:font-size-asian="9.5pt" style:font-weight-asian="bold" style:font-size-complex="9.5pt" style:font-weight-complex="bold"/>
    </style:style>
    <style:style style:name="P30" style:family="paragraph" style:parent-style-name="Standard" style:list-style-name="L4">
      <style:paragraph-properties fo:line-height="150%" fo:text-align="justify" style:justify-single-word="false"/>
      <style:text-properties officeooo:paragraph-rsid="01eeede2"/>
    </style:style>
    <style:style style:name="P31" style:family="paragraph" style:parent-style-name="Standard" style:list-style-name="L4">
      <style:paragraph-properties fo:line-height="150%" fo:text-align="justify" style:justify-single-word="false"/>
      <style:text-properties officeooo:paragraph-rsid="01cb8ead"/>
    </style:style>
    <style:style style:name="P32" style:family="paragraph" style:parent-style-name="Standard" style:list-style-name="L4">
      <style:paragraph-properties fo:line-height="150%" fo:text-align="justify" style:justify-single-word="false"/>
      <style:text-properties officeooo:paragraph-rsid="003725ac"/>
    </style:style>
    <style:style style:name="P33" style:family="paragraph" style:parent-style-name="Standard" style:list-style-name="L4">
      <style:paragraph-properties fo:line-height="150%" fo:text-align="justify" style:justify-single-word="false"/>
      <style:text-properties officeooo:paragraph-rsid="000ef2c1"/>
    </style:style>
    <style:style style:name="P34" style:family="paragraph" style:parent-style-name="Standard" style:list-style-name="L4">
      <style:paragraph-properties fo:line-height="150%" fo:text-align="justify" style:justify-single-word="false"/>
      <style:text-properties officeooo:paragraph-rsid="001f431e"/>
    </style:style>
    <style:style style:name="P35" style:family="paragraph" style:parent-style-name="Standard" style:list-style-name="L3">
      <style:paragraph-properties fo:line-height="150%" fo:text-align="justify" style:justify-single-word="false"/>
      <style:text-properties officeooo:paragraph-rsid="0038cec7"/>
    </style:style>
    <style:style style:name="P36" style:family="paragraph" style:parent-style-name="Standard" style:list-style-name="L3">
      <style:paragraph-properties fo:line-height="150%" fo:text-align="justify" style:justify-single-word="false"/>
      <style:text-properties officeooo:paragraph-rsid="003ce5d9"/>
    </style:style>
    <style:style style:name="P37" style:family="paragraph" style:parent-style-name="Standard" style:list-style-name="L3">
      <style:paragraph-properties fo:line-height="150%" fo:text-align="justify" style:justify-single-word="false"/>
      <style:text-properties officeooo:paragraph-rsid="00566734"/>
    </style:style>
    <style:style style:name="P38" style:family="paragraph" style:parent-style-name="Standard" style:list-style-name="L3">
      <style:paragraph-properties fo:line-height="150%" fo:text-align="justify" style:justify-single-word="false"/>
      <style:text-properties officeooo:paragraph-rsid="011acd8e"/>
    </style:style>
    <style:style style:name="P39" style:family="paragraph" style:parent-style-name="Standard" style:list-style-name="L3">
      <style:paragraph-properties fo:line-height="150%" fo:text-align="justify" style:justify-single-word="false"/>
      <style:text-properties officeooo:paragraph-rsid="006505e8"/>
    </style:style>
    <style:style style:name="P40" style:family="paragraph" style:parent-style-name="Standard" style:list-style-name="L3">
      <style:paragraph-properties fo:line-height="150%" fo:text-align="justify" style:justify-single-word="false"/>
      <style:text-properties officeooo:paragraph-rsid="01a819bd"/>
    </style:style>
    <style:style style:name="P41" style:family="paragraph" style:parent-style-name="Standard" style:list-style-name="L3">
      <style:paragraph-properties fo:line-height="150%" fo:text-align="justify" style:justify-single-word="false"/>
      <style:text-properties officeooo:paragraph-rsid="0265901d"/>
    </style:style>
    <style:style style:name="P42" style:family="paragraph" style:parent-style-name="Standard" style:list-style-name="L3">
      <style:paragraph-properties fo:line-height="150%" fo:text-align="justify" style:justify-single-word="false"/>
      <style:text-properties officeooo:paragraph-rsid="0258deb8"/>
    </style:style>
    <style:style style:name="P43" style:family="paragraph" style:parent-style-name="Standard" style:list-style-name="L3">
      <style:paragraph-properties fo:line-height="150%" fo:text-align="justify" style:justify-single-word="false"/>
      <style:text-properties officeooo:paragraph-rsid="025b4e80"/>
    </style:style>
    <style:style style:name="P44" style:family="paragraph" style:parent-style-name="Standard" style:list-style-name="L3">
      <style:paragraph-properties fo:line-height="150%" fo:text-align="justify" style:justify-single-word="false"/>
      <style:text-properties officeooo:paragraph-rsid="020ccb75"/>
    </style:style>
    <style:style style:name="P45" style:family="paragraph" style:parent-style-name="Standard" style:list-style-name="L3">
      <style:paragraph-properties fo:line-height="150%" fo:text-align="justify" style:justify-single-word="false"/>
      <style:text-properties officeooo:paragraph-rsid="01c1e5aa"/>
    </style:style>
    <style:style style:name="P46" style:family="paragraph" style:parent-style-name="Standard" style:list-style-name="L5">
      <style:paragraph-properties fo:line-height="150%" fo:text-align="justify" style:justify-single-word="false"/>
      <style:text-properties officeooo:paragraph-rsid="0050c9ca"/>
    </style:style>
    <style:style style:name="P47" style:family="paragraph" style:parent-style-name="Standard" style:list-style-name="L5">
      <style:paragraph-properties fo:line-height="150%" fo:text-align="justify" style:justify-single-word="false"/>
      <style:text-properties officeooo:paragraph-rsid="00593ae0"/>
    </style:style>
    <style:style style:name="P48" style:family="paragraph" style:parent-style-name="Standard" style:list-style-name="L5">
      <style:paragraph-properties fo:line-height="150%" fo:text-align="justify" style:justify-single-word="false"/>
      <style:text-properties officeooo:paragraph-rsid="00697911"/>
    </style:style>
    <style:style style:name="P49" style:family="paragraph" style:parent-style-name="Standard" style:list-style-name="L5">
      <style:paragraph-properties fo:line-height="150%" fo:text-align="justify" style:justify-single-word="false"/>
      <style:text-properties officeooo:paragraph-rsid="006ab05f"/>
    </style:style>
    <style:style style:name="P50" style:family="paragraph" style:parent-style-name="Standard" style:list-style-name="L5">
      <style:paragraph-properties fo:line-height="150%" fo:text-align="justify" style:justify-single-word="false"/>
      <style:text-properties officeooo:paragraph-rsid="00965f0c"/>
    </style:style>
    <style:style style:name="P51" style:family="paragraph" style:parent-style-name="Standard" style:list-style-name="L5">
      <style:paragraph-properties fo:line-height="150%" fo:text-align="justify" style:justify-single-word="false"/>
      <style:text-properties officeooo:paragraph-rsid="00e10f09"/>
    </style:style>
    <style:style style:name="P52" style:family="paragraph" style:parent-style-name="Standard" style:list-style-name="L5">
      <style:paragraph-properties fo:line-height="150%" fo:text-align="justify" style:justify-single-word="false"/>
      <style:text-properties officeooo:paragraph-rsid="00a12154"/>
    </style:style>
    <style:style style:name="P53" style:family="paragraph" style:parent-style-name="Standard" style:list-style-name="L5">
      <style:paragraph-properties fo:line-height="150%" fo:text-align="justify" style:justify-single-word="false"/>
      <style:text-properties officeooo:paragraph-rsid="00abf98c"/>
    </style:style>
    <style:style style:name="P54" style:family="paragraph" style:parent-style-name="Standard" style:list-style-name="L5">
      <style:paragraph-properties fo:line-height="150%" fo:text-align="justify" style:justify-single-word="false"/>
      <style:text-properties officeooo:paragraph-rsid="00d4b8d4"/>
    </style:style>
    <style:style style:name="P55" style:family="paragraph" style:parent-style-name="Standard" style:list-style-name="L5">
      <style:paragraph-properties fo:line-height="150%" fo:text-align="justify" style:justify-single-word="false"/>
      <style:text-properties officeooo:paragraph-rsid="00c3c0b2"/>
    </style:style>
    <style:style style:name="P56" style:family="paragraph" style:parent-style-name="Standard" style:list-style-name="L5">
      <style:paragraph-properties fo:line-height="150%" fo:text-align="justify" style:justify-single-word="false"/>
      <style:text-properties officeooo:paragraph-rsid="00c49994"/>
    </style:style>
    <style:style style:name="P57" style:family="paragraph" style:parent-style-name="Standard" style:list-style-name="L5">
      <style:paragraph-properties fo:line-height="150%" fo:text-align="justify" style:justify-single-word="false"/>
      <style:text-properties officeooo:paragraph-rsid="00c8feed"/>
    </style:style>
    <style:style style:name="P58" style:family="paragraph" style:parent-style-name="Standard" style:list-style-name="L5">
      <style:paragraph-properties fo:line-height="150%" fo:text-align="justify" style:justify-single-word="false"/>
      <style:text-properties officeooo:paragraph-rsid="00ce7183"/>
    </style:style>
    <style:style style:name="P59" style:family="paragraph" style:parent-style-name="Standard" style:list-style-name="L5">
      <style:paragraph-properties fo:line-height="150%" fo:text-align="justify" style:justify-single-word="false"/>
      <style:text-properties officeooo:paragraph-rsid="00d64c51"/>
    </style:style>
    <style:style style:name="P60" style:family="paragraph" style:parent-style-name="Standard" style:list-style-name="L5">
      <style:paragraph-properties fo:line-height="150%" fo:text-align="justify" style:justify-single-word="false"/>
      <style:text-properties officeooo:paragraph-rsid="00f5fe79"/>
    </style:style>
    <style:style style:name="P61" style:family="paragraph" style:parent-style-name="Standard" style:list-style-name="L5">
      <style:paragraph-properties fo:line-height="150%" fo:text-align="justify" style:justify-single-word="false"/>
      <style:text-properties officeooo:paragraph-rsid="010221d2"/>
    </style:style>
    <style:style style:name="P62" style:family="paragraph" style:parent-style-name="Standard" style:list-style-name="L5">
      <style:paragraph-properties fo:line-height="150%" fo:text-align="justify" style:justify-single-word="false"/>
      <style:text-properties officeooo:paragraph-rsid="010706ae"/>
    </style:style>
    <style:style style:name="P63" style:family="paragraph" style:parent-style-name="Standard" style:list-style-name="L5">
      <style:paragraph-properties fo:line-height="150%" fo:text-align="justify" style:justify-single-word="false"/>
      <style:text-properties officeooo:paragraph-rsid="010d3f2d"/>
    </style:style>
    <style:style style:name="P64" style:family="paragraph" style:parent-style-name="Standard" style:list-style-name="L5">
      <style:paragraph-properties fo:line-height="150%" fo:text-align="justify" style:justify-single-word="false"/>
      <style:text-properties officeooo:paragraph-rsid="010d5a70"/>
    </style:style>
    <style:style style:name="P65" style:family="paragraph" style:parent-style-name="Standard" style:list-style-name="L5">
      <style:paragraph-properties fo:line-height="150%" fo:text-align="justify" style:justify-single-word="false"/>
      <style:text-properties officeooo:paragraph-rsid="011ca4c0"/>
    </style:style>
    <style:style style:name="P66" style:family="paragraph" style:parent-style-name="Standard" style:list-style-name="L5">
      <style:paragraph-properties fo:line-height="150%" fo:text-align="justify" style:justify-single-word="false"/>
      <style:text-properties officeooo:paragraph-rsid="01218023"/>
    </style:style>
    <style:style style:name="P67" style:family="paragraph" style:parent-style-name="Standard" style:list-style-name="L5">
      <style:paragraph-properties fo:line-height="150%" fo:text-align="justify" style:justify-single-word="false"/>
      <style:text-properties officeooo:paragraph-rsid="01249086"/>
    </style:style>
    <style:style style:name="P68" style:family="paragraph" style:parent-style-name="Standard" style:list-style-name="L5">
      <style:paragraph-properties fo:line-height="150%" fo:text-align="justify" style:justify-single-word="false"/>
      <style:text-properties officeooo:paragraph-rsid="0133f6d7"/>
    </style:style>
    <style:style style:name="P69" style:family="paragraph" style:parent-style-name="Standard" style:list-style-name="L5">
      <style:paragraph-properties fo:line-height="150%" fo:text-align="justify" style:justify-single-word="false"/>
      <style:text-properties officeooo:paragraph-rsid="01464793"/>
    </style:style>
    <style:style style:name="P70" style:family="paragraph" style:parent-style-name="Standard" style:list-style-name="L5">
      <style:paragraph-properties fo:line-height="150%" fo:text-align="justify" style:justify-single-word="false"/>
      <style:text-properties officeooo:paragraph-rsid="014e6678"/>
    </style:style>
    <style:style style:name="P71" style:family="paragraph" style:parent-style-name="Standard" style:list-style-name="L5">
      <style:paragraph-properties fo:line-height="150%" fo:text-align="justify" style:justify-single-word="false"/>
      <style:text-properties officeooo:paragraph-rsid="0140fadd"/>
    </style:style>
    <style:style style:name="P72" style:family="paragraph" style:parent-style-name="Standard" style:list-style-name="L5">
      <style:paragraph-properties fo:line-height="150%" fo:text-align="justify" style:justify-single-word="false"/>
      <style:text-properties officeooo:paragraph-rsid="01624f04"/>
    </style:style>
    <style:style style:name="P73" style:family="paragraph" style:parent-style-name="Standard" style:list-style-name="L5">
      <style:paragraph-properties fo:line-height="150%" fo:text-align="justify" style:justify-single-word="false"/>
      <style:text-properties officeooo:paragraph-rsid="016b4f57"/>
    </style:style>
    <style:style style:name="P74" style:family="paragraph" style:parent-style-name="Standard" style:list-style-name="L5">
      <style:paragraph-properties fo:line-height="150%" fo:text-align="justify" style:justify-single-word="false"/>
      <style:text-properties officeooo:paragraph-rsid="016d7bd9"/>
    </style:style>
    <style:style style:name="P75" style:family="paragraph" style:parent-style-name="Standard" style:list-style-name="L5">
      <style:paragraph-properties fo:line-height="150%" fo:text-align="justify" style:justify-single-word="false"/>
      <style:text-properties officeooo:paragraph-rsid="016f00c8"/>
    </style:style>
    <style:style style:name="P76" style:family="paragraph" style:parent-style-name="Standard" style:list-style-name="L5">
      <style:paragraph-properties fo:line-height="150%" fo:text-align="justify" style:justify-single-word="false"/>
      <style:text-properties officeooo:paragraph-rsid="0171a4db"/>
    </style:style>
    <style:style style:name="P77" style:family="paragraph" style:parent-style-name="Standard" style:list-style-name="L5">
      <style:paragraph-properties fo:line-height="150%" fo:text-align="justify" style:justify-single-word="false"/>
      <style:text-properties officeooo:paragraph-rsid="0174984f"/>
    </style:style>
    <style:style style:name="P78" style:family="paragraph" style:parent-style-name="Standard" style:list-style-name="L5">
      <style:paragraph-properties fo:line-height="150%" fo:text-align="justify" style:justify-single-word="false"/>
      <style:text-properties officeooo:paragraph-rsid="0174e5c3"/>
    </style:style>
    <style:style style:name="P79" style:family="paragraph" style:parent-style-name="Standard" style:list-style-name="L5">
      <style:paragraph-properties fo:line-height="150%" fo:text-align="justify" style:justify-single-word="false"/>
      <style:text-properties officeooo:paragraph-rsid="01f503c7"/>
    </style:style>
    <style:style style:name="P80" style:family="paragraph" style:parent-style-name="Standard" style:list-style-name="L5">
      <style:paragraph-properties fo:line-height="150%" fo:text-align="justify" style:justify-single-word="false"/>
      <style:text-properties officeooo:paragraph-rsid="0182d29a"/>
    </style:style>
    <style:style style:name="P81" style:family="paragraph" style:parent-style-name="Standard" style:list-style-name="L5">
      <style:paragraph-properties fo:line-height="150%" fo:text-align="justify" style:justify-single-word="false"/>
      <style:text-properties officeooo:paragraph-rsid="018fe6d8"/>
    </style:style>
    <style:style style:name="P82" style:family="paragraph" style:parent-style-name="Standard" style:list-style-name="L5">
      <style:paragraph-properties fo:line-height="150%" fo:text-align="justify" style:justify-single-word="false"/>
      <style:text-properties officeooo:paragraph-rsid="0195930a"/>
    </style:style>
    <style:style style:name="P83" style:family="paragraph" style:parent-style-name="Standard" style:list-style-name="L5">
      <style:paragraph-properties fo:line-height="150%" fo:text-align="justify" style:justify-single-word="false"/>
      <style:text-properties officeooo:paragraph-rsid="019aa0a2"/>
    </style:style>
    <style:style style:name="P84" style:family="paragraph" style:parent-style-name="Standard" style:list-style-name="L5">
      <style:paragraph-properties fo:line-height="150%" fo:text-align="justify" style:justify-single-word="false"/>
      <style:text-properties officeooo:paragraph-rsid="01d1c56b"/>
    </style:style>
    <style:style style:name="P85" style:family="paragraph" style:parent-style-name="Standard" style:list-style-name="L5">
      <style:paragraph-properties fo:line-height="150%" fo:text-align="justify" style:justify-single-word="false"/>
      <style:text-properties officeooo:paragraph-rsid="01a2f3a3"/>
    </style:style>
    <style:style style:name="P86" style:family="paragraph" style:parent-style-name="Standard" style:list-style-name="L5">
      <style:paragraph-properties fo:line-height="150%" fo:text-align="justify" style:justify-single-word="false"/>
      <style:text-properties officeooo:rsid="00566734" officeooo:paragraph-rsid="00593ae0"/>
    </style:style>
    <style:style style:name="P87" style:family="paragraph" style:parent-style-name="Standard" style:list-style-name="L5">
      <style:paragraph-properties fo:line-height="150%" fo:text-align="justify" style:justify-single-word="false"/>
      <style:text-properties officeooo:rsid="00694938" officeooo:paragraph-rsid="00697911"/>
    </style:style>
    <style:style style:name="P88" style:family="paragraph" style:parent-style-name="Standard" style:list-style-name="L5">
      <style:paragraph-properties fo:line-height="150%" fo:text-align="justify" style:justify-single-word="false"/>
      <style:text-properties officeooo:rsid="007d1a4c" officeooo:paragraph-rsid="007d1a4c"/>
    </style:style>
    <style:style style:name="P89" style:family="paragraph" style:parent-style-name="Standard" style:list-style-name="L5">
      <style:paragraph-properties fo:line-height="150%" fo:text-align="justify" style:justify-single-word="false"/>
      <style:text-properties officeooo:rsid="00875946" officeooo:paragraph-rsid="00875946"/>
    </style:style>
    <style:style style:name="P90" style:family="paragraph" style:parent-style-name="Standard" style:list-style-name="L5">
      <style:paragraph-properties fo:line-height="150%" fo:text-align="justify" style:justify-single-word="false"/>
      <style:text-properties officeooo:rsid="009de257" officeooo:paragraph-rsid="009de257"/>
    </style:style>
    <style:style style:name="P91" style:family="paragraph" style:parent-style-name="Standard" style:list-style-name="L5">
      <style:paragraph-properties fo:line-height="150%" fo:text-align="justify" style:justify-single-word="false"/>
      <style:text-properties officeooo:rsid="00a57fd8" officeooo:paragraph-rsid="00a57fd8"/>
    </style:style>
    <style:style style:name="P92" style:family="paragraph" style:parent-style-name="Standard" style:list-style-name="L5">
      <style:paragraph-properties fo:line-height="150%" fo:text-align="justify" style:justify-single-word="false"/>
      <style:text-properties officeooo:rsid="00abf98c" officeooo:paragraph-rsid="00abf98c"/>
    </style:style>
    <style:style style:name="P93" style:family="paragraph" style:parent-style-name="Standard" style:list-style-name="L5">
      <style:paragraph-properties fo:line-height="150%" fo:text-align="justify" style:justify-single-word="false"/>
      <style:text-properties officeooo:rsid="00ca62a2" officeooo:paragraph-rsid="00ca62a2"/>
    </style:style>
    <style:style style:name="P94" style:family="paragraph" style:parent-style-name="Standard" style:list-style-name="L5">
      <style:paragraph-properties fo:line-height="150%" fo:text-align="justify" style:justify-single-word="false"/>
      <style:text-properties fo:font-weight="bold" officeooo:rsid="02386bd2" officeooo:paragraph-rsid="02386bd2" style:font-weight-asian="bold" style:font-weight-complex="bold"/>
    </style:style>
    <style:style style:name="P95" style:family="paragraph" style:parent-style-name="Standard" style:list-style-name="L5">
      <style:paragraph-properties fo:line-height="150%" fo:text-align="justify" style:justify-single-word="false"/>
      <style:text-properties fo:font-weight="bold" officeooo:rsid="00e21557" officeooo:paragraph-rsid="00e21557" style:font-weight-asian="bold" style:font-weight-complex="bold"/>
    </style:style>
    <style:style style:name="P96" style:family="paragraph" style:parent-style-name="Standard" style:list-style-name="L5">
      <style:paragraph-properties fo:line-height="150%" fo:text-align="justify" style:justify-single-word="false"/>
      <style:text-properties fo:font-weight="bold" officeooo:rsid="0130490a" officeooo:paragraph-rsid="0130490a" style:font-weight-asian="bold" style:font-weight-complex="bold"/>
    </style:style>
    <style:style style:name="P97" style:family="paragraph" style:parent-style-name="Standard" style:list-style-name="L5">
      <style:paragraph-properties fo:line-height="150%" fo:text-align="justify" style:justify-single-word="false"/>
      <style:text-properties fo:font-weight="bold" officeooo:rsid="0181595f" officeooo:paragraph-rsid="0181595f" style:font-weight-asian="bold" style:font-weight-complex="bold"/>
    </style:style>
    <style:style style:name="P98" style:family="paragraph" style:parent-style-name="Standard" style:list-style-name="L3">
      <style:paragraph-properties fo:line-height="150%" fo:text-align="justify" style:justify-single-word="false"/>
      <style:text-properties fo:font-weight="bold" officeooo:rsid="01bc2252" officeooo:paragraph-rsid="01bc2252" style:font-weight-asian="bold" style:font-weight-complex="bold"/>
    </style:style>
    <style:style style:name="P99" style:family="paragraph" style:parent-style-name="Standard" style:list-style-name="L5">
      <style:paragraph-properties fo:line-height="150%" fo:text-align="justify" style:justify-single-word="false"/>
      <style:text-properties officeooo:rsid="02386bd2" officeooo:paragraph-rsid="02392c7f"/>
    </style:style>
    <style:style style:name="P100" style:family="paragraph" style:parent-style-name="Standard" style:list-style-name="L5">
      <style:paragraph-properties fo:line-height="150%" fo:text-align="justify" style:justify-single-word="false"/>
      <style:text-properties officeooo:rsid="02386bd2" officeooo:paragraph-rsid="023c34d5"/>
    </style:style>
    <style:style style:name="P101" style:family="paragraph" style:parent-style-name="Standard" style:list-style-name="L5">
      <style:paragraph-properties fo:line-height="150%" fo:text-align="justify" style:justify-single-word="false"/>
      <style:text-properties officeooo:rsid="010428cd" officeooo:paragraph-rsid="010428cd"/>
    </style:style>
    <style:style style:name="P102" style:family="paragraph" style:parent-style-name="Standard" style:list-style-name="L5">
      <style:paragraph-properties fo:line-height="150%" fo:text-align="justify" style:justify-single-word="false"/>
      <style:text-properties officeooo:rsid="013125ff" officeooo:paragraph-rsid="013125ff"/>
    </style:style>
    <style:style style:name="P103" style:family="paragraph" style:parent-style-name="Standard" style:list-style-name="L5">
      <style:paragraph-properties fo:line-height="150%" fo:text-align="justify" style:justify-single-word="false"/>
      <style:text-properties officeooo:rsid="01379f61" officeooo:paragraph-rsid="01379f61"/>
    </style:style>
    <style:style style:name="P104" style:family="paragraph" style:parent-style-name="Standard" style:list-style-name="L5">
      <style:paragraph-properties fo:line-height="150%" fo:text-align="justify" style:justify-single-word="false"/>
      <style:text-properties officeooo:rsid="0138e308" officeooo:paragraph-rsid="0138e308"/>
    </style:style>
    <style:style style:name="P105" style:family="paragraph" style:parent-style-name="Standard" style:list-style-name="L5">
      <style:paragraph-properties fo:line-height="150%" fo:text-align="justify" style:justify-single-word="false"/>
      <style:text-properties officeooo:rsid="020570a5" officeooo:paragraph-rsid="02095bdc"/>
    </style:style>
    <style:style style:name="P106" style:family="paragraph" style:parent-style-name="Standard" style:list-style-name="L5">
      <style:paragraph-properties fo:line-height="150%" fo:text-align="justify" style:justify-single-word="false"/>
      <style:text-properties officeooo:rsid="020570a5" officeooo:paragraph-rsid="020570a5"/>
    </style:style>
    <style:style style:name="T1" style:family="text">
      <style:text-properties officeooo:rsid="001f7512"/>
    </style:style>
    <style:style style:name="T2" style:family="text">
      <style:text-properties style:use-window-font-color="true" loext:opacity="0%" style:font-name="Arial1" fo:font-size="9.5pt" fo:font-weight="normal" officeooo:rsid="00f5bd61" fo:background-color="transparent" loext:char-shading-value="0" style:font-size-asian="9.5pt" style:font-weight-asian="normal" style:font-size-complex="9.5pt" style:font-weight-complex="normal"/>
    </style:style>
    <style:style style:name="T3" style:family="text">
      <style:text-properties style:use-window-font-color="true" loext:opacity="0%" style:font-name="Arial1" fo:font-size="9.5pt" fo:background-color="transparent" loext:char-shading-value="0" style:font-size-asian="9.5pt" style:font-size-complex="9.5pt"/>
    </style:style>
    <style:style style:name="T4" style:family="text">
      <style:text-properties style:use-window-font-color="true" loext:opacity="0%" style:font-name="Arial1" fo:font-size="9.5pt" officeooo:rsid="00f5bd61" fo:background-color="transparent" loext:char-shading-value="0" style:font-size-asian="9.5pt" style:font-size-complex="9.5pt"/>
    </style:style>
    <style:style style:name="T5" style:family="text">
      <style:text-properties style:use-window-font-color="true" loext:opacity="0%" style:font-name="Arial1" fo:font-size="9.5pt" fo:font-weight="bold" officeooo:rsid="00f5bd61" fo:background-color="transparent" loext:char-shading-value="0" style:font-size-asian="9.5pt" style:font-weight-asian="bold" style:font-size-complex="9.5pt" style:font-weight-complex="bold"/>
    </style:style>
    <style:style style:name="T6" style:family="text">
      <style:text-properties style:use-window-font-color="true" loext:opacity="0%" style:font-name="Arial1" fo:font-size="9.5pt" fo:font-weight="bold" officeooo:rsid="021e4c05" fo:background-color="transparent" loext:char-shading-value="0" style:font-size-asian="9.5pt" style:font-weight-asian="bold" style:font-size-complex="9.5pt" style:font-weight-complex="bold"/>
    </style:style>
    <style:style style:name="T7" style:family="text">
      <style:text-properties style:use-window-font-color="true" loext:opacity="0%" fo:background-color="transparent" loext:char-shading-value="0"/>
    </style:style>
    <style:style style:name="T8" style:family="text">
      <style:text-properties style:use-window-font-color="true" loext:opacity="0%" officeooo:rsid="0217609c" fo:background-color="transparent" loext:char-shading-value="0"/>
    </style:style>
    <style:style style:name="T9" style:family="text">
      <style:text-properties style:use-window-font-color="true" loext:opacity="0%" officeooo:rsid="021aed7c" fo:background-color="transparent" loext:char-shading-value="0"/>
    </style:style>
    <style:style style:name="T10" style:family="text">
      <style:text-properties style:use-window-font-color="true" loext:opacity="0%" officeooo:rsid="021d16be" fo:background-color="transparent" loext:char-shading-value="0"/>
    </style:style>
    <style:style style:name="T11" style:family="text">
      <style:text-properties style:use-window-font-color="true" loext:opacity="0%" officeooo:rsid="021e4c05" fo:background-color="transparent" loext:char-shading-value="0"/>
    </style:style>
    <style:style style:name="T12" style:family="text">
      <style:text-properties style:use-window-font-color="true" loext:opacity="0%" officeooo:rsid="02355d02" fo:background-color="transparent" loext:char-shading-value="0"/>
    </style:style>
    <style:style style:name="T13" style:family="text">
      <style:text-properties style:use-window-font-color="true" loext:opacity="0%" officeooo:rsid="0240d484" fo:background-color="transparent" loext:char-shading-value="0"/>
    </style:style>
    <style:style style:name="T14" style:family="text">
      <style:text-properties style:use-window-font-color="true" loext:opacity="0%" fo:font-weight="bold" fo:background-color="transparent" loext:char-shading-value="0" style:font-weight-asian="bold" style:font-weight-complex="bold"/>
    </style:style>
    <style:style style:name="T15" style:family="text">
      <style:text-properties officeooo:rsid="00055785"/>
    </style:style>
    <style:style style:name="T16" style:family="text">
      <style:text-properties fo:font-weight="bold" style:font-weight-asian="bold" style:font-weight-complex="bold"/>
    </style:style>
    <style:style style:name="T17" style:family="text">
      <style:text-properties fo:font-weight="bold" officeooo:rsid="00055785" style:font-weight-asian="bold" style:font-weight-complex="bold"/>
    </style:style>
    <style:style style:name="T18" style:family="text">
      <style:text-properties style:font-name="Arial1" fo:font-size="9.5pt" style:font-size-asian="9.5pt" style:font-size-complex="9.5pt"/>
    </style:style>
    <style:style style:name="T19" style:family="text">
      <style:text-properties style:font-name="Arial1" fo:font-size="9.5pt" officeooo:rsid="003a9120" style:font-size-asian="9.5pt" style:font-size-complex="9.5pt"/>
    </style:style>
    <style:style style:name="T20" style:family="text">
      <style:text-properties style:font-name="Arial1" fo:font-size="9.5pt" officeooo:rsid="003aef2c" style:font-size-asian="9.5pt" style:font-size-complex="9.5pt"/>
    </style:style>
    <style:style style:name="T21" style:family="text">
      <style:text-properties style:font-name="Arial1" fo:font-size="9.5pt" officeooo:rsid="003d07da" style:font-size-asian="9.5pt" style:font-size-complex="9.5pt"/>
    </style:style>
    <style:style style:name="T22" style:family="text">
      <style:text-properties style:font-name="Arial1" fo:font-size="9.5pt" officeooo:rsid="003ce5d9" style:font-size-asian="9.5pt" style:font-size-complex="9.5pt"/>
    </style:style>
    <style:style style:name="T23" style:family="text">
      <style:text-properties style:font-name="Arial1" fo:font-size="9.5pt" officeooo:rsid="003f023a" style:font-size-asian="9.5pt" style:font-size-complex="9.5pt"/>
    </style:style>
    <style:style style:name="T24" style:family="text">
      <style:text-properties style:font-name="Arial1" fo:font-size="9.5pt" officeooo:rsid="003f48f0" style:font-size-asian="9.5pt" style:font-size-complex="9.5pt"/>
    </style:style>
    <style:style style:name="T25" style:family="text">
      <style:text-properties style:font-name="Arial1" fo:font-size="9.5pt" officeooo:rsid="0040569a" style:font-size-asian="9.5pt" style:font-size-complex="9.5pt"/>
    </style:style>
    <style:style style:name="T26" style:family="text">
      <style:text-properties style:font-name="Arial1" fo:font-size="9.5pt" officeooo:rsid="00414d0a" style:font-size-asian="9.5pt" style:font-size-complex="9.5pt"/>
    </style:style>
    <style:style style:name="T27" style:family="text">
      <style:text-properties style:font-name="Arial1" fo:font-size="9.5pt" officeooo:rsid="00418a06" style:font-size-asian="9.5pt" style:font-size-complex="9.5pt"/>
    </style:style>
    <style:style style:name="T28" style:family="text">
      <style:text-properties style:font-name="Arial1" fo:font-size="9.5pt" officeooo:rsid="0042edda" style:font-size-asian="9.5pt" style:font-size-complex="9.5pt"/>
    </style:style>
    <style:style style:name="T29" style:family="text">
      <style:text-properties style:font-name="Arial1" fo:font-size="9.5pt" officeooo:rsid="00474fc8" style:font-size-asian="9.5pt" style:font-size-complex="9.5pt"/>
    </style:style>
    <style:style style:name="T30" style:family="text">
      <style:text-properties style:font-name="Arial1" fo:font-size="9.5pt" officeooo:rsid="0047bef3" style:font-size-asian="9.5pt" style:font-size-complex="9.5pt"/>
    </style:style>
    <style:style style:name="T31" style:family="text">
      <style:text-properties style:font-name="Arial1" fo:font-size="9.5pt" officeooo:rsid="00498492" style:font-size-asian="9.5pt" style:font-size-complex="9.5pt"/>
    </style:style>
    <style:style style:name="T32" style:family="text">
      <style:text-properties style:font-name="Arial1" fo:font-size="9.5pt" officeooo:rsid="004c905a" style:font-size-asian="9.5pt" style:font-size-complex="9.5pt"/>
    </style:style>
    <style:style style:name="T33" style:family="text">
      <style:text-properties style:font-name="Arial1" fo:font-size="9.5pt" officeooo:rsid="004b3635" style:font-size-asian="9.5pt" style:font-size-complex="9.5pt"/>
    </style:style>
    <style:style style:name="T34" style:family="text">
      <style:text-properties style:font-name="Arial1" fo:font-size="9.5pt" officeooo:rsid="004bff43" style:font-size-asian="9.5pt" style:font-size-complex="9.5pt"/>
    </style:style>
    <style:style style:name="T35" style:family="text">
      <style:text-properties style:font-name="Arial1" fo:font-size="9.5pt" officeooo:rsid="0052b775" style:font-size-asian="9.5pt" style:font-size-complex="9.5pt"/>
    </style:style>
    <style:style style:name="T36" style:family="text">
      <style:text-properties style:font-name="Arial1" fo:font-size="9.5pt" officeooo:rsid="0053afb7" style:font-size-asian="9.5pt" style:font-size-complex="9.5pt"/>
    </style:style>
    <style:style style:name="T37" style:family="text">
      <style:text-properties style:font-name="Arial1" fo:font-size="9.5pt" officeooo:rsid="00566734" style:font-size-asian="9.5pt" style:font-size-complex="9.5pt"/>
    </style:style>
    <style:style style:name="T38" style:family="text">
      <style:text-properties style:font-name="Arial1" fo:font-size="9.5pt" officeooo:rsid="004552fe" style:font-size-asian="9.5pt" style:font-size-complex="9.5pt"/>
    </style:style>
    <style:style style:name="T39" style:family="text">
      <style:text-properties style:font-name="Arial1" fo:font-size="9.5pt" officeooo:rsid="00593ae0" style:font-size-asian="9.5pt" style:font-size-complex="9.5pt"/>
    </style:style>
    <style:style style:name="T40" style:family="text">
      <style:text-properties style:font-name="Arial1" fo:font-size="9.5pt" officeooo:rsid="005bb660" style:font-size-asian="9.5pt" style:font-size-complex="9.5pt"/>
    </style:style>
    <style:style style:name="T41" style:family="text">
      <style:text-properties style:font-name="Arial1" fo:font-size="9.5pt" officeooo:rsid="005ce749" style:font-size-asian="9.5pt" style:font-size-complex="9.5pt"/>
    </style:style>
    <style:style style:name="T42" style:family="text">
      <style:text-properties style:font-name="Arial1" fo:font-size="9.5pt" officeooo:rsid="005d16d4" style:font-size-asian="9.5pt" style:font-size-complex="9.5pt"/>
    </style:style>
    <style:style style:name="T43" style:family="text">
      <style:text-properties style:font-name="Arial1" fo:font-size="9.5pt" officeooo:rsid="005db344" style:font-size-asian="9.5pt" style:font-size-complex="9.5pt"/>
    </style:style>
    <style:style style:name="T44" style:family="text">
      <style:text-properties style:font-name="Arial1" fo:font-size="9.5pt" officeooo:rsid="005f3441" style:font-size-asian="9.5pt" style:font-size-complex="9.5pt"/>
    </style:style>
    <style:style style:name="T45" style:family="text">
      <style:text-properties style:font-name="Arial1" fo:font-size="9.5pt" officeooo:rsid="00612a40" style:font-size-asian="9.5pt" style:font-size-complex="9.5pt"/>
    </style:style>
    <style:style style:name="T46" style:family="text">
      <style:text-properties style:font-name="Arial1" fo:font-size="9.5pt" officeooo:rsid="0064ee6e" style:font-size-asian="9.5pt" style:font-size-complex="9.5pt"/>
    </style:style>
    <style:style style:name="T47" style:family="text">
      <style:text-properties style:font-name="Arial1" fo:font-size="9.5pt" officeooo:rsid="00663e5b" style:font-size-asian="9.5pt" style:font-size-complex="9.5pt"/>
    </style:style>
    <style:style style:name="T48" style:family="text">
      <style:text-properties style:font-name="Arial1" fo:font-size="9.5pt" officeooo:rsid="00667dbf" style:font-size-asian="9.5pt" style:font-size-complex="9.5pt"/>
    </style:style>
    <style:style style:name="T49" style:family="text">
      <style:text-properties style:font-name="Arial1" fo:font-size="9.5pt" officeooo:rsid="0068794e" style:font-size-asian="9.5pt" style:font-size-complex="9.5pt"/>
    </style:style>
    <style:style style:name="T50" style:family="text">
      <style:text-properties style:font-name="Arial1" fo:font-size="9.5pt" officeooo:rsid="00697911" style:font-size-asian="9.5pt" style:font-size-complex="9.5pt"/>
    </style:style>
    <style:style style:name="T51" style:family="text">
      <style:text-properties style:font-name="Arial1" fo:font-size="9.5pt" officeooo:rsid="00694938" style:font-size-asian="9.5pt" style:font-size-complex="9.5pt"/>
    </style:style>
    <style:style style:name="T52" style:family="text">
      <style:text-properties style:font-name="Arial1" fo:font-size="9.5pt" officeooo:rsid="006ab05f" style:font-size-asian="9.5pt" style:font-size-complex="9.5pt"/>
    </style:style>
    <style:style style:name="T53" style:family="text">
      <style:text-properties style:font-name="Arial1" fo:font-size="9.5pt" officeooo:rsid="006b7b96" style:font-size-asian="9.5pt" style:font-size-complex="9.5pt"/>
    </style:style>
    <style:style style:name="T54" style:family="text">
      <style:text-properties style:font-name="Arial1" fo:font-size="9.5pt" officeooo:rsid="006c0b69" style:font-size-asian="9.5pt" style:font-size-complex="9.5pt"/>
    </style:style>
    <style:style style:name="T55" style:family="text">
      <style:text-properties style:font-name="Arial1" fo:font-size="9.5pt" officeooo:rsid="006c1f8b" style:font-size-asian="9.5pt" style:font-size-complex="9.5pt"/>
    </style:style>
    <style:style style:name="T56" style:family="text">
      <style:text-properties style:font-name="Arial1" fo:font-size="9.5pt" officeooo:rsid="006ee352" style:font-size-asian="9.5pt" style:font-size-complex="9.5pt"/>
    </style:style>
    <style:style style:name="T57" style:family="text">
      <style:text-properties style:font-name="Arial1" fo:font-size="9.5pt" officeooo:rsid="006f8c9a" style:font-size-asian="9.5pt" style:font-size-complex="9.5pt"/>
    </style:style>
    <style:style style:name="T58" style:family="text">
      <style:text-properties style:font-name="Arial1" fo:font-size="9.5pt" officeooo:rsid="00751e84" style:font-size-asian="9.5pt" style:font-size-complex="9.5pt"/>
    </style:style>
    <style:style style:name="T59" style:family="text">
      <style:text-properties style:font-name="Arial1" fo:font-size="9.5pt" officeooo:rsid="0076c124" style:font-size-asian="9.5pt" style:font-size-complex="9.5pt"/>
    </style:style>
    <style:style style:name="T60" style:family="text">
      <style:text-properties style:font-name="Arial1" fo:font-size="9.5pt" officeooo:rsid="00789574" style:font-size-asian="9.5pt" style:font-size-complex="9.5pt"/>
    </style:style>
    <style:style style:name="T61" style:family="text">
      <style:text-properties style:font-name="Arial1" fo:font-size="9.5pt" officeooo:rsid="0078d7f9" style:font-size-asian="9.5pt" style:font-size-complex="9.5pt"/>
    </style:style>
    <style:style style:name="T62" style:family="text">
      <style:text-properties style:font-name="Arial1" fo:font-size="9.5pt" officeooo:rsid="007a009e" style:font-size-asian="9.5pt" style:font-size-complex="9.5pt"/>
    </style:style>
    <style:style style:name="T63" style:family="text">
      <style:text-properties style:font-name="Arial1" fo:font-size="9.5pt" officeooo:rsid="007ec118" style:font-size-asian="9.5pt" style:font-size-complex="9.5pt"/>
    </style:style>
    <style:style style:name="T64" style:family="text">
      <style:text-properties style:font-name="Arial1" fo:font-size="9.5pt" officeooo:rsid="008047b9" style:font-size-asian="9.5pt" style:font-size-complex="9.5pt"/>
    </style:style>
    <style:style style:name="T65" style:family="text">
      <style:text-properties style:font-name="Arial1" fo:font-size="9.5pt" officeooo:rsid="00838c84" style:font-size-asian="9.5pt" style:font-size-complex="9.5pt"/>
    </style:style>
    <style:style style:name="T66" style:family="text">
      <style:text-properties style:font-name="Arial1" fo:font-size="9.5pt" officeooo:rsid="0085bcba" style:font-size-asian="9.5pt" style:font-size-complex="9.5pt"/>
    </style:style>
    <style:style style:name="T67" style:family="text">
      <style:text-properties style:font-name="Arial1" fo:font-size="9.5pt" officeooo:rsid="00875946" style:font-size-asian="9.5pt" style:font-size-complex="9.5pt"/>
    </style:style>
    <style:style style:name="T68" style:family="text">
      <style:text-properties style:font-name="Arial1" fo:font-size="9.5pt" officeooo:rsid="0088433d" style:font-size-asian="9.5pt" style:font-size-complex="9.5pt"/>
    </style:style>
    <style:style style:name="T69" style:family="text">
      <style:text-properties style:font-name="Arial1" fo:font-size="9.5pt" officeooo:rsid="0088b94e" style:font-size-asian="9.5pt" style:font-size-complex="9.5pt"/>
    </style:style>
    <style:style style:name="T70" style:family="text">
      <style:text-properties style:font-name="Arial1" fo:font-size="9.5pt" officeooo:rsid="0089ce99" style:font-size-asian="9.5pt" style:font-size-complex="9.5pt"/>
    </style:style>
    <style:style style:name="T71" style:family="text">
      <style:text-properties style:font-name="Arial1" fo:font-size="9.5pt" officeooo:rsid="008b7f7f" style:font-size-asian="9.5pt" style:font-size-complex="9.5pt"/>
    </style:style>
    <style:style style:name="T72" style:family="text">
      <style:text-properties style:font-name="Arial1" fo:font-size="9.5pt" officeooo:rsid="008c85e0" style:font-size-asian="9.5pt" style:font-size-complex="9.5pt"/>
    </style:style>
    <style:style style:name="T73" style:family="text">
      <style:text-properties style:font-name="Arial1" fo:font-size="9.5pt" officeooo:rsid="008d8843" style:font-size-asian="9.5pt" style:font-size-complex="9.5pt"/>
    </style:style>
    <style:style style:name="T74" style:family="text">
      <style:text-properties style:font-name="Arial1" fo:font-size="9.5pt" officeooo:rsid="00915a23" style:font-size-asian="9.5pt" style:font-size-complex="9.5pt"/>
    </style:style>
    <style:style style:name="T75" style:family="text">
      <style:text-properties style:font-name="Arial1" fo:font-size="9.5pt" officeooo:rsid="00922e4c" style:font-size-asian="9.5pt" style:font-size-complex="9.5pt"/>
    </style:style>
    <style:style style:name="T76" style:family="text">
      <style:text-properties style:font-name="Arial1" fo:font-size="9.5pt" officeooo:rsid="0094019d" style:font-size-asian="9.5pt" style:font-size-complex="9.5pt"/>
    </style:style>
    <style:style style:name="T77" style:family="text">
      <style:text-properties style:font-name="Arial1" fo:font-size="9.5pt" officeooo:rsid="00957f9b" style:font-size-asian="9.5pt" style:font-size-complex="9.5pt"/>
    </style:style>
    <style:style style:name="T78" style:family="text">
      <style:text-properties style:font-name="Arial1" fo:font-size="9.5pt" officeooo:rsid="0097f959" style:font-size-asian="9.5pt" style:font-size-complex="9.5pt"/>
    </style:style>
    <style:style style:name="T79" style:family="text">
      <style:text-properties style:font-name="Arial1" fo:font-size="9.5pt" officeooo:rsid="00986349" style:font-size-asian="9.5pt" style:font-size-complex="9.5pt"/>
    </style:style>
    <style:style style:name="T80" style:family="text">
      <style:text-properties style:font-name="Arial1" fo:font-size="9.5pt" officeooo:rsid="00996387" style:font-size-asian="9.5pt" style:font-size-complex="9.5pt"/>
    </style:style>
    <style:style style:name="T81" style:family="text">
      <style:text-properties style:font-name="Arial1" fo:font-size="9.5pt" officeooo:rsid="009a4b34" style:font-size-asian="9.5pt" style:font-size-complex="9.5pt"/>
    </style:style>
    <style:style style:name="T82" style:family="text">
      <style:text-properties style:font-name="Arial1" fo:font-size="9.5pt" officeooo:rsid="009af2bd" style:font-size-asian="9.5pt" style:font-size-complex="9.5pt"/>
    </style:style>
    <style:style style:name="T83" style:family="text">
      <style:text-properties style:font-name="Arial1" fo:font-size="9.5pt" officeooo:rsid="009b8ffe" style:font-size-asian="9.5pt" style:font-size-complex="9.5pt"/>
    </style:style>
    <style:style style:name="T84" style:family="text">
      <style:text-properties style:font-name="Arial1" fo:font-size="9.5pt" officeooo:rsid="009e4fa0" style:font-size-asian="9.5pt" style:font-size-complex="9.5pt"/>
    </style:style>
    <style:style style:name="T85" style:family="text">
      <style:text-properties style:font-name="Arial1" fo:font-size="9.5pt" officeooo:rsid="00a02c00" style:font-size-asian="9.5pt" style:font-size-complex="9.5pt"/>
    </style:style>
    <style:style style:name="T86" style:family="text">
      <style:text-properties style:font-name="Arial1" fo:font-size="9.5pt" officeooo:rsid="00a12154" style:font-size-asian="9.5pt" style:font-size-complex="9.5pt"/>
    </style:style>
    <style:style style:name="T87" style:family="text">
      <style:text-properties style:font-name="Arial1" fo:font-size="9.5pt" officeooo:rsid="00a25497" style:font-size-asian="9.5pt" style:font-size-complex="9.5pt"/>
    </style:style>
    <style:style style:name="T88" style:family="text">
      <style:text-properties style:font-name="Arial1" fo:font-size="9.5pt" officeooo:rsid="00a3384a" style:font-size-asian="9.5pt" style:font-size-complex="9.5pt"/>
    </style:style>
    <style:style style:name="T89" style:family="text">
      <style:text-properties style:font-name="Arial1" fo:font-size="9.5pt" officeooo:rsid="00a43aa7" style:font-size-asian="9.5pt" style:font-size-complex="9.5pt"/>
    </style:style>
    <style:style style:name="T90" style:family="text">
      <style:text-properties style:font-name="Arial1" fo:font-size="9.5pt" officeooo:rsid="00a57fd8" style:font-size-asian="9.5pt" style:font-size-complex="9.5pt"/>
    </style:style>
    <style:style style:name="T91" style:family="text">
      <style:text-properties style:font-name="Arial1" fo:font-size="9.5pt" officeooo:rsid="00a6e2c1" style:font-size-asian="9.5pt" style:font-size-complex="9.5pt"/>
    </style:style>
    <style:style style:name="T92" style:family="text">
      <style:text-properties style:font-name="Arial1" fo:font-size="9.5pt" officeooo:rsid="00a8c0d5" style:font-size-asian="9.5pt" style:font-size-complex="9.5pt"/>
    </style:style>
    <style:style style:name="T93" style:family="text">
      <style:text-properties style:font-name="Arial1" fo:font-size="9.5pt" officeooo:rsid="00a9eff3" style:font-size-asian="9.5pt" style:font-size-complex="9.5pt"/>
    </style:style>
    <style:style style:name="T94" style:family="text">
      <style:text-properties style:font-name="Arial1" fo:font-size="9.5pt" officeooo:rsid="00abe4dd" style:font-size-asian="9.5pt" style:font-size-complex="9.5pt"/>
    </style:style>
    <style:style style:name="T95" style:family="text">
      <style:text-properties style:font-name="Arial1" fo:font-size="9.5pt" officeooo:rsid="00abf98c" style:font-size-asian="9.5pt" style:font-size-complex="9.5pt"/>
    </style:style>
    <style:style style:name="T96" style:family="text">
      <style:text-properties style:font-name="Arial1" fo:font-size="9.5pt" officeooo:rsid="00ae39d2" style:font-size-asian="9.5pt" style:font-size-complex="9.5pt"/>
    </style:style>
    <style:style style:name="T97" style:family="text">
      <style:text-properties style:font-name="Arial1" fo:font-size="9.5pt" officeooo:rsid="00af3f40" style:font-size-asian="9.5pt" style:font-size-complex="9.5pt"/>
    </style:style>
    <style:style style:name="T98" style:family="text">
      <style:text-properties style:font-name="Arial1" fo:font-size="9.5pt" officeooo:rsid="00b0c0d2" style:font-size-asian="9.5pt" style:font-size-complex="9.5pt"/>
    </style:style>
    <style:style style:name="T99" style:family="text">
      <style:text-properties style:font-name="Arial1" fo:font-size="9.5pt" officeooo:rsid="00b2aa3e" style:font-size-asian="9.5pt" style:font-size-complex="9.5pt"/>
    </style:style>
    <style:style style:name="T100" style:family="text">
      <style:text-properties style:font-name="Arial1" fo:font-size="9.5pt" officeooo:rsid="00b71be5" style:font-size-asian="9.5pt" style:font-size-complex="9.5pt"/>
    </style:style>
    <style:style style:name="T101" style:family="text">
      <style:text-properties style:font-name="Arial1" fo:font-size="9.5pt" officeooo:rsid="00b8ad4f" style:font-size-asian="9.5pt" style:font-size-complex="9.5pt"/>
    </style:style>
    <style:style style:name="T102" style:family="text">
      <style:text-properties style:font-name="Arial1" fo:font-size="9.5pt" officeooo:rsid="00ba1c8b" style:font-size-asian="9.5pt" style:font-size-complex="9.5pt"/>
    </style:style>
    <style:style style:name="T103" style:family="text">
      <style:text-properties style:font-name="Arial1" fo:font-size="9.5pt" officeooo:rsid="00baf6fb" style:font-size-asian="9.5pt" style:font-size-complex="9.5pt"/>
    </style:style>
    <style:style style:name="T104" style:family="text">
      <style:text-properties style:font-name="Arial1" fo:font-size="9.5pt" officeooo:rsid="00bc4cf9" style:font-size-asian="9.5pt" style:font-size-complex="9.5pt"/>
    </style:style>
    <style:style style:name="T105" style:family="text">
      <style:text-properties style:font-name="Arial1" fo:font-size="9.5pt" officeooo:rsid="00bced07" style:font-size-asian="9.5pt" style:font-size-complex="9.5pt"/>
    </style:style>
    <style:style style:name="T106" style:family="text">
      <style:text-properties style:font-name="Arial1" fo:font-size="9.5pt" officeooo:rsid="00bd4238" style:font-size-asian="9.5pt" style:font-size-complex="9.5pt"/>
    </style:style>
    <style:style style:name="T107" style:family="text">
      <style:text-properties style:font-name="Arial1" fo:font-size="9.5pt" officeooo:rsid="00be7fd3" style:font-size-asian="9.5pt" style:font-size-complex="9.5pt"/>
    </style:style>
    <style:style style:name="T108" style:family="text">
      <style:text-properties style:font-name="Arial1" fo:font-size="9.5pt" officeooo:rsid="00c14be2" style:font-size-asian="9.5pt" style:font-size-complex="9.5pt"/>
    </style:style>
    <style:style style:name="T109" style:family="text">
      <style:text-properties style:font-name="Arial1" fo:font-size="9.5pt" officeooo:rsid="00bf847f" style:font-size-asian="9.5pt" style:font-size-complex="9.5pt"/>
    </style:style>
    <style:style style:name="T110" style:family="text">
      <style:text-properties style:font-name="Arial1" fo:font-size="9.5pt" officeooo:rsid="00c3c0b2" style:font-size-asian="9.5pt" style:font-size-complex="9.5pt"/>
    </style:style>
    <style:style style:name="T111" style:family="text">
      <style:text-properties style:font-name="Arial1" fo:font-size="9.5pt" officeooo:rsid="00c66390" style:font-size-asian="9.5pt" style:font-size-complex="9.5pt"/>
    </style:style>
    <style:style style:name="T112" style:family="text">
      <style:text-properties style:font-name="Arial1" fo:font-size="9.5pt" officeooo:rsid="00c6b89a" style:font-size-asian="9.5pt" style:font-size-complex="9.5pt"/>
    </style:style>
    <style:style style:name="T113" style:family="text">
      <style:text-properties style:font-name="Arial1" fo:font-size="9.5pt" officeooo:rsid="00c49994" style:font-size-asian="9.5pt" style:font-size-complex="9.5pt"/>
    </style:style>
    <style:style style:name="T114" style:family="text">
      <style:text-properties style:font-name="Arial1" fo:font-size="9.5pt" officeooo:rsid="00c8ae4d" style:font-size-asian="9.5pt" style:font-size-complex="9.5pt"/>
    </style:style>
    <style:style style:name="T115" style:family="text">
      <style:text-properties style:font-name="Arial1" fo:font-size="9.5pt" officeooo:rsid="00c9d493" style:font-size-asian="9.5pt" style:font-size-complex="9.5pt"/>
    </style:style>
    <style:style style:name="T116" style:family="text">
      <style:text-properties style:font-name="Arial1" fo:font-size="9.5pt" officeooo:rsid="00c9ebcd" style:font-size-asian="9.5pt" style:font-size-complex="9.5pt"/>
    </style:style>
    <style:style style:name="T117" style:family="text">
      <style:text-properties style:font-name="Arial1" fo:font-size="9.5pt" officeooo:rsid="00ca4a04" style:font-size-asian="9.5pt" style:font-size-complex="9.5pt"/>
    </style:style>
    <style:style style:name="T118" style:family="text">
      <style:text-properties style:font-name="Arial1" fo:font-size="9.5pt" officeooo:rsid="00cd604c" style:font-size-asian="9.5pt" style:font-size-complex="9.5pt"/>
    </style:style>
    <style:style style:name="T119" style:family="text">
      <style:text-properties style:font-name="Arial1" fo:font-size="9.5pt" officeooo:rsid="00cdc961" style:font-size-asian="9.5pt" style:font-size-complex="9.5pt"/>
    </style:style>
    <style:style style:name="T120" style:family="text">
      <style:text-properties style:font-name="Arial1" fo:font-size="9.5pt" officeooo:rsid="00cddc1b" style:font-size-asian="9.5pt" style:font-size-complex="9.5pt"/>
    </style:style>
    <style:style style:name="T121" style:family="text">
      <style:text-properties style:font-name="Arial1" fo:font-size="9.5pt" officeooo:rsid="00ce7183" style:font-size-asian="9.5pt" style:font-size-complex="9.5pt"/>
    </style:style>
    <style:style style:name="T122" style:family="text">
      <style:text-properties style:font-name="Arial1" fo:font-size="9.5pt" officeooo:rsid="00ceb08c" style:font-size-asian="9.5pt" style:font-size-complex="9.5pt"/>
    </style:style>
    <style:style style:name="T123" style:family="text">
      <style:text-properties style:font-name="Arial1" fo:font-size="9.5pt" officeooo:rsid="00cfc8dc" style:font-size-asian="9.5pt" style:font-size-complex="9.5pt"/>
    </style:style>
    <style:style style:name="T124" style:family="text">
      <style:text-properties style:font-name="Arial1" fo:font-size="9.5pt" officeooo:rsid="00d1b02c" style:font-size-asian="9.5pt" style:font-size-complex="9.5pt"/>
    </style:style>
    <style:style style:name="T125" style:family="text">
      <style:text-properties style:font-name="Arial1" fo:font-size="9.5pt" officeooo:rsid="00d307b8" style:font-size-asian="9.5pt" style:font-size-complex="9.5pt"/>
    </style:style>
    <style:style style:name="T126" style:family="text">
      <style:text-properties style:font-name="Arial1" fo:font-size="9.5pt" officeooo:rsid="00d4a0eb" style:font-size-asian="9.5pt" style:font-size-complex="9.5pt"/>
    </style:style>
    <style:style style:name="T127" style:family="text">
      <style:text-properties style:font-name="Arial1" fo:font-size="9.5pt" officeooo:rsid="00d5421d" style:font-size-asian="9.5pt" style:font-size-complex="9.5pt"/>
    </style:style>
    <style:style style:name="T128" style:family="text">
      <style:text-properties style:font-name="Arial1" fo:font-size="9.5pt" officeooo:rsid="00d87d20" style:font-size-asian="9.5pt" style:font-size-complex="9.5pt"/>
    </style:style>
    <style:style style:name="T129" style:family="text">
      <style:text-properties style:font-name="Arial1" fo:font-size="9.5pt" officeooo:rsid="00da0d7b" style:font-size-asian="9.5pt" style:font-size-complex="9.5pt"/>
    </style:style>
    <style:style style:name="T130" style:family="text">
      <style:text-properties style:font-name="Arial1" fo:font-size="9.5pt" officeooo:rsid="00db4f66" style:font-size-asian="9.5pt" style:font-size-complex="9.5pt"/>
    </style:style>
    <style:style style:name="T131" style:family="text">
      <style:text-properties style:font-name="Arial1" fo:font-size="9.5pt" officeooo:rsid="00024597" style:font-size-asian="9.5pt" style:font-size-complex="9.5pt"/>
    </style:style>
    <style:style style:name="T132" style:family="text">
      <style:text-properties style:font-name="Arial1" fo:font-size="9.5pt" officeooo:rsid="00025d7b" style:font-size-asian="9.5pt" style:font-size-complex="9.5pt"/>
    </style:style>
    <style:style style:name="T133" style:family="text">
      <style:text-properties style:font-name="Arial1" fo:font-size="9.5pt" officeooo:rsid="00e7a8a0" style:font-size-asian="9.5pt" style:font-size-complex="9.5pt"/>
    </style:style>
    <style:style style:name="T134" style:family="text">
      <style:text-properties style:font-name="Arial1" fo:font-size="9.5pt" officeooo:rsid="00e9e622" style:font-size-asian="9.5pt" style:font-size-complex="9.5pt"/>
    </style:style>
    <style:style style:name="T135" style:family="text">
      <style:text-properties style:font-name="Arial1" fo:font-size="9.5pt" officeooo:rsid="00e9f137" style:font-size-asian="9.5pt" style:font-size-complex="9.5pt"/>
    </style:style>
    <style:style style:name="T136" style:family="text">
      <style:text-properties style:font-name="Arial1" fo:font-size="9.5pt" officeooo:rsid="00eaf386" style:font-size-asian="9.5pt" style:font-size-complex="9.5pt"/>
    </style:style>
    <style:style style:name="T137" style:family="text">
      <style:text-properties style:font-name="Arial1" fo:font-size="9.5pt" officeooo:rsid="00ec9947" style:font-size-asian="9.5pt" style:font-size-complex="9.5pt"/>
    </style:style>
    <style:style style:name="T138" style:family="text">
      <style:text-properties style:font-name="Arial1" fo:font-size="9.5pt" officeooo:rsid="00ee3b8e" style:font-size-asian="9.5pt" style:font-size-complex="9.5pt"/>
    </style:style>
    <style:style style:name="T139" style:family="text">
      <style:text-properties style:font-name="Arial1" fo:font-size="9.5pt" officeooo:rsid="00efbbfc" style:font-size-asian="9.5pt" style:font-size-complex="9.5pt"/>
    </style:style>
    <style:style style:name="T140" style:family="text">
      <style:text-properties style:font-name="Arial1" fo:font-size="9.5pt" officeooo:rsid="00f1443e" style:font-size-asian="9.5pt" style:font-size-complex="9.5pt"/>
    </style:style>
    <style:style style:name="T141" style:family="text">
      <style:text-properties style:font-name="Arial1" fo:font-size="9.5pt" officeooo:rsid="00f32d02" style:font-size-asian="9.5pt" style:font-size-complex="9.5pt"/>
    </style:style>
    <style:style style:name="T142" style:family="text">
      <style:text-properties style:font-name="Arial1" fo:font-size="9.5pt" officeooo:rsid="00f43d05" style:font-size-asian="9.5pt" style:font-size-complex="9.5pt"/>
    </style:style>
    <style:style style:name="T143" style:family="text">
      <style:text-properties style:font-name="Arial1" fo:font-size="9.5pt" officeooo:rsid="00f5fe79" style:font-size-asian="9.5pt" style:font-size-complex="9.5pt"/>
    </style:style>
    <style:style style:name="T144" style:family="text">
      <style:text-properties style:font-name="Arial1" fo:font-size="9.5pt" officeooo:rsid="00f78c56" style:font-size-asian="9.5pt" style:font-size-complex="9.5pt"/>
    </style:style>
    <style:style style:name="T145" style:family="text">
      <style:text-properties style:font-name="Arial1" fo:font-size="9.5pt" officeooo:rsid="00f85687" style:font-size-asian="9.5pt" style:font-size-complex="9.5pt"/>
    </style:style>
    <style:style style:name="T146" style:family="text">
      <style:text-properties style:font-name="Arial1" fo:font-size="9.5pt" officeooo:rsid="00fba368" style:font-size-asian="9.5pt" style:font-size-complex="9.5pt"/>
    </style:style>
    <style:style style:name="T147" style:family="text">
      <style:text-properties style:font-name="Arial1" fo:font-size="9.5pt" officeooo:rsid="00fd927d" style:font-size-asian="9.5pt" style:font-size-complex="9.5pt"/>
    </style:style>
    <style:style style:name="T148" style:family="text">
      <style:text-properties style:font-name="Arial1" fo:font-size="9.5pt" officeooo:rsid="00fe2834" style:font-size-asian="9.5pt" style:font-size-complex="9.5pt"/>
    </style:style>
    <style:style style:name="T149" style:family="text">
      <style:text-properties style:font-name="Arial1" fo:font-size="9.5pt" officeooo:rsid="00ff53ab" style:font-size-asian="9.5pt" style:font-size-complex="9.5pt"/>
    </style:style>
    <style:style style:name="T150" style:family="text">
      <style:text-properties style:font-name="Arial1" fo:font-size="9.5pt" officeooo:rsid="00ff92ee" style:font-size-asian="9.5pt" style:font-size-complex="9.5pt"/>
    </style:style>
    <style:style style:name="T151" style:family="text">
      <style:text-properties style:font-name="Arial1" fo:font-size="9.5pt" officeooo:rsid="01011dff" style:font-size-asian="9.5pt" style:font-size-complex="9.5pt"/>
    </style:style>
    <style:style style:name="T152" style:family="text">
      <style:text-properties style:font-name="Arial1" fo:font-size="9.5pt" officeooo:rsid="010221d2" style:font-size-asian="9.5pt" style:font-size-complex="9.5pt"/>
    </style:style>
    <style:style style:name="T153" style:family="text">
      <style:text-properties style:font-name="Arial1" fo:font-size="9.5pt" officeooo:rsid="01022a70" style:font-size-asian="9.5pt" style:font-size-complex="9.5pt"/>
    </style:style>
    <style:style style:name="T154" style:family="text">
      <style:text-properties style:font-name="Arial1" fo:font-size="9.5pt" officeooo:rsid="01039366" style:font-size-asian="9.5pt" style:font-size-complex="9.5pt"/>
    </style:style>
    <style:style style:name="T155" style:family="text">
      <style:text-properties style:font-name="Arial1" fo:font-size="9.5pt" officeooo:rsid="010576cc" style:font-size-asian="9.5pt" style:font-size-complex="9.5pt"/>
    </style:style>
    <style:style style:name="T156" style:family="text">
      <style:text-properties style:font-name="Arial1" fo:font-size="9.5pt" officeooo:rsid="010706ae" style:font-size-asian="9.5pt" style:font-size-complex="9.5pt"/>
    </style:style>
    <style:style style:name="T157" style:family="text">
      <style:text-properties style:font-name="Arial1" fo:font-size="9.5pt" officeooo:rsid="01076ffe" style:font-size-asian="9.5pt" style:font-size-complex="9.5pt"/>
    </style:style>
    <style:style style:name="T158" style:family="text">
      <style:text-properties style:font-name="Arial1" fo:font-size="9.5pt" officeooo:rsid="010bf487" style:font-size-asian="9.5pt" style:font-size-complex="9.5pt"/>
    </style:style>
    <style:style style:name="T159" style:family="text">
      <style:text-properties style:font-name="Arial1" fo:font-size="9.5pt" officeooo:rsid="010d3f2d" style:font-size-asian="9.5pt" style:font-size-complex="9.5pt"/>
    </style:style>
    <style:style style:name="T160" style:family="text">
      <style:text-properties style:font-name="Arial1" fo:font-size="9.5pt" officeooo:rsid="010d5a70" style:font-size-asian="9.5pt" style:font-size-complex="9.5pt"/>
    </style:style>
    <style:style style:name="T161" style:family="text">
      <style:text-properties style:font-name="Arial1" fo:font-size="9.5pt" officeooo:rsid="010ef034" style:font-size-asian="9.5pt" style:font-size-complex="9.5pt"/>
    </style:style>
    <style:style style:name="T162" style:family="text">
      <style:text-properties style:font-name="Arial1" fo:font-size="9.5pt" officeooo:rsid="010f6912" style:font-size-asian="9.5pt" style:font-size-complex="9.5pt"/>
    </style:style>
    <style:style style:name="T163" style:family="text">
      <style:text-properties style:font-name="Arial1" fo:font-size="9.5pt" officeooo:rsid="010f6ccd" style:font-size-asian="9.5pt" style:font-size-complex="9.5pt"/>
    </style:style>
    <style:style style:name="T164" style:family="text">
      <style:text-properties style:font-name="Arial1" fo:font-size="9.5pt" officeooo:rsid="01107fd7" style:font-size-asian="9.5pt" style:font-size-complex="9.5pt"/>
    </style:style>
    <style:style style:name="T165" style:family="text">
      <style:text-properties style:font-name="Arial1" fo:font-size="9.5pt" officeooo:rsid="0112e3d7" style:font-size-asian="9.5pt" style:font-size-complex="9.5pt"/>
    </style:style>
    <style:style style:name="T166" style:family="text">
      <style:text-properties style:font-name="Arial1" fo:font-size="9.5pt" officeooo:rsid="0114ad89" style:font-size-asian="9.5pt" style:font-size-complex="9.5pt"/>
    </style:style>
    <style:style style:name="T167" style:family="text">
      <style:text-properties style:font-name="Arial1" fo:font-size="9.5pt" officeooo:rsid="001cce47" style:font-size-asian="9.5pt" style:font-size-complex="9.5pt"/>
    </style:style>
    <style:style style:name="T168" style:family="text">
      <style:text-properties style:font-name="Arial1" fo:font-size="9.5pt" officeooo:rsid="001f431e" style:font-size-asian="9.5pt" style:font-size-complex="9.5pt"/>
    </style:style>
    <style:style style:name="T169" style:family="text">
      <style:text-properties style:font-name="Arial1" fo:font-size="9.5pt" officeooo:rsid="011686a2" style:font-size-asian="9.5pt" style:font-size-complex="9.5pt"/>
    </style:style>
    <style:style style:name="T170" style:family="text">
      <style:text-properties style:font-name="Arial1" fo:font-size="9.5pt" officeooo:rsid="002cb983" style:font-size-asian="9.5pt" style:font-size-complex="9.5pt"/>
    </style:style>
    <style:style style:name="T171" style:family="text">
      <style:text-properties style:font-name="Arial1" fo:font-size="9.5pt" officeooo:rsid="01177e48" style:font-size-asian="9.5pt" style:font-size-complex="9.5pt"/>
    </style:style>
    <style:style style:name="T172" style:family="text">
      <style:text-properties style:font-name="Arial1" fo:font-size="9.5pt" officeooo:rsid="0118a62a" style:font-size-asian="9.5pt" style:font-size-complex="9.5pt"/>
    </style:style>
    <style:style style:name="T173" style:family="text">
      <style:text-properties style:font-name="Arial1" fo:font-size="9.5pt" officeooo:rsid="011acd8e" style:font-size-asian="9.5pt" style:font-size-complex="9.5pt"/>
    </style:style>
    <style:style style:name="T174" style:family="text">
      <style:text-properties style:font-name="Arial1" fo:font-size="9.5pt" officeooo:rsid="011b029f" style:font-size-asian="9.5pt" style:font-size-complex="9.5pt"/>
    </style:style>
    <style:style style:name="T175" style:family="text">
      <style:text-properties style:font-name="Arial1" fo:font-size="9.5pt" officeooo:rsid="011ca4c0" style:font-size-asian="9.5pt" style:font-size-complex="9.5pt"/>
    </style:style>
    <style:style style:name="T176" style:family="text">
      <style:text-properties style:font-name="Arial1" fo:font-size="9.5pt" officeooo:rsid="011d3387" style:font-size-asian="9.5pt" style:font-size-complex="9.5pt"/>
    </style:style>
    <style:style style:name="T177" style:family="text">
      <style:text-properties style:font-name="Arial1" fo:font-size="9.5pt" officeooo:rsid="011e0e41" style:font-size-asian="9.5pt" style:font-size-complex="9.5pt"/>
    </style:style>
    <style:style style:name="T178" style:family="text">
      <style:text-properties style:font-name="Arial1" fo:font-size="9.5pt" officeooo:rsid="011e830c" style:font-size-asian="9.5pt" style:font-size-complex="9.5pt"/>
    </style:style>
    <style:style style:name="T179" style:family="text">
      <style:text-properties style:font-name="Arial1" fo:font-size="9.5pt" officeooo:rsid="011ff292" style:font-size-asian="9.5pt" style:font-size-complex="9.5pt"/>
    </style:style>
    <style:style style:name="T180" style:family="text">
      <style:text-properties style:font-name="Arial1" fo:font-size="9.5pt" officeooo:rsid="01213806" style:font-size-asian="9.5pt" style:font-size-complex="9.5pt"/>
    </style:style>
    <style:style style:name="T181" style:family="text">
      <style:text-properties style:font-name="Arial1" fo:font-size="9.5pt" officeooo:rsid="01218023" style:font-size-asian="9.5pt" style:font-size-complex="9.5pt"/>
    </style:style>
    <style:style style:name="T182" style:family="text">
      <style:text-properties style:font-name="Arial1" fo:font-size="9.5pt" officeooo:rsid="01235fb9" style:font-size-asian="9.5pt" style:font-size-complex="9.5pt"/>
    </style:style>
    <style:style style:name="T183" style:family="text">
      <style:text-properties style:font-name="Arial1" fo:font-size="9.5pt" officeooo:rsid="01275aa2" style:font-size-asian="9.5pt" style:font-size-complex="9.5pt"/>
    </style:style>
    <style:style style:name="T184" style:family="text">
      <style:text-properties style:font-name="Arial1" fo:font-size="9.5pt" officeooo:rsid="01283c37" style:font-size-asian="9.5pt" style:font-size-complex="9.5pt"/>
    </style:style>
    <style:style style:name="T185" style:family="text">
      <style:text-properties style:font-name="Arial1" fo:font-size="9.5pt" officeooo:rsid="0128bac3" style:font-size-asian="9.5pt" style:font-size-complex="9.5pt"/>
    </style:style>
    <style:style style:name="T186" style:family="text">
      <style:text-properties style:font-name="Arial1" fo:font-size="9.5pt" officeooo:rsid="012a192e" style:font-size-asian="9.5pt" style:font-size-complex="9.5pt"/>
    </style:style>
    <style:style style:name="T187" style:family="text">
      <style:text-properties style:font-name="Arial1" fo:font-size="9.5pt" officeooo:rsid="012c18ca" style:font-size-asian="9.5pt" style:font-size-complex="9.5pt"/>
    </style:style>
    <style:style style:name="T188" style:family="text">
      <style:text-properties style:font-name="Arial1" fo:font-size="9.5pt" officeooo:rsid="012f3d80" style:font-size-asian="9.5pt" style:font-size-complex="9.5pt"/>
    </style:style>
    <style:style style:name="T189" style:family="text">
      <style:text-properties style:font-name="Arial1" fo:font-size="9.5pt" officeooo:rsid="01327d9f" style:font-size-asian="9.5pt" style:font-size-complex="9.5pt"/>
    </style:style>
    <style:style style:name="T190" style:family="text">
      <style:text-properties style:font-name="Arial1" fo:font-size="9.5pt" officeooo:rsid="0133f6d7" style:font-size-asian="9.5pt" style:font-size-complex="9.5pt"/>
    </style:style>
    <style:style style:name="T191" style:family="text">
      <style:text-properties style:font-name="Arial1" fo:font-size="9.5pt" officeooo:rsid="01359c46" style:font-size-asian="9.5pt" style:font-size-complex="9.5pt"/>
    </style:style>
    <style:style style:name="T192" style:family="text">
      <style:text-properties style:font-name="Arial1" fo:font-size="9.5pt" officeooo:rsid="013893ac" style:font-size-asian="9.5pt" style:font-size-complex="9.5pt"/>
    </style:style>
    <style:style style:name="T193" style:family="text">
      <style:text-properties style:font-name="Arial1" fo:font-size="9.5pt" officeooo:rsid="0138dabd" style:font-size-asian="9.5pt" style:font-size-complex="9.5pt"/>
    </style:style>
    <style:style style:name="T194" style:family="text">
      <style:text-properties style:font-name="Arial1" fo:font-size="9.5pt" officeooo:rsid="0138e308" style:font-size-asian="9.5pt" style:font-size-complex="9.5pt"/>
    </style:style>
    <style:style style:name="T195" style:family="text">
      <style:text-properties style:font-name="Arial1" fo:font-size="9.5pt" officeooo:rsid="013a5c15" style:font-size-asian="9.5pt" style:font-size-complex="9.5pt"/>
    </style:style>
    <style:style style:name="T196" style:family="text">
      <style:text-properties style:font-name="Arial1" fo:font-size="9.5pt" officeooo:rsid="013d07c2" style:font-size-asian="9.5pt" style:font-size-complex="9.5pt"/>
    </style:style>
    <style:style style:name="T197" style:family="text">
      <style:text-properties style:font-name="Arial1" fo:font-size="9.5pt" officeooo:rsid="013e6333" style:font-size-asian="9.5pt" style:font-size-complex="9.5pt"/>
    </style:style>
    <style:style style:name="T198" style:family="text">
      <style:text-properties style:font-name="Arial1" fo:font-size="9.5pt" officeooo:rsid="013eef23" style:font-size-asian="9.5pt" style:font-size-complex="9.5pt"/>
    </style:style>
    <style:style style:name="T199" style:family="text">
      <style:text-properties style:font-name="Arial1" fo:font-size="9.5pt" officeooo:rsid="01403eba" style:font-size-asian="9.5pt" style:font-size-complex="9.5pt"/>
    </style:style>
    <style:style style:name="T200" style:family="text">
      <style:text-properties style:font-name="Arial1" fo:font-size="9.5pt" officeooo:rsid="01405ab5" style:font-size-asian="9.5pt" style:font-size-complex="9.5pt"/>
    </style:style>
    <style:style style:name="T201" style:family="text">
      <style:text-properties style:font-name="Arial1" fo:font-size="9.5pt" officeooo:rsid="014406f9" style:font-size-asian="9.5pt" style:font-size-complex="9.5pt"/>
    </style:style>
    <style:style style:name="T202" style:family="text">
      <style:text-properties style:font-name="Arial1" fo:font-size="9.5pt" officeooo:rsid="0142eb5e" style:font-size-asian="9.5pt" style:font-size-complex="9.5pt"/>
    </style:style>
    <style:style style:name="T203" style:family="text">
      <style:text-properties style:font-name="Arial1" fo:font-size="9.5pt" officeooo:rsid="01464793" style:font-size-asian="9.5pt" style:font-size-complex="9.5pt"/>
    </style:style>
    <style:style style:name="T204" style:family="text">
      <style:text-properties style:font-name="Arial1" fo:font-size="9.5pt" officeooo:rsid="014e9081" style:font-size-asian="9.5pt" style:font-size-complex="9.5pt"/>
    </style:style>
    <style:style style:name="T205" style:family="text">
      <style:text-properties style:font-name="Arial1" fo:font-size="9.5pt" officeooo:rsid="014f8689" style:font-size-asian="9.5pt" style:font-size-complex="9.5pt"/>
    </style:style>
    <style:style style:name="T206" style:family="text">
      <style:text-properties style:font-name="Arial1" fo:font-size="9.5pt" officeooo:rsid="01506b51" style:font-size-asian="9.5pt" style:font-size-complex="9.5pt"/>
    </style:style>
    <style:style style:name="T207" style:family="text">
      <style:text-properties style:font-name="Arial1" fo:font-size="9.5pt" officeooo:rsid="014e6678" style:font-size-asian="9.5pt" style:font-size-complex="9.5pt"/>
    </style:style>
    <style:style style:name="T208" style:family="text">
      <style:text-properties style:font-name="Arial1" fo:font-size="9.5pt" officeooo:rsid="01510c71" style:font-size-asian="9.5pt" style:font-size-complex="9.5pt"/>
    </style:style>
    <style:style style:name="T209" style:family="text">
      <style:text-properties style:font-name="Arial1" fo:font-size="9.5pt" officeooo:rsid="0153fe94" style:font-size-asian="9.5pt" style:font-size-complex="9.5pt"/>
    </style:style>
    <style:style style:name="T210" style:family="text">
      <style:text-properties style:font-name="Arial1" fo:font-size="9.5pt" officeooo:rsid="000359a7" style:font-size-asian="9.5pt" style:font-size-complex="9.5pt"/>
    </style:style>
    <style:style style:name="T211" style:family="text">
      <style:text-properties style:font-name="Arial1" fo:font-size="9.5pt" officeooo:rsid="00055785" style:font-size-asian="9.5pt" style:font-size-complex="9.5pt"/>
    </style:style>
    <style:style style:name="T212" style:family="text">
      <style:text-properties style:font-name="Arial1" fo:font-size="9.5pt" officeooo:rsid="0156c482" style:font-size-asian="9.5pt" style:font-size-complex="9.5pt"/>
    </style:style>
    <style:style style:name="T213" style:family="text">
      <style:text-properties style:font-name="Arial1" fo:font-size="9.5pt" officeooo:rsid="0158470e" style:font-size-asian="9.5pt" style:font-size-complex="9.5pt"/>
    </style:style>
    <style:style style:name="T214" style:family="text">
      <style:text-properties style:font-name="Arial1" fo:font-size="9.5pt" officeooo:rsid="0158d603" style:font-size-asian="9.5pt" style:font-size-complex="9.5pt"/>
    </style:style>
    <style:style style:name="T215" style:family="text">
      <style:text-properties style:font-name="Arial1" fo:font-size="9.5pt" officeooo:rsid="015bc8ae" style:font-size-asian="9.5pt" style:font-size-complex="9.5pt"/>
    </style:style>
    <style:style style:name="T216" style:family="text">
      <style:text-properties style:font-name="Arial1" fo:font-size="9.5pt" officeooo:rsid="015c52da" style:font-size-asian="9.5pt" style:font-size-complex="9.5pt"/>
    </style:style>
    <style:style style:name="T217" style:family="text">
      <style:text-properties style:font-name="Arial1" fo:font-size="9.5pt" officeooo:rsid="015cf8de" style:font-size-asian="9.5pt" style:font-size-complex="9.5pt"/>
    </style:style>
    <style:style style:name="T218" style:family="text">
      <style:text-properties style:font-name="Arial1" fo:font-size="9.5pt" officeooo:rsid="015cfbbb" style:font-size-asian="9.5pt" style:font-size-complex="9.5pt"/>
    </style:style>
    <style:style style:name="T219" style:family="text">
      <style:text-properties style:font-name="Arial1" fo:font-size="9.5pt" officeooo:rsid="015dcb4a" style:font-size-asian="9.5pt" style:font-size-complex="9.5pt"/>
    </style:style>
    <style:style style:name="T220" style:family="text">
      <style:text-properties style:font-name="Arial1" fo:font-size="9.5pt" officeooo:rsid="015f0a6a" style:font-size-asian="9.5pt" style:font-size-complex="9.5pt"/>
    </style:style>
    <style:style style:name="T221" style:family="text">
      <style:text-properties style:font-name="Arial1" fo:font-size="9.5pt" officeooo:rsid="01624f04" style:font-size-asian="9.5pt" style:font-size-complex="9.5pt"/>
    </style:style>
    <style:style style:name="T222" style:family="text">
      <style:text-properties style:font-name="Arial1" fo:font-size="9.5pt" officeooo:rsid="0162f1c0" style:font-size-asian="9.5pt" style:font-size-complex="9.5pt"/>
    </style:style>
    <style:style style:name="T223" style:family="text">
      <style:text-properties style:font-name="Arial1" fo:font-size="9.5pt" officeooo:rsid="0164c09d" style:font-size-asian="9.5pt" style:font-size-complex="9.5pt"/>
    </style:style>
    <style:style style:name="T224" style:family="text">
      <style:text-properties style:font-name="Arial1" fo:font-size="9.5pt" officeooo:rsid="0165d006" style:font-size-asian="9.5pt" style:font-size-complex="9.5pt"/>
    </style:style>
    <style:style style:name="T225" style:family="text">
      <style:text-properties style:font-name="Arial1" fo:font-size="9.5pt" officeooo:rsid="0167c503" style:font-size-asian="9.5pt" style:font-size-complex="9.5pt"/>
    </style:style>
    <style:style style:name="T226" style:family="text">
      <style:text-properties style:font-name="Arial1" fo:font-size="9.5pt" officeooo:rsid="0169c40f" style:font-size-asian="9.5pt" style:font-size-complex="9.5pt"/>
    </style:style>
    <style:style style:name="T227" style:family="text">
      <style:text-properties style:font-name="Arial1" fo:font-size="9.5pt" officeooo:rsid="016b4f57" style:font-size-asian="9.5pt" style:font-size-complex="9.5pt"/>
    </style:style>
    <style:style style:name="T228" style:family="text">
      <style:text-properties style:font-name="Arial1" fo:font-size="9.5pt" officeooo:rsid="016c05c1" style:font-size-asian="9.5pt" style:font-size-complex="9.5pt"/>
    </style:style>
    <style:style style:name="T229" style:family="text">
      <style:text-properties style:font-name="Arial1" fo:font-size="9.5pt" officeooo:rsid="016c210a" style:font-size-asian="9.5pt" style:font-size-complex="9.5pt"/>
    </style:style>
    <style:style style:name="T230" style:family="text">
      <style:text-properties style:font-name="Arial1" fo:font-size="9.5pt" officeooo:rsid="016d7bd9" style:font-size-asian="9.5pt" style:font-size-complex="9.5pt"/>
    </style:style>
    <style:style style:name="T231" style:family="text">
      <style:text-properties style:font-name="Arial1" fo:font-size="9.5pt" officeooo:rsid="016f00c8" style:font-size-asian="9.5pt" style:font-size-complex="9.5pt"/>
    </style:style>
    <style:style style:name="T232" style:family="text">
      <style:text-properties style:font-name="Arial1" fo:font-size="9.5pt" officeooo:rsid="016fc2e7" style:font-size-asian="9.5pt" style:font-size-complex="9.5pt"/>
    </style:style>
    <style:style style:name="T233" style:family="text">
      <style:text-properties style:font-name="Arial1" fo:font-size="9.5pt" officeooo:rsid="0171a4db" style:font-size-asian="9.5pt" style:font-size-complex="9.5pt"/>
    </style:style>
    <style:style style:name="T234" style:family="text">
      <style:text-properties style:font-name="Arial1" fo:font-size="9.5pt" officeooo:rsid="0171feab" style:font-size-asian="9.5pt" style:font-size-complex="9.5pt"/>
    </style:style>
    <style:style style:name="T235" style:family="text">
      <style:text-properties style:font-name="Arial1" fo:font-size="9.5pt" officeooo:rsid="01745943" style:font-size-asian="9.5pt" style:font-size-complex="9.5pt"/>
    </style:style>
    <style:style style:name="T236" style:family="text">
      <style:text-properties style:font-name="Arial1" fo:font-size="9.5pt" officeooo:rsid="0174984f" style:font-size-asian="9.5pt" style:font-size-complex="9.5pt"/>
    </style:style>
    <style:style style:name="T237" style:family="text">
      <style:text-properties style:font-name="Arial1" fo:font-size="9.5pt" officeooo:rsid="017d1f4e" style:font-size-asian="9.5pt" style:font-size-complex="9.5pt"/>
    </style:style>
    <style:style style:name="T238" style:family="text">
      <style:text-properties style:font-name="Arial1" fo:font-size="9.5pt" officeooo:rsid="017e6e8b" style:font-size-asian="9.5pt" style:font-size-complex="9.5pt"/>
    </style:style>
    <style:style style:name="T239" style:family="text">
      <style:text-properties style:font-name="Arial1" fo:font-size="9.5pt" officeooo:rsid="01800d8a" style:font-size-asian="9.5pt" style:font-size-complex="9.5pt"/>
    </style:style>
    <style:style style:name="T240" style:family="text">
      <style:text-properties style:font-name="Arial1" fo:font-size="9.5pt" officeooo:rsid="0182cf59" style:font-size-asian="9.5pt" style:font-size-complex="9.5pt"/>
    </style:style>
    <style:style style:name="T241" style:family="text">
      <style:text-properties style:font-name="Arial1" fo:font-size="9.5pt" officeooo:rsid="0182d5c9" style:font-size-asian="9.5pt" style:font-size-complex="9.5pt"/>
    </style:style>
    <style:style style:name="T242" style:family="text">
      <style:text-properties style:font-name="Arial1" fo:font-size="9.5pt" officeooo:rsid="018844e2" style:font-size-asian="9.5pt" style:font-size-complex="9.5pt"/>
    </style:style>
    <style:style style:name="T243" style:family="text">
      <style:text-properties style:font-name="Arial1" fo:font-size="9.5pt" officeooo:rsid="0189d3bb" style:font-size-asian="9.5pt" style:font-size-complex="9.5pt"/>
    </style:style>
    <style:style style:name="T244" style:family="text">
      <style:text-properties style:font-name="Arial1" fo:font-size="9.5pt" officeooo:rsid="018bcc7e" style:font-size-asian="9.5pt" style:font-size-complex="9.5pt"/>
    </style:style>
    <style:style style:name="T245" style:family="text">
      <style:text-properties style:font-name="Arial1" fo:font-size="9.5pt" officeooo:rsid="018cc000" style:font-size-asian="9.5pt" style:font-size-complex="9.5pt"/>
    </style:style>
    <style:style style:name="T246" style:family="text">
      <style:text-properties style:font-name="Arial1" fo:font-size="9.5pt" officeooo:rsid="018e9a71" style:font-size-asian="9.5pt" style:font-size-complex="9.5pt"/>
    </style:style>
    <style:style style:name="T247" style:family="text">
      <style:text-properties style:font-name="Arial1" fo:font-size="9.5pt" officeooo:rsid="018fe6d8" style:font-size-asian="9.5pt" style:font-size-complex="9.5pt"/>
    </style:style>
    <style:style style:name="T248" style:family="text">
      <style:text-properties style:font-name="Arial1" fo:font-size="9.5pt" officeooo:rsid="0190b21a" style:font-size-asian="9.5pt" style:font-size-complex="9.5pt"/>
    </style:style>
    <style:style style:name="T249" style:family="text">
      <style:text-properties style:font-name="Arial1" fo:font-size="9.5pt" officeooo:rsid="0195930a" style:font-size-asian="9.5pt" style:font-size-complex="9.5pt"/>
    </style:style>
    <style:style style:name="T250" style:family="text">
      <style:text-properties style:font-name="Arial1" fo:font-size="9.5pt" officeooo:rsid="0196465b" style:font-size-asian="9.5pt" style:font-size-complex="9.5pt"/>
    </style:style>
    <style:style style:name="T251" style:family="text">
      <style:text-properties style:font-name="Arial1" fo:font-size="9.5pt" officeooo:rsid="0198b0c8" style:font-size-asian="9.5pt" style:font-size-complex="9.5pt"/>
    </style:style>
    <style:style style:name="T252" style:family="text">
      <style:text-properties style:font-name="Arial1" fo:font-size="9.5pt" officeooo:rsid="019aa0a2" style:font-size-asian="9.5pt" style:font-size-complex="9.5pt"/>
    </style:style>
    <style:style style:name="T253" style:family="text">
      <style:text-properties style:font-name="Arial1" fo:font-size="9.5pt" officeooo:rsid="019c9419" style:font-size-asian="9.5pt" style:font-size-complex="9.5pt"/>
    </style:style>
    <style:style style:name="T254" style:family="text">
      <style:text-properties style:font-name="Arial1" fo:font-size="9.5pt" officeooo:rsid="019dfcc8" style:font-size-asian="9.5pt" style:font-size-complex="9.5pt"/>
    </style:style>
    <style:style style:name="T255" style:family="text">
      <style:text-properties style:font-name="Arial1" fo:font-size="9.5pt" officeooo:rsid="019eb775" style:font-size-asian="9.5pt" style:font-size-complex="9.5pt"/>
    </style:style>
    <style:style style:name="T256" style:family="text">
      <style:text-properties style:font-name="Arial1" fo:font-size="9.5pt" officeooo:rsid="01a09c96" style:font-size-asian="9.5pt" style:font-size-complex="9.5pt"/>
    </style:style>
    <style:style style:name="T257" style:family="text">
      <style:text-properties style:font-name="Arial1" fo:font-size="9.5pt" officeooo:rsid="01a0e50a" style:font-size-asian="9.5pt" style:font-size-complex="9.5pt"/>
    </style:style>
    <style:style style:name="T258" style:family="text">
      <style:text-properties style:font-name="Arial1" fo:font-size="9.5pt" officeooo:rsid="01a2f3a3" style:font-size-asian="9.5pt" style:font-size-complex="9.5pt"/>
    </style:style>
    <style:style style:name="T259" style:family="text">
      <style:text-properties style:font-name="Arial1" fo:font-size="9.5pt" officeooo:rsid="01a3f9ac" style:font-size-asian="9.5pt" style:font-size-complex="9.5pt"/>
    </style:style>
    <style:style style:name="T260" style:family="text">
      <style:text-properties style:font-name="Arial1" fo:font-size="9.5pt" officeooo:rsid="01a50ef8" style:font-size-asian="9.5pt" style:font-size-complex="9.5pt"/>
    </style:style>
    <style:style style:name="T261" style:family="text">
      <style:text-properties style:font-name="Arial1" fo:font-size="9.5pt" officeooo:rsid="01a819bd" style:font-size-asian="9.5pt" style:font-size-complex="9.5pt"/>
    </style:style>
    <style:style style:name="T262" style:family="text">
      <style:text-properties style:font-name="Arial1" fo:font-size="9.5pt" officeooo:rsid="01aaacf1" style:font-size-asian="9.5pt" style:font-size-complex="9.5pt"/>
    </style:style>
    <style:style style:name="T263" style:family="text">
      <style:text-properties style:font-name="Arial1" fo:font-size="9.5pt" officeooo:rsid="01abff3d" style:font-size-asian="9.5pt" style:font-size-complex="9.5pt"/>
    </style:style>
    <style:style style:name="T264" style:family="text">
      <style:text-properties style:font-name="Arial1" fo:font-size="9.5pt" officeooo:rsid="01ad38b3" style:font-size-asian="9.5pt" style:font-size-complex="9.5pt"/>
    </style:style>
    <style:style style:name="T265" style:family="text">
      <style:text-properties style:font-name="Arial1" fo:font-size="9.5pt" officeooo:rsid="01af1705" style:font-size-asian="9.5pt" style:font-size-complex="9.5pt"/>
    </style:style>
    <style:style style:name="T266" style:family="text">
      <style:text-properties style:font-name="Arial1" fo:font-size="9.5pt" officeooo:rsid="01afa5dc" style:font-size-asian="9.5pt" style:font-size-complex="9.5pt"/>
    </style:style>
    <style:style style:name="T267" style:family="text">
      <style:text-properties style:font-name="Arial1" fo:font-size="9.5pt" officeooo:rsid="01b09f65" style:font-size-asian="9.5pt" style:font-size-complex="9.5pt"/>
    </style:style>
    <style:style style:name="T268" style:family="text">
      <style:text-properties style:font-name="Arial1" fo:font-size="9.5pt" officeooo:rsid="01b0d1e2" style:font-size-asian="9.5pt" style:font-size-complex="9.5pt"/>
    </style:style>
    <style:style style:name="T269" style:family="text">
      <style:text-properties style:font-name="Arial1" fo:font-size="9.5pt" officeooo:rsid="01b120ba" style:font-size-asian="9.5pt" style:font-size-complex="9.5pt"/>
    </style:style>
    <style:style style:name="T270" style:family="text">
      <style:text-properties style:font-name="Arial1" fo:font-size="9.5pt" officeooo:rsid="01b1af35" style:font-size-asian="9.5pt" style:font-size-complex="9.5pt"/>
    </style:style>
    <style:style style:name="T271" style:family="text">
      <style:text-properties style:font-name="Arial1" fo:font-size="9.5pt" officeooo:rsid="01b35026" style:font-size-asian="9.5pt" style:font-size-complex="9.5pt"/>
    </style:style>
    <style:style style:name="T272" style:family="text">
      <style:text-properties style:font-name="Arial1" fo:font-size="9.5pt" officeooo:rsid="01b68f94" style:font-size-asian="9.5pt" style:font-size-complex="9.5pt"/>
    </style:style>
    <style:style style:name="T273" style:family="text">
      <style:text-properties style:font-name="Arial1" fo:font-size="9.5pt" officeooo:rsid="01b8c115" style:font-size-asian="9.5pt" style:font-size-complex="9.5pt"/>
    </style:style>
    <style:style style:name="T274" style:family="text">
      <style:text-properties style:font-name="Arial1" fo:font-size="9.5pt" officeooo:rsid="01b94498" style:font-size-asian="9.5pt" style:font-size-complex="9.5pt"/>
    </style:style>
    <style:style style:name="T275" style:family="text">
      <style:text-properties style:font-name="Arial1" fo:font-size="9.5pt" officeooo:rsid="01bdd98e" style:font-size-asian="9.5pt" style:font-size-complex="9.5pt"/>
    </style:style>
    <style:style style:name="T276" style:family="text">
      <style:text-properties style:font-name="Arial1" fo:font-size="9.5pt" officeooo:rsid="01bf60a0" style:font-size-asian="9.5pt" style:font-size-complex="9.5pt"/>
    </style:style>
    <style:style style:name="T277" style:family="text">
      <style:text-properties style:font-name="Arial1" fo:font-size="9.5pt" officeooo:rsid="01bfd11e" style:font-size-asian="9.5pt" style:font-size-complex="9.5pt"/>
    </style:style>
    <style:style style:name="T278" style:family="text">
      <style:text-properties style:font-name="Arial1" fo:font-size="9.5pt" officeooo:rsid="01bfd4d8" style:font-size-asian="9.5pt" style:font-size-complex="9.5pt"/>
    </style:style>
    <style:style style:name="T279" style:family="text">
      <style:text-properties style:font-name="Arial1" fo:font-size="9.5pt" officeooo:rsid="01bff72c" style:font-size-asian="9.5pt" style:font-size-complex="9.5pt"/>
    </style:style>
    <style:style style:name="T280" style:family="text">
      <style:text-properties style:font-name="Arial1" fo:font-size="9.5pt" officeooo:rsid="00077eaf" style:font-size-asian="9.5pt" style:font-size-complex="9.5pt"/>
    </style:style>
    <style:style style:name="T281" style:family="text">
      <style:text-properties style:font-name="Arial1" fo:font-size="9.5pt" officeooo:rsid="01c1e5aa" style:font-size-asian="9.5pt" style:font-size-complex="9.5pt"/>
    </style:style>
    <style:style style:name="T282" style:family="text">
      <style:text-properties style:font-name="Arial1" fo:font-size="9.5pt" officeooo:rsid="01c475f5" style:font-size-asian="9.5pt" style:font-size-complex="9.5pt"/>
    </style:style>
    <style:style style:name="T283" style:family="text">
      <style:text-properties style:font-name="Arial1" fo:font-size="9.5pt" officeooo:rsid="0014e48f" style:font-size-asian="9.5pt" style:font-size-complex="9.5pt"/>
    </style:style>
    <style:style style:name="T284" style:family="text">
      <style:text-properties style:font-name="Arial1" fo:font-size="9.5pt" officeooo:rsid="000d6192" style:font-size-asian="9.5pt" style:font-size-complex="9.5pt"/>
    </style:style>
    <style:style style:name="T285" style:family="text">
      <style:text-properties style:font-name="Arial1" fo:font-size="9.5pt" officeooo:rsid="00163dd2" style:font-size-asian="9.5pt" style:font-size-complex="9.5pt"/>
    </style:style>
    <style:style style:name="T286" style:family="text">
      <style:text-properties style:font-name="Arial1" fo:font-size="9.5pt" officeooo:rsid="0017aa3d" style:font-size-asian="9.5pt" style:font-size-complex="9.5pt"/>
    </style:style>
    <style:style style:name="T287" style:family="text">
      <style:text-properties style:font-name="Arial1" fo:font-size="9.5pt" officeooo:rsid="00170315" style:font-size-asian="9.5pt" style:font-size-complex="9.5pt"/>
    </style:style>
    <style:style style:name="T288" style:family="text">
      <style:text-properties style:font-name="Arial1" fo:font-size="9.5pt" officeooo:rsid="01cb8ead" style:font-size-asian="9.5pt" style:font-size-complex="9.5pt"/>
    </style:style>
    <style:style style:name="T289" style:family="text">
      <style:text-properties style:font-name="Arial1" fo:font-size="9.5pt" officeooo:rsid="00199192" style:font-size-asian="9.5pt" style:font-size-complex="9.5pt"/>
    </style:style>
    <style:style style:name="T290" style:family="text">
      <style:text-properties style:font-name="Arial1" fo:font-size="9.5pt" officeooo:rsid="001a6b4d" style:font-size-asian="9.5pt" style:font-size-complex="9.5pt"/>
    </style:style>
    <style:style style:name="T291" style:family="text">
      <style:text-properties style:font-name="Arial1" fo:font-size="9.5pt" officeooo:rsid="003725ac" style:font-size-asian="9.5pt" style:font-size-complex="9.5pt"/>
    </style:style>
    <style:style style:name="T292" style:family="text">
      <style:text-properties style:font-name="Arial1" fo:font-size="9.5pt" officeooo:rsid="01cc2305" style:font-size-asian="9.5pt" style:font-size-complex="9.5pt"/>
    </style:style>
    <style:style style:name="T293" style:family="text">
      <style:text-properties style:font-name="Arial1" fo:font-size="9.5pt" officeooo:rsid="01cdaddf" style:font-size-asian="9.5pt" style:font-size-complex="9.5pt"/>
    </style:style>
    <style:style style:name="T294" style:family="text">
      <style:text-properties style:font-name="Arial1" fo:font-size="9.5pt" officeooo:rsid="01cee62d" style:font-size-asian="9.5pt" style:font-size-complex="9.5pt"/>
    </style:style>
    <style:style style:name="T295" style:family="text">
      <style:text-properties style:font-name="Arial1" fo:font-size="9.5pt" officeooo:rsid="00d64c51" style:font-size-asian="9.5pt" style:font-size-complex="9.5pt"/>
    </style:style>
    <style:style style:name="T296" style:family="text">
      <style:text-properties style:font-name="Arial1" fo:font-size="9.5pt" officeooo:rsid="01d03b1f" style:font-size-asian="9.5pt" style:font-size-complex="9.5pt"/>
    </style:style>
    <style:style style:name="T297" style:family="text">
      <style:text-properties style:font-name="Arial1" fo:font-size="9.5pt" officeooo:rsid="01d132a2" style:font-size-asian="9.5pt" style:font-size-complex="9.5pt"/>
    </style:style>
    <style:style style:name="T298" style:family="text">
      <style:text-properties style:font-name="Arial1" fo:font-size="9.5pt" officeooo:rsid="01249086" style:font-size-asian="9.5pt" style:font-size-complex="9.5pt"/>
    </style:style>
    <style:style style:name="T299" style:family="text">
      <style:text-properties style:font-name="Arial1" fo:font-size="9.5pt" officeooo:rsid="0174e5c3" style:font-size-asian="9.5pt" style:font-size-complex="9.5pt"/>
    </style:style>
    <style:style style:name="T300" style:family="text">
      <style:text-properties style:font-name="Arial1" fo:font-size="9.5pt" officeooo:rsid="0174f459" style:font-size-asian="9.5pt" style:font-size-complex="9.5pt"/>
    </style:style>
    <style:style style:name="T301" style:family="text">
      <style:text-properties style:font-name="Arial1" fo:font-size="9.5pt" officeooo:rsid="0175e753" style:font-size-asian="9.5pt" style:font-size-complex="9.5pt"/>
    </style:style>
    <style:style style:name="T302" style:family="text">
      <style:text-properties style:font-name="Arial1" fo:font-size="9.5pt" officeooo:rsid="017923b0" style:font-size-asian="9.5pt" style:font-size-complex="9.5pt"/>
    </style:style>
    <style:style style:name="T303" style:family="text">
      <style:text-properties style:font-name="Arial1" fo:font-size="9.5pt" officeooo:rsid="0177457e" style:font-size-asian="9.5pt" style:font-size-complex="9.5pt"/>
    </style:style>
    <style:style style:name="T304" style:family="text">
      <style:text-properties style:font-name="Arial1" fo:font-size="9.5pt" officeooo:rsid="017a0ada" style:font-size-asian="9.5pt" style:font-size-complex="9.5pt"/>
    </style:style>
    <style:style style:name="T305" style:family="text">
      <style:text-properties style:font-name="Arial1" fo:font-size="9.5pt" officeooo:rsid="017b29d8" style:font-size-asian="9.5pt" style:font-size-complex="9.5pt"/>
    </style:style>
    <style:style style:name="T306" style:family="text">
      <style:text-properties style:font-name="Arial1" fo:font-size="9.5pt" officeooo:rsid="0182d29a" style:font-size-asian="9.5pt" style:font-size-complex="9.5pt"/>
    </style:style>
    <style:style style:name="T307" style:family="text">
      <style:text-properties style:font-name="Arial1" fo:font-size="9.5pt" officeooo:rsid="01d1c56b" style:font-size-asian="9.5pt" style:font-size-complex="9.5pt"/>
    </style:style>
    <style:style style:name="T308" style:family="text">
      <style:text-properties style:font-name="Arial1" fo:font-size="9.5pt" officeooo:rsid="01d41c4e" style:font-size-asian="9.5pt" style:font-size-complex="9.5pt"/>
    </style:style>
    <style:style style:name="T309" style:family="text">
      <style:text-properties style:font-name="Arial1" fo:font-size="9.5pt" officeooo:rsid="01d6cd73" style:font-size-asian="9.5pt" style:font-size-complex="9.5pt"/>
    </style:style>
    <style:style style:name="T310" style:family="text">
      <style:text-properties style:font-name="Arial1" fo:font-size="9.5pt" officeooo:rsid="01d75f2e" style:font-size-asian="9.5pt" style:font-size-complex="9.5pt"/>
    </style:style>
    <style:style style:name="T311" style:family="text">
      <style:text-properties style:font-name="Arial1" fo:font-size="9.5pt" officeooo:rsid="010a81d1" style:font-size-asian="9.5pt" style:font-size-complex="9.5pt"/>
    </style:style>
    <style:style style:name="T312" style:family="text">
      <style:text-properties style:font-name="Arial1" fo:font-size="9.5pt" officeooo:rsid="00276b03" style:font-size-asian="9.5pt" style:font-size-complex="9.5pt"/>
    </style:style>
    <style:style style:name="T313" style:family="text">
      <style:text-properties style:font-name="Arial1" fo:font-size="9.5pt" officeooo:rsid="00085372" style:font-size-asian="9.5pt" style:font-size-complex="9.5pt"/>
    </style:style>
    <style:style style:name="T314" style:family="text">
      <style:text-properties style:font-name="Arial1" fo:font-size="9.5pt" officeooo:rsid="000c2318" style:font-size-asian="9.5pt" style:font-size-complex="9.5pt"/>
    </style:style>
    <style:style style:name="T315" style:family="text">
      <style:text-properties style:font-name="Arial1" fo:font-size="9.5pt" officeooo:rsid="0012a14d" style:font-size-asian="9.5pt" style:font-size-complex="9.5pt"/>
    </style:style>
    <style:style style:name="T316" style:family="text">
      <style:text-properties style:font-name="Arial1" fo:font-size="9.5pt" officeooo:rsid="000ef2c1" style:font-size-asian="9.5pt" style:font-size-complex="9.5pt"/>
    </style:style>
    <style:style style:name="T317" style:family="text">
      <style:text-properties style:font-name="Arial1" fo:font-size="9.5pt" officeooo:rsid="00290f84" style:font-size-asian="9.5pt" style:font-size-complex="9.5pt"/>
    </style:style>
    <style:style style:name="T318" style:family="text">
      <style:text-properties style:font-name="Arial1" fo:font-size="9.5pt" officeooo:rsid="01d8cfcb" style:font-size-asian="9.5pt" style:font-size-complex="9.5pt"/>
    </style:style>
    <style:style style:name="T319" style:family="text">
      <style:text-properties style:font-name="Arial1" fo:font-size="9.5pt" officeooo:rsid="01d95122" style:font-size-asian="9.5pt" style:font-size-complex="9.5pt"/>
    </style:style>
    <style:style style:name="T320" style:family="text">
      <style:text-properties style:font-name="Arial1" fo:font-size="9.5pt" officeooo:rsid="01da9eb6" style:font-size-asian="9.5pt" style:font-size-complex="9.5pt"/>
    </style:style>
    <style:style style:name="T321" style:family="text">
      <style:text-properties style:font-name="Arial1" fo:font-size="9.5pt" officeooo:rsid="00c8feed" style:font-size-asian="9.5pt" style:font-size-complex="9.5pt"/>
    </style:style>
    <style:style style:name="T322" style:family="text">
      <style:text-properties style:font-name="Arial1" fo:font-size="9.5pt" officeooo:rsid="01db53ea" style:font-size-asian="9.5pt" style:font-size-complex="9.5pt"/>
    </style:style>
    <style:style style:name="T323" style:family="text">
      <style:text-properties style:font-name="Arial1" fo:font-size="9.5pt" officeooo:rsid="014c5dea" style:font-size-asian="9.5pt" style:font-size-complex="9.5pt"/>
    </style:style>
    <style:style style:name="T324" style:family="text">
      <style:text-properties style:font-name="Arial1" fo:font-size="9.5pt" officeooo:rsid="014d0ec8" style:font-size-asian="9.5pt" style:font-size-complex="9.5pt"/>
    </style:style>
    <style:style style:name="T325" style:family="text">
      <style:text-properties style:font-name="Arial1" fo:font-size="9.5pt" officeooo:rsid="014d211a" style:font-size-asian="9.5pt" style:font-size-complex="9.5pt"/>
    </style:style>
    <style:style style:name="T326" style:family="text">
      <style:text-properties style:font-name="Arial1" fo:font-size="9.5pt" officeooo:rsid="01dce7b4" style:font-size-asian="9.5pt" style:font-size-complex="9.5pt"/>
    </style:style>
    <style:style style:name="T327" style:family="text">
      <style:text-properties style:font-name="Arial1" fo:font-size="9.5pt" officeooo:rsid="01ddd3ca" style:font-size-asian="9.5pt" style:font-size-complex="9.5pt"/>
    </style:style>
    <style:style style:name="T328" style:family="text">
      <style:text-properties style:font-name="Arial1" fo:font-size="9.5pt" officeooo:rsid="01e12ab6" style:font-size-asian="9.5pt" style:font-size-complex="9.5pt"/>
    </style:style>
    <style:style style:name="T329" style:family="text">
      <style:text-properties style:font-name="Arial1" fo:font-size="9.5pt" officeooo:rsid="01e22c4c" style:font-size-asian="9.5pt" style:font-size-complex="9.5pt"/>
    </style:style>
    <style:style style:name="T330" style:family="text">
      <style:text-properties style:font-name="Arial1" fo:font-size="9.5pt" officeooo:rsid="01e3f493" style:font-size-asian="9.5pt" style:font-size-complex="9.5pt"/>
    </style:style>
    <style:style style:name="T331" style:family="text">
      <style:text-properties style:font-name="Arial1" fo:font-size="9.5pt" officeooo:rsid="01e5f945" style:font-size-asian="9.5pt" style:font-size-complex="9.5pt"/>
    </style:style>
    <style:style style:name="T332" style:family="text">
      <style:text-properties style:font-name="Arial1" fo:font-size="9.5pt" officeooo:rsid="001f5d69" style:font-size-asian="9.5pt" style:font-size-complex="9.5pt"/>
    </style:style>
    <style:style style:name="T333" style:family="text">
      <style:text-properties style:font-name="Arial1" fo:font-size="9.5pt" officeooo:rsid="0030d50e" style:font-size-asian="9.5pt" style:font-size-complex="9.5pt"/>
    </style:style>
    <style:style style:name="T334" style:family="text">
      <style:text-properties style:font-name="Arial1" fo:font-size="9.5pt" officeooo:rsid="00215571" style:font-size-asian="9.5pt" style:font-size-complex="9.5pt"/>
    </style:style>
    <style:style style:name="T335" style:family="text">
      <style:text-properties style:font-name="Arial1" fo:font-size="9.5pt" officeooo:rsid="01e7a1a1" style:font-size-asian="9.5pt" style:font-size-complex="9.5pt"/>
    </style:style>
    <style:style style:name="T336" style:family="text">
      <style:text-properties style:font-name="Arial1" fo:font-size="9.5pt" officeooo:rsid="01ea3cbb" style:font-size-asian="9.5pt" style:font-size-complex="9.5pt"/>
    </style:style>
    <style:style style:name="T337" style:family="text">
      <style:text-properties style:font-name="Arial1" fo:font-size="9.5pt" officeooo:rsid="01ec2d6b" style:font-size-asian="9.5pt" style:font-size-complex="9.5pt"/>
    </style:style>
    <style:style style:name="T338" style:family="text">
      <style:text-properties style:font-name="Arial1" fo:font-size="9.5pt" officeooo:rsid="01f2a4ae" style:font-size-asian="9.5pt" style:font-size-complex="9.5pt"/>
    </style:style>
    <style:style style:name="T339" style:family="text">
      <style:text-properties style:font-name="Arial1" fo:font-size="9.5pt" officeooo:rsid="01f4c219" style:font-size-asian="9.5pt" style:font-size-complex="9.5pt"/>
    </style:style>
    <style:style style:name="T340" style:family="text">
      <style:text-properties style:font-name="Arial1" fo:font-size="9.5pt" officeooo:rsid="01f503c7" style:font-size-asian="9.5pt" style:font-size-complex="9.5pt"/>
    </style:style>
    <style:style style:name="T341" style:family="text">
      <style:text-properties style:font-name="Arial1" fo:font-size="9.5pt" officeooo:rsid="01f6da57" style:font-size-asian="9.5pt" style:font-size-complex="9.5pt"/>
    </style:style>
    <style:style style:name="T342" style:family="text">
      <style:text-properties style:font-name="Arial1" fo:font-size="9.5pt" officeooo:rsid="01f77c5e" style:font-size-asian="9.5pt" style:font-size-complex="9.5pt"/>
    </style:style>
    <style:style style:name="T343" style:family="text">
      <style:text-properties style:font-name="Arial1" fo:font-size="9.5pt" officeooo:rsid="01f8d824" style:font-size-asian="9.5pt" style:font-size-complex="9.5pt"/>
    </style:style>
    <style:style style:name="T344" style:family="text">
      <style:text-properties style:font-name="Arial1" fo:font-size="9.5pt" officeooo:rsid="01fa556a" style:font-size-asian="9.5pt" style:font-size-complex="9.5pt"/>
    </style:style>
    <style:style style:name="T345" style:family="text">
      <style:text-properties style:font-name="Arial1" fo:font-size="9.5pt" officeooo:rsid="01fb2ca9" style:font-size-asian="9.5pt" style:font-size-complex="9.5pt"/>
    </style:style>
    <style:style style:name="T346" style:family="text">
      <style:text-properties style:font-name="Arial1" fo:font-size="9.5pt" officeooo:rsid="01fd1032" style:font-size-asian="9.5pt" style:font-size-complex="9.5pt"/>
    </style:style>
    <style:style style:name="T347" style:family="text">
      <style:text-properties style:font-name="Arial1" fo:font-size="9.5pt" officeooo:rsid="01fdad39" style:font-size-asian="9.5pt" style:font-size-complex="9.5pt"/>
    </style:style>
    <style:style style:name="T348" style:family="text">
      <style:text-properties style:font-name="Arial1" fo:font-size="9.5pt" officeooo:rsid="01fdb478" style:font-size-asian="9.5pt" style:font-size-complex="9.5pt"/>
    </style:style>
    <style:style style:name="T349" style:family="text">
      <style:text-properties style:font-name="Arial1" fo:font-size="9.5pt" officeooo:rsid="0204f318" style:font-size-asian="9.5pt" style:font-size-complex="9.5pt"/>
    </style:style>
    <style:style style:name="T350" style:family="text">
      <style:text-properties style:font-name="Arial1" fo:font-size="9.5pt" officeooo:rsid="0205e368" style:font-size-asian="9.5pt" style:font-size-complex="9.5pt"/>
    </style:style>
    <style:style style:name="T351" style:family="text">
      <style:text-properties style:font-name="Arial1" fo:font-size="9.5pt" officeooo:rsid="02071544" style:font-size-asian="9.5pt" style:font-size-complex="9.5pt"/>
    </style:style>
    <style:style style:name="T352" style:family="text">
      <style:text-properties style:font-name="Arial1" fo:font-size="9.5pt" officeooo:rsid="020824da" style:font-size-asian="9.5pt" style:font-size-complex="9.5pt"/>
    </style:style>
    <style:style style:name="T353" style:family="text">
      <style:text-properties style:font-name="Arial1" fo:font-size="9.5pt" officeooo:rsid="02095bdc" style:font-size-asian="9.5pt" style:font-size-complex="9.5pt"/>
    </style:style>
    <style:style style:name="T354" style:family="text">
      <style:text-properties style:font-name="Arial1" fo:font-size="9.5pt" officeooo:rsid="020ccb75" style:font-size-asian="9.5pt" style:font-size-complex="9.5pt"/>
    </style:style>
    <style:style style:name="T355" style:family="text">
      <style:text-properties style:font-name="Arial1" fo:font-size="9.5pt" officeooo:rsid="01bc2252" style:font-size-asian="9.5pt" style:font-size-complex="9.5pt"/>
    </style:style>
    <style:style style:name="T356" style:family="text">
      <style:text-properties style:font-name="Arial1" fo:font-size="9.5pt" officeooo:rsid="020db5d1" style:font-size-asian="9.5pt" style:font-size-complex="9.5pt"/>
    </style:style>
    <style:style style:name="T357" style:family="text">
      <style:text-properties style:font-name="Arial1" fo:font-size="9.5pt" officeooo:rsid="02129f4d" style:font-size-asian="9.5pt" style:font-size-complex="9.5pt"/>
    </style:style>
    <style:style style:name="T358" style:family="text">
      <style:text-properties style:font-name="Arial1" fo:font-size="9.5pt" officeooo:rsid="0213efdb" style:font-size-asian="9.5pt" style:font-size-complex="9.5pt"/>
    </style:style>
    <style:style style:name="T359" style:family="text">
      <style:text-properties style:font-name="Arial1" fo:font-size="9.5pt" officeooo:rsid="021ed23e" style:font-size-asian="9.5pt" style:font-size-complex="9.5pt"/>
    </style:style>
    <style:style style:name="T360" style:family="text">
      <style:text-properties style:font-name="Arial1" fo:font-size="9.5pt" officeooo:rsid="021f9b31" style:font-size-asian="9.5pt" style:font-size-complex="9.5pt"/>
    </style:style>
    <style:style style:name="T361" style:family="text">
      <style:text-properties style:font-name="Arial1" fo:font-size="9.5pt" officeooo:rsid="021fdb41" style:font-size-asian="9.5pt" style:font-size-complex="9.5pt"/>
    </style:style>
    <style:style style:name="T362" style:family="text">
      <style:text-properties style:font-name="Arial1" fo:font-size="9.5pt" officeooo:rsid="022250b6" style:font-size-asian="9.5pt" style:font-size-complex="9.5pt"/>
    </style:style>
    <style:style style:name="T363" style:family="text">
      <style:text-properties style:font-name="Arial1" fo:font-size="9.5pt" officeooo:rsid="0223f355" style:font-size-asian="9.5pt" style:font-size-complex="9.5pt"/>
    </style:style>
    <style:style style:name="T364" style:family="text">
      <style:text-properties style:font-name="Arial1" fo:font-size="9.5pt" officeooo:rsid="022562f4" style:font-size-asian="9.5pt" style:font-size-complex="9.5pt"/>
    </style:style>
    <style:style style:name="T365" style:family="text">
      <style:text-properties style:font-name="Arial1" fo:font-size="9.5pt" officeooo:rsid="022878e4" style:font-size-asian="9.5pt" style:font-size-complex="9.5pt"/>
    </style:style>
    <style:style style:name="T366" style:family="text">
      <style:text-properties style:font-name="Arial1" fo:font-size="9.5pt" officeooo:rsid="022fbf62" style:font-size-asian="9.5pt" style:font-size-complex="9.5pt"/>
    </style:style>
    <style:style style:name="T367" style:family="text">
      <style:text-properties style:font-name="Arial1" fo:font-size="9.5pt" officeooo:rsid="02301bb9" style:font-size-asian="9.5pt" style:font-size-complex="9.5pt"/>
    </style:style>
    <style:style style:name="T368" style:family="text">
      <style:text-properties style:font-name="Arial1" fo:font-size="9.5pt" officeooo:rsid="02318770" style:font-size-asian="9.5pt" style:font-size-complex="9.5pt"/>
    </style:style>
    <style:style style:name="T369" style:family="text">
      <style:text-properties style:font-name="Arial1" fo:font-size="9.5pt" officeooo:rsid="02336164" style:font-size-asian="9.5pt" style:font-size-complex="9.5pt"/>
    </style:style>
    <style:style style:name="T370" style:family="text">
      <style:text-properties style:font-name="Arial1" fo:font-size="9.5pt" officeooo:rsid="02361ff3" style:font-size-asian="9.5pt" style:font-size-complex="9.5pt"/>
    </style:style>
    <style:style style:name="T371" style:family="text">
      <style:text-properties style:font-name="Arial1" fo:font-size="9.5pt" officeooo:rsid="02392c7f" style:font-size-asian="9.5pt" style:font-size-complex="9.5pt"/>
    </style:style>
    <style:style style:name="T372" style:family="text">
      <style:text-properties style:font-name="Arial1" fo:font-size="9.5pt" officeooo:rsid="023b00e6" style:font-size-asian="9.5pt" style:font-size-complex="9.5pt"/>
    </style:style>
    <style:style style:name="T373" style:family="text">
      <style:text-properties style:font-name="Arial1" fo:font-size="9.5pt" officeooo:rsid="023c34d5" style:font-size-asian="9.5pt" style:font-size-complex="9.5pt"/>
    </style:style>
    <style:style style:name="T374" style:family="text">
      <style:text-properties style:font-name="Arial1" fo:font-size="9.5pt" officeooo:rsid="023f986f" style:font-size-asian="9.5pt" style:font-size-complex="9.5pt"/>
    </style:style>
    <style:style style:name="T375" style:family="text">
      <style:text-properties style:font-name="Arial1" fo:font-size="9.5pt" officeooo:rsid="0240d484" style:font-size-asian="9.5pt" style:font-size-complex="9.5pt"/>
    </style:style>
    <style:style style:name="T376" style:family="text">
      <style:text-properties style:font-name="Arial1" fo:font-size="9.5pt" officeooo:rsid="0241eeb2" style:font-size-asian="9.5pt" style:font-size-complex="9.5pt"/>
    </style:style>
    <style:style style:name="T377" style:family="text">
      <style:text-properties style:font-name="Arial1" fo:font-size="9.5pt" officeooo:rsid="024264f9" style:font-size-asian="9.5pt" style:font-size-complex="9.5pt"/>
    </style:style>
    <style:style style:name="T378" style:family="text">
      <style:text-properties style:font-name="Arial1" fo:font-size="9.5pt" officeooo:rsid="02456ad8" style:font-size-asian="9.5pt" style:font-size-complex="9.5pt"/>
    </style:style>
    <style:style style:name="T379" style:family="text">
      <style:text-properties style:font-name="Arial1" fo:font-size="9.5pt" officeooo:rsid="024622c2" style:font-size-asian="9.5pt" style:font-size-complex="9.5pt"/>
    </style:style>
    <style:style style:name="T380" style:family="text">
      <style:text-properties style:font-name="Arial1" fo:font-size="9.5pt" officeooo:rsid="02477d75" style:font-size-asian="9.5pt" style:font-size-complex="9.5pt"/>
    </style:style>
    <style:style style:name="T381" style:family="text">
      <style:text-properties style:font-name="Arial1" fo:font-size="9.5pt" officeooo:rsid="024870f7" style:font-size-asian="9.5pt" style:font-size-complex="9.5pt"/>
    </style:style>
    <style:style style:name="T382" style:family="text">
      <style:text-properties style:font-name="Arial1" fo:font-size="9.5pt" officeooo:rsid="024928ac" style:font-size-asian="9.5pt" style:font-size-complex="9.5pt"/>
    </style:style>
    <style:style style:name="T383" style:family="text">
      <style:text-properties style:font-name="Arial1" fo:font-size="9.5pt" officeooo:rsid="024afccd" style:font-size-asian="9.5pt" style:font-size-complex="9.5pt"/>
    </style:style>
    <style:style style:name="T384" style:family="text">
      <style:text-properties style:font-name="Arial1" fo:font-size="9.5pt" officeooo:rsid="024b07d1" style:font-size-asian="9.5pt" style:font-size-complex="9.5pt"/>
    </style:style>
    <style:style style:name="T385" style:family="text">
      <style:text-properties style:font-name="Arial1" fo:font-size="9.5pt" officeooo:rsid="024bc01f" style:font-size-asian="9.5pt" style:font-size-complex="9.5pt"/>
    </style:style>
    <style:style style:name="T386" style:family="text">
      <style:text-properties style:font-name="Arial1" fo:font-size="9.5pt" officeooo:rsid="024ce099" style:font-size-asian="9.5pt" style:font-size-complex="9.5pt"/>
    </style:style>
    <style:style style:name="T387" style:family="text">
      <style:text-properties style:font-name="Arial1" fo:font-size="9.5pt" officeooo:rsid="024eacbb" style:font-size-asian="9.5pt" style:font-size-complex="9.5pt"/>
    </style:style>
    <style:style style:name="T388" style:family="text">
      <style:text-properties style:font-name="Arial1" fo:font-size="9.5pt" officeooo:rsid="02529958" style:font-size-asian="9.5pt" style:font-size-complex="9.5pt"/>
    </style:style>
    <style:style style:name="T389" style:family="text">
      <style:text-properties style:font-name="Arial1" fo:font-size="9.5pt" officeooo:rsid="02541799" style:font-size-asian="9.5pt" style:font-size-complex="9.5pt"/>
    </style:style>
    <style:style style:name="T390" style:family="text">
      <style:text-properties style:font-name="Arial1" fo:font-size="9.5pt" officeooo:rsid="0255e7b8" style:font-size-asian="9.5pt" style:font-size-complex="9.5pt"/>
    </style:style>
    <style:style style:name="T391" style:family="text">
      <style:text-properties style:font-name="Arial1" fo:font-size="9.5pt" officeooo:rsid="02575bfc" style:font-size-asian="9.5pt" style:font-size-complex="9.5pt"/>
    </style:style>
    <style:style style:name="T392" style:family="text">
      <style:text-properties style:font-name="Arial1" fo:font-size="9.5pt" officeooo:rsid="0258c030" style:font-size-asian="9.5pt" style:font-size-complex="9.5pt"/>
    </style:style>
    <style:style style:name="T393" style:family="text">
      <style:text-properties style:font-name="Arial1" fo:font-size="9.5pt" officeooo:rsid="0258deb8" style:font-size-asian="9.5pt" style:font-size-complex="9.5pt"/>
    </style:style>
    <style:style style:name="T394" style:family="text">
      <style:text-properties style:font-name="Arial1" fo:font-size="9.5pt" officeooo:rsid="025a3b93" style:font-size-asian="9.5pt" style:font-size-complex="9.5pt"/>
    </style:style>
    <style:style style:name="T395" style:family="text">
      <style:text-properties style:font-name="Arial1" fo:font-size="9.5pt" officeooo:rsid="025b4e80" style:font-size-asian="9.5pt" style:font-size-complex="9.5pt"/>
    </style:style>
    <style:style style:name="T396" style:family="text">
      <style:text-properties style:font-name="Arial1" fo:font-size="9.5pt" officeooo:rsid="025b8d09" style:font-size-asian="9.5pt" style:font-size-complex="9.5pt"/>
    </style:style>
    <style:style style:name="T397" style:family="text">
      <style:text-properties style:font-name="Arial1" fo:font-size="9.5pt" officeooo:rsid="02612969" style:font-size-asian="9.5pt" style:font-size-complex="9.5pt"/>
    </style:style>
    <style:style style:name="T398" style:family="text">
      <style:text-properties style:font-name="Arial1" fo:font-size="9.5pt" officeooo:rsid="0262f771" style:font-size-asian="9.5pt" style:font-size-complex="9.5pt"/>
    </style:style>
    <style:style style:name="T399" style:family="text">
      <style:text-properties style:font-name="Arial1" fo:font-size="9.5pt" officeooo:rsid="02660029" style:font-size-asian="9.5pt" style:font-size-complex="9.5pt"/>
    </style:style>
    <style:style style:name="T400" style:family="text">
      <style:text-properties style:font-name="Arial1" fo:font-size="9.5pt" officeooo:rsid="0268256a" style:font-size-asian="9.5pt" style:font-size-complex="9.5pt"/>
    </style:style>
    <style:style style:name="T401" style:family="text">
      <style:text-properties style:font-name="Arial1" fo:font-size="9.5pt" officeooo:rsid="02694b97" style:font-size-asian="9.5pt" style:font-size-complex="9.5pt"/>
    </style:style>
    <style:style style:name="T402" style:family="text">
      <style:text-properties style:font-name="Arial1" fo:font-size="9.5pt" officeooo:rsid="026b6879" style:font-size-asian="9.5pt" style:font-size-complex="9.5pt"/>
    </style:style>
    <style:style style:name="T403" style:family="text">
      <style:text-properties style:font-name="Arial1" fo:font-size="9.5pt" officeooo:rsid="026c3829" style:font-size-asian="9.5pt" style:font-size-complex="9.5pt"/>
    </style:style>
    <style:style style:name="T404" style:family="text">
      <style:text-properties style:font-name="Arial1" fo:font-size="9.5pt" officeooo:rsid="026d1311" style:font-size-asian="9.5pt" style:font-size-complex="9.5pt"/>
    </style:style>
    <style:style style:name="T405" style:family="text">
      <style:text-properties style:font-name="Arial1" fo:font-size="9.5pt" officeooo:rsid="026d918a" style:font-size-asian="9.5pt" style:font-size-complex="9.5pt"/>
    </style:style>
    <style:style style:name="T406" style:family="text">
      <style:text-properties style:font-name="Arial1" fo:font-size="9.5pt" officeooo:rsid="026eb8dd" style:font-size-asian="9.5pt" style:font-size-complex="9.5pt"/>
    </style:style>
    <style:style style:name="T407" style:family="text">
      <style:text-properties style:font-name="Arial1" fo:font-size="9.5pt" officeooo:rsid="026f95b3" style:font-size-asian="9.5pt" style:font-size-complex="9.5pt"/>
    </style:style>
    <style:style style:name="T408" style:family="text">
      <style:text-properties style:font-name="Arial1" fo:font-size="9.5pt" officeooo:rsid="0270621c" style:font-size-asian="9.5pt" style:font-size-complex="9.5pt"/>
    </style:style>
    <style:style style:name="T409" style:family="text">
      <style:text-properties style:font-name="Arial1" fo:font-size="9.5pt" fo:font-weight="bold" officeooo:rsid="016b4f57" style:font-size-asian="9.5pt" style:font-weight-asian="bold" style:font-size-complex="9.5pt" style:font-weight-complex="bold"/>
    </style:style>
    <style:style style:name="T410" style:family="text">
      <style:text-properties style:font-name="Arial1" fo:font-size="9.5pt" fo:font-weight="bold" officeooo:rsid="016d7bd9" style:font-size-asian="9.5pt" style:font-weight-asian="bold" style:font-size-complex="9.5pt" style:font-weight-complex="bold"/>
    </style:style>
    <style:style style:name="T411" style:family="text">
      <style:text-properties style:font-name="Arial1" fo:font-size="9.5pt" fo:font-weight="bold" officeooo:rsid="016f00c8" style:font-size-asian="9.5pt" style:font-weight-asian="bold" style:font-size-complex="9.5pt" style:font-weight-complex="bold"/>
    </style:style>
    <style:style style:name="T412" style:family="text">
      <style:text-properties style:font-name="Arial1" fo:font-size="9.5pt" fo:font-weight="bold" officeooo:rsid="01f4c219" style:font-size-asian="9.5pt" style:font-weight-asian="bold" style:font-size-complex="9.5pt" style:font-weight-complex="bold"/>
    </style:style>
    <style:style style:name="T413" style:family="text">
      <style:text-properties officeooo:rsid="0047bef3"/>
    </style:style>
    <style:style style:name="T414" style:family="text">
      <style:text-properties officeooo:rsid="0068794e"/>
    </style:style>
    <style:style style:name="T415" style:family="text">
      <style:text-properties officeooo:rsid="01405ab5"/>
    </style:style>
    <style:style style:name="T416" style:family="text">
      <style:text-properties officeooo:rsid="0142eb5e"/>
    </style:style>
    <style:style style:name="T417" style:family="text">
      <style:text-properties officeooo:rsid="016d7bd9"/>
    </style:style>
    <style:style style:name="T418" style:family="text">
      <style:text-properties fo:color="#ff00ff" loext:opacity="100%" officeooo:rsid="016d7bd9" fo:background-color="#ffffff" loext:char-shading-value="0"/>
    </style:style>
    <style:style style:name="T419" style:family="text">
      <style:text-properties fo:color="#007f00" loext:opacity="100%" style:font-name="Arial1" fo:font-size="9.5pt" fo:background-color="#ffffff" loext:char-shading-value="0" style:font-size-asian="9.5pt" style:font-size-complex="9.5pt"/>
    </style:style>
    <style:style style:name="T420" style:family="text">
      <style:text-properties fo:color="#007f00" loext:opacity="100%" style:font-name="Arial1" fo:font-size="9.5pt" officeooo:rsid="016d7bd9" fo:background-color="#ffffff" loext:char-shading-value="0" style:font-size-asian="9.5pt" style:font-size-complex="9.5pt"/>
    </style:style>
    <style:style style:name="T421" style:family="text">
      <style:text-properties fo:color="#007f00" loext:opacity="100%" style:font-name="Arial1" fo:font-size="9.5pt" officeooo:rsid="0204f318" fo:background-color="#ffffff" loext:char-shading-value="0" style:font-size-asian="9.5pt" style:font-size-complex="9.5pt"/>
    </style:style>
    <style:style style:name="T422" style:family="text">
      <style:text-properties fo:color="#007f00" loext:opacity="100%" officeooo:rsid="01858dba" fo:background-color="#ffffff" loext:char-shading-value="0"/>
    </style:style>
    <style:style style:name="T423" style:family="text">
      <style:text-properties fo:color="#ff0000" loext:opacity="100%" fo:background-color="#ffffff" loext:char-shading-value="0"/>
    </style:style>
    <style:style style:name="T424" style:family="text">
      <style:text-properties fo:color="#ff0000" loext:opacity="100%" officeooo:rsid="01858dba" fo:background-color="#ffffff" loext:char-shading-value="0"/>
    </style:style>
    <style:style style:name="T425" style:family="text">
      <style:text-properties fo:color="#0000ff" loext:opacity="100%" style:font-name="Arial1" fo:font-size="9.5pt" officeooo:rsid="016d7bd9" fo:background-color="#ffffff" loext:char-shading-value="0" style:font-size-asian="9.5pt" style:font-size-complex="9.5pt"/>
    </style:style>
    <style:style style:name="T426" style:family="text">
      <style:text-properties fo:color="#0000ff" loext:opacity="100%" fo:background-color="#ffffff" loext:char-shading-value="0"/>
    </style:style>
    <style:style style:name="T427" style:family="text">
      <style:text-properties fo:color="#804000" loext:opacity="100%" style:font-name="Arial1" fo:font-size="9.5pt" fo:font-weight="bold" officeooo:rsid="016f00c8" fo:background-color="#ffffff" loext:char-shading-value="0" style:font-size-asian="9.5pt" style:font-weight-asian="bold" style:font-size-complex="9.5pt" style:font-weight-complex="bold"/>
    </style:style>
    <style:style style:name="T428" style:family="text">
      <style:text-properties fo:color="#804000" loext:opacity="100%" style:font-name="Arial1" fo:font-size="9.5pt" fo:font-weight="bold" officeooo:rsid="01f4c219" fo:background-color="#ffffff" loext:char-shading-value="0" style:font-size-asian="9.5pt" style:font-weight-asian="bold" style:font-size-complex="9.5pt" style:font-weight-complex="bold"/>
    </style:style>
    <style:style style:name="T429" style:family="text">
      <style:text-properties fo:color="#804000" loext:opacity="100%" officeooo:rsid="01858dba" fo:background-color="#ffffff" loext:char-shading-value="0"/>
    </style:style>
    <style:style style:name="T430" style:family="text">
      <style:text-properties fo:color="#ffff00" loext:opacity="100%" style:font-name="Arial1" fo:font-size="9.5pt" officeooo:rsid="0182cf59" fo:background-color="#000000" loext:char-shading-value="0" style:font-size-asian="9.5pt" style:font-size-complex="9.5pt"/>
    </style:style>
    <style:style style:name="T431" style:family="text">
      <style:text-properties fo:color="#ffff00" loext:opacity="100%" style:font-name="Arial1" fo:font-size="9.5pt" officeooo:rsid="00db4f66" fo:background-color="#000000" loext:char-shading-value="0" style:font-size-asian="9.5pt" style:font-size-complex="9.5pt"/>
    </style:style>
    <style:style style:name="T432" style:family="text">
      <style:text-properties fo:color="#ff7f00" loext:opacity="100%" fo:font-weight="bold" officeooo:rsid="00055785" fo:background-color="#ffffff" loext:char-shading-value="0" style:font-weight-asian="bold" style:font-weight-complex="bold"/>
    </style:style>
    <style:style style:name="T433" style:family="text">
      <style:text-properties fo:color="#ff7f00" loext:opacity="100%" fo:background-color="#ffffff" loext:char-shading-value="0"/>
    </style:style>
    <style:style style:name="T434" style:family="text">
      <style:text-properties fo:color="#ff7f00" loext:opacity="100%" officeooo:rsid="01fd1032" fo:background-color="#ffffff" loext:char-shading-value="0"/>
    </style:style>
    <style:style style:name="T435" style:family="text">
      <style:text-properties officeooo:rsid="01858dba"/>
    </style:style>
    <style:style style:name="T436" style:family="text">
      <style:text-properties officeooo:rsid="0185de3a"/>
    </style:style>
    <style:style style:name="T437" style:family="text">
      <style:text-properties fo:color="#5599dd" loext:opacity="100%" officeooo:rsid="0185de3a" fo:background-color="#ffffff" loext:char-shading-value="0"/>
    </style:style>
    <style:style style:name="T438" style:family="text">
      <style:text-properties fo:color="#5599dd" loext:opacity="100%" officeooo:rsid="01a50ef8" fo:background-color="#ffffff" loext:char-shading-value="0"/>
    </style:style>
    <style:style style:name="T439" style:family="text">
      <style:text-properties fo:color="#5599dd" loext:opacity="100%" officeooo:rsid="020570a5" fo:background-color="#ffffff" loext:char-shading-value="0"/>
    </style:style>
    <style:style style:name="T440" style:family="text">
      <style:text-properties officeooo:rsid="0186df4c"/>
    </style:style>
    <style:style style:name="T441" style:family="text">
      <style:text-properties fo:color="#00ccff" loext:opacity="100%" fo:background-color="#ffffff" loext:char-shading-value="0"/>
    </style:style>
    <style:style style:name="T442" style:family="text">
      <style:text-properties fo:color="#00ccff" loext:opacity="100%" officeooo:rsid="0186df4c" fo:background-color="#ffffff" loext:char-shading-value="0"/>
    </style:style>
    <style:style style:name="T443" style:family="text">
      <style:text-properties officeooo:rsid="0191d389"/>
    </style:style>
    <style:style style:name="T444" style:family="text">
      <style:text-properties officeooo:rsid="01a1b912"/>
    </style:style>
    <style:style style:name="T445" style:family="text">
      <style:text-properties officeooo:rsid="01a2f3a3"/>
    </style:style>
    <style:style style:name="T446" style:family="text">
      <style:text-properties officeooo:rsid="01fd1032"/>
    </style:style>
    <style:style style:name="T447" style:family="text">
      <style:text-properties officeooo:rsid="020570a5"/>
    </style:style>
    <style:style style:name="T448" style:family="text">
      <style:text-properties officeooo:rsid="01a50ef8"/>
    </style:style>
    <style:style style:name="T449" style:family="text">
      <style:text-properties officeooo:rsid="0250ab25"/>
    </style:style>
    <style:style style:name="T450" style:family="text">
      <style:text-properties officeooo:rsid="02540d7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61cm" fo:text-indent="-0.635cm" fo:margin-left="1.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45cm" fo:text-indent="-0.635cm" fo:margin-left="2.2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Temascaltepec de González <text:span text:style-name="T1">(UTG)</text:span></text:p>
      <text:p text:style-name="P2">Quinteto Curricular</text:p>
      <text:p text:style-name="P3"/>
      <text:p text:style-name="P4"><text:span text:style-name="T209">L</text:span><text:span text:style-name="T131">a Universidad de</text:span><text:span text:style-name="T18"> Temascaltepec de González </text:span><text:span text:style-name="T131">busca impartir distintos niveles educativos (</text:span><text:span text:style-name="T166">Medi</text:span><text:span text:style-name="T209">o</text:span><text:span text:style-name="T131">, Medio Superior, Superior y </text:span><text:span text:style-name="T165">Posgrado</text:span><text:span text:style-name="T131">), así como impartir diversas áreas del conocimiento, </text:span><text:span text:style-name="T366">por ello</text:span><text:span text:style-name="T131"> es que dichas </text:span><text:span text:style-name="T366">trayectorias académicas</text:span><text:span text:style-name="T131">, aparte de su respectiva «justificación sintética» (la cual de manera breve busca clarificar el porqué cada una de estas trayectorias académicas son necesarias para un desarrollo municipal, estatal e incluso federal en cuestiones de infraestructura), </text:span><text:span text:style-name="T165">se complementa</text:span><text:span text:style-name="T131"> </text:span><text:span text:style-name="T374">d</text:span><text:span text:style-name="T375">icha</text:span><text:span text:style-name="T131"> justificación para comprender todo lo que cada una de estas trayectorias académicas abarcan, por ello se tiene a bien plantear este «Quinteto Curricular», </text:span><text:span text:style-name="T133">tanto de manera institucional como</text:span><text:span text:style-name="T131"> por cada una de las trayectorias académicas, llamado «quinteto» en si mismo ya que sus </text:span><text:span text:style-name="T132">elementos constitutivos son 5, </text:span><text:span text:style-name="T310">en listado </text:span><text:span text:style-name="T132">estos </text:span><text:span text:style-name="T310">son</text:span><text:span text:style-name="T132">:</text:span></text:p>
      <text:list text:style-name="L1">
        <text:list-item>
          <text:p text:style-name="P8">Objetivo.</text:p>
        </text:list-item>
        <text:list-item>
          <text:p text:style-name="P9">Misión.</text:p>
        </text:list-item>
        <text:list-item>
          <text:p text:style-name="P9">Visión.</text:p>
        </text:list-item>
        <text:list-item>
          <text:p text:style-name="P9">Perfil de ingreso.</text:p>
        </text:list-item>
        <text:list-item>
          <text:p text:style-name="P9">Perfil de egreso.</text:p>
        </text:list-item>
      </text:list>
      <text:p text:style-name="P5"><text:span text:style-name="T209">Con esto se busca otorgar a </text:span><text:span text:style-name="T358">la Universidad de Temascaltepec de González así como a</text:span><text:span text:style-name="T210"> cada una de las trayectorias académicas de su respectivo Quinteto Curricular, </text:span><text:span text:style-name="T209">con lo cual </text:span><text:span text:style-name="T367">a</text:span><text:span text:style-name="T209">dquirirán </text:span><text:span text:style-name="T367">por igual</text:span><text:span text:style-name="T209"> </text:span><text:span text:style-name="T210">una «esencia» </text:span><text:span text:style-name="T209">propia y endémica de si</text:span><text:span text:style-name="T210">, así como </text:span><text:span text:style-name="T358">describir más allá</text:span><text:span text:style-name="T210"> de un sentido </text:span><text:span text:style-name="T358">de solo</text:span><text:span text:style-name="T210"> una justificación </text:span><text:span text:style-name="T358">sintetizada o resumida </text:span><text:span text:style-name="T210">que permita mitigar dudas rela</text:span><text:span text:style-name="T211">tivas a la formación impartida en cada trayectoria académica</text:span><text:span text:style-name="T2">:</text:span></text:p>
      <text:p text:style-name="P7"/>
      <text:p text:style-name="P7"><text:span text:style-name="T4">Q</text:span><text:span text:style-name="T3">uinteto Curricular Universitario</text:span></text:p>
      <text:list text:style-name="L2">
        <text:list-item>
          <text:p text:style-name="P14">La <text:span text:style-name="T16">Universidad de Temascaltpec de González</text:span> tiene por objetivo formar profesionales de excelencia en las áreas de ingeniería y salud, con un enfoque en la resolución de necesidades locales y globales, a través de programas académicos innovadores y vinculados con el entorno. La institución busca ser un agente de cambio social, promoviendo el desarrollo de infraestructura, la mejora de la calidad de vida y la transformación de dinámicas sociales, con un compromiso firme hacia la sostenibilidad, la equidad y el bienestar comunitario.</text:p>
        </text:list-item>
        <text:list-item>
          <text:p text:style-name="P15"><text:span text:style-name="T7">La </text:span><text:span text:style-name="T14">Universidad de Temascaltpec de González</text:span><text:span text:style-name="T7"> tiene por </text:span><text:span text:style-name="T8">misión</text:span><text:span text:style-name="T7"> ser una institución educativa líder en la formación de profesionales en ingeniería y salud, comprometida con la excelencia académica, la investigación aplicada y la vinculación social. Nuestra misión es impulsar el desarrollo de infraestructura </text:span><text:span text:style-name="T8">así como</text:span><text:span text:style-name="T7"> la atención a necesidades de salud en zonas rurales y urbanas, fomentando la responsabilidad social y la formación integral de individuos capaces de transformar su entorno y contribuir al progreso nacional e internacional.</text:span></text:p>
        </text:list-item>
        <text:list-item>
          <text:p text:style-name="P15"><text:span text:style-name="T7">La </text:span><text:span text:style-name="T14">Universidad de Temascaltpec de González</text:span><text:span text:style-name="T7"> tiene por visión ser reconocida como una institución de referencia a nivel nacional e internacional, destacada por su contribución al desarrollo sostenible, la innovación en ingeniería y salud, y su impacto positivo en la dinámica social. Aspiramos a ser un modelo educativo que combine la excelencia académica con el </text:span><text:span text:style-name="T9">compromiso por el </text:span><text:span text:style-name="T7">bienestar </text:span><text:span text:style-name="T9">comunitario</text:span><text:span text:style-name="T7">, formando profesionales que lideren cambios estructurales </text:span><text:span text:style-name="T13">en favor de la </text:span><text:span text:style-name="T7">equidad, la justicia </text:span><text:span text:style-name="T9">social</text:span><text:span text:style-name="T7"> y el progreso en sus comunidades.</text:span></text:p>
        </text:list-item>
        <text:list-item>
          <text:p text:style-name="P15"><text:span text:style-name="T7">La </text:span><text:span text:style-name="T14">Universidad de Temascaltepec de González</text:span><text:span text:style-name="T7"> tiene por perfil de ingreso que, si bien todos los aspirantes a ingresar a la institución son bien recibidos, si es deseable que el aspirante posea el interés y aptitud para las áreas de ingeniería o salud, con vocación de servicio y compromiso social, conocimientos en ciencias básicas (matemáticas, física, química, biología) según el área de interés, habilidades de </text:span><text:soft-page-break/><text:span text:style-name="T7">pensamiento crítico, análisis y resolución de problemas, actitud proactiva, creativa y dispuesta al trabajo </text:span><text:span text:style-name="T10">individual o </text:span><text:span text:style-name="T7">colaborativo, sensibilidad hacia las necesidades sociales y ambientales, especialmente en contextos rurales, compromiso con el aprendizaje continuo y la superación personal y finalmente valores éticos, responsabilidad, aceptación y respeto hacia la diversidad cultural.</text:span></text:p>
        </text:list-item>
        <text:list-item>
          <text:p text:style-name="P15"><text:span text:style-name="T7">La </text:span><text:span text:style-name="T14">Universidad de Temascaltepec de González</text:span><text:span text:style-name="T7"> tiene por perfil de </text:span><text:span text:style-name="T12">egreso</text:span><text:span text:style-name="T7"> que, </text:span><text:span text:style-name="T12">dichos</text:span><text:span text:style-name="T7"> egresados serán profesionales capaces de aplicar conocimientos técnicos y científicos para resolver problemas en ingeniería </text:span><text:span text:style-name="T10">o</text:span><text:span text:style-name="T7"> salud, con un enfoque </text:span><text:span text:style-name="T10">sólido</text:span><text:span text:style-name="T7"> en las necesidades locales y globales, </text:span><text:span text:style-name="T10">poseerá destrezas para</text:span><text:span text:style-name="T7"> diseñar, implementar y gestionar proyectos de infraestructura y salud que contribuyan al desarrollo sostenible y al bienestar social, trabajar de manera interdisciplinaria, promoviendo la colaboración entre ingeniería, salud y otras áreas para lograr soluciones integrales, liderar iniciativas que transformen dinámicas sociales promoviendo la equidad, la inclusión y la justicia; utilizará tecnología e innovación para mejorar procesos y servicios en sus áreas de mayor dominio, </text:span><text:span text:style-name="T11">y finalmente </text:span><text:span text:style-name="T7">contribuirá a la investigación aplicada, generando conocimiento que impacte positivamente en la sociedad y el medio ambiente y ejercer su profesión con ética, responsabilidad social y compromiso con el desarrollo humano.</text:span></text:p>
        </text:list-item>
      </text:list>
      <text:p text:style-name="P6"/>
      <text:p text:style-name="P6"><text:span text:style-name="T5">Q</text:span><text:span text:style-name="T6">uinteto Curricular por trayectoria académica</text:span></text:p>
      <text:list xml:id="list2544605623" text:style-name="L3">
        <text:list-item>
          <text:p text:style-name="P16">Nivel Medio: </text:p>
          <text:list>
            <text:list-item>
              <text:p text:style-name="P10"><text:span text:style-name="T17">Grado de secundaria equivalente o con re-validación ante la SEP (</text:span><text:span text:style-name="T432">SECU</text:span><text:span text:style-name="T17">):</text:span><text:span text:style-name="T15"> </text:span></text:p>
            </text:list-item>
          </text:list>
        </text:list-item>
      </text:list>
      <text:list text:style-name="L4">
        <text:list-item>
          <text:list>
            <text:list-item>
              <text:list>
                <text:list-item>
                  <text:p text:style-name="P30"><text:span text:style-name="T311">E</text:span><text:span text:style-name="T280">l objetivo de la </text:span><text:span text:style-name="T312">trayectoria académica</text:span><text:span text:style-name="T280"> del nivel secundaria de la UTG, será el d</text:span><text:span text:style-name="T313">e desarrollar en los alumnos </text:span><text:span text:style-name="T314">la base del pensamiento crítico a la par </text:span><text:span text:style-name="T284">de su </text:span><text:span text:style-name="T131">«</text:span><text:span text:style-name="T284">tipo de inteligencia</text:span><text:span text:style-name="T131">», </text:span><text:span text:style-name="T310">se busca que tenga</text:span><text:span text:style-name="T315"> como fin último que, al concluir</text:span><text:span text:style-name="T284"> su estancia, pueda </text:span><text:span text:style-name="T316">conocer sobre si mismo sus destrezas y habilidades</text:span><text:span text:style-name="T284"> y definir</text:span><text:span text:style-name="T316"> su futuro académico </text:span><text:span text:style-name="T317">en el siguiente nivel educativo.</text:span></text:p>
                </text:list-item>
                <text:list-item>
                  <text:p text:style-name="P31"><text:span text:style-name="T283">La misión de la trayectoria académica del nivel secundaria de la UTG es la de f</text:span><text:span text:style-name="T284">ormar </text:span><text:span text:style-name="T285">egresados</text:span><text:span text:style-name="T284"> con un pensamiento crítico, valores éticos y sólidos conocimientos en diversas áreas para que puedan </text:span><text:span text:style-name="T286">a lo largo de su vida</text:span><text:span text:style-name="T284"> contribuir de manera positiva a la sociedad, </text:span><text:span text:style-name="T401">siendo</text:span><text:span text:style-name="T286"> </text:span><text:span text:style-name="T283">eje central </text:span><text:span text:style-name="T285">de sus valores </text:span><text:span text:style-name="T283">el c</text:span><text:span text:style-name="T285">onocimiento </text:span><text:span text:style-name="T287">y la compresión</text:span><text:span text:style-name="T285"> primordial</text:span><text:span text:style-name="T401">mente</text:span><text:span text:style-name="T285"> </text:span><text:span text:style-name="T287">al ser estos la puerta a la sabiduría; de manera que les permitan </text:span><text:span text:style-name="T286">alcanzar</text:span><text:span text:style-name="T287"> la búsqueda activa de información, el aprendizaje continuo y </text:span><text:span text:style-name="T286">el entendimiento</text:span><text:span text:style-name="T287"> profund</text:span><text:span text:style-name="T286">o</text:span><text:span text:style-name="T287"> de diversos temas, </text:span><text:span text:style-name="T288">para contrarrestar</text:span><text:span text:style-name="T286"> así</text:span><text:span text:style-name="T287"> los efectos negativos de la ignorancia.</text:span></text:p>
                </text:list-item>
                <text:list-item>
                  <text:p text:style-name="P32"><text:span text:style-name="T289">La visión de la trayectoria académica del nivel secundaria de la UTG es la de f</text:span><text:span text:style-name="T287">ormar estudiantes capaces de enfrentar los desafíos del siglo XXI</text:span><text:span text:style-name="T290">, </text:span><text:span text:style-name="T331">al transformarse</text:span><text:span text:style-name="T291"> en un egresado cuyo pensamiento crítico le permita desenvolverse en el entorno académico que le aguarda en los estudios a los que ingresará al culminar su trayectoria académica de secundaria, así como </text:span><text:span text:style-name="T343">impactar</text:span><text:span text:style-name="T291"> positivamente en el entorno social que lo rodea.</text:span></text:p>
                </text:list-item>
                <text:list-item>
                  <text:p text:style-name="P33"><text:span text:style-name="T167">E</text:span><text:span text:style-name="T168">l perfil de ingreso de la trayectoria académica del nivel secundaria de la UTG es </text:span><text:span text:style-name="T169">similar al</text:span><text:span text:style-name="T168"> de otras instituciones análogas que ofrecen educación secundaria </text:span><text:span text:style-name="T170">dado la naturaleza de esta trayectoria académica</text:span><text:span text:style-name="T168">, </text:span><text:span text:style-name="T318">al ser</text:span><text:span text:style-name="T168"> este perfil </text:span><text:span text:style-name="T376">de ingreso </text:span><text:span text:style-name="T168">el de e</text:span><text:span text:style-name="T167">studiantes con conocimientos básicos en lectura, escritura y matemáticas, </text:span><text:span text:style-name="T168">(adquiridos previamente en el nivel de educación primaria) y</text:span><text:span text:style-name="T167"> que muestren </text:span><text:span text:style-name="T168">entusiasmo</text:span><text:span text:style-name="T167"> para </text:span><text:span text:style-name="T168">el aprendizaje en el que para ellos será un nuevo nivel educativo.</text:span></text:p>
                </text:list-item>
                <text:list-item>
                  <text:p text:style-name="P34"><text:span text:style-name="T168">El perfil de egreso de la trayectoria académica del nivel secundaria de la UTG </text:span><text:span text:style-name="T369">busca</text:span><text:span text:style-name="T332"> encausa</text:span><text:span text:style-name="T369">r</text:span><text:span text:style-name="T332"> a</text:span><text:span text:style-name="T168"> los e</text:span><text:span text:style-name="T369">gresados</text:span><text:span text:style-name="T168"> de tal modo que sean </text:span><text:span text:style-name="T18">capaces de resolver problemas de forma crítica y creativa, con </text:span><text:span text:style-name="T333">saberes</text:span><text:span text:style-name="T18"> sólid</text:span><text:span text:style-name="T333">o</text:span><text:span text:style-name="T18">s en matemáticas y ciencias, </text:span><text:span text:style-name="T168">pero con</text:span><text:span text:style-name="T18"> un fuerte sentido de </text:span><text:span text:style-name="T333">conciencia</text:span><text:span text:style-name="T18"> social, </text:span><text:span text:style-name="T168">de modo q</text:span><text:span text:style-name="T333">ue</text:span><text:span text:style-name="T168"> tanto su formación académica como de actividades </text:span><text:soft-page-break/><text:span text:style-name="T168">extracurriculares, le permitan tener una visión universal de todo lo relativo a su contexto cultural, histórico, geográfico y social </text:span><text:span text:style-name="T331">y permitirle</text:span><text:span text:style-name="T168"> </text:span><text:span text:style-name="T402">erguir</text:span><text:span text:style-name="T168"> un camino hacia su </text:span><text:span text:style-name="T333">siguiente</text:span><text:span text:style-name="T168"> nivel educativo</text:span><text:span text:style-name="T334">.</text:span></text:p>
                </text:list-item>
              </text:list>
            </text:list-item>
          </text:list>
        </text:list-item>
      </text:list>
      <text:list xml:id="list11410929947454" text:continue-list="list2544605623" text:style-name="L3">
        <text:list-item>
          <text:p text:style-name="P17">Nivel Medio Superior:</text:p>
          <text:list>
            <text:list-item>
              <text:p text:style-name="P17">Bachillerato Técnico en Criminalística y Seguridad <text:span text:style-name="T435">(</text:span><text:span text:style-name="T424">BTCS</text:span><text:span text:style-name="T435">)</text:span>:</text:p>
              <text:list>
                <text:list-item>
                  <text:p text:style-name="P35"><text:span text:style-name="T19">El objetivo de la trayectoria académica en Criminalística y Seguridad </text:span><text:span text:style-name="T27">será</text:span><text:span text:style-name="T19"> formar profesionistas con conocimientos y saberes sólidos propios de su área, de </text:span><text:span text:style-name="T20">modo</text:span><text:span text:style-name="T19"> que dichos profesionales puedan integrarse en instituciones de seguridad tanto públicas como privadas para ofrecer servicios relativos a prevención </text:span><text:span text:style-name="T20">y</text:span><text:span text:style-name="T19"> protección </text:span><text:span text:style-name="T20">de la población, </text:span><text:span text:style-name="T318">al saber</text:span><text:span text:style-name="T20"> como mediar en situaciones de diversos conflicto así como </text:span><text:span text:style-name="T359">actuar</text:span><text:span text:style-name="T20"> en situaciones de fuerza mayor.</text:span></text:p>
                </text:list-item>
                <text:list-item>
                  <text:p text:style-name="P36"><text:span text:style-name="T20">L</text:span><text:span text:style-name="T22">a misión de la trayectoria en Criminalística y Seguridad será coadyuvar a la sociedad para infundir los valores como la paz, </text:span><text:span text:style-name="T21">el respeto, la igualdad </text:span><text:span text:style-name="T23">y la soberanía en sus formas más pacíficas,</text:span><text:span text:style-name="T21"> así como de otros como la </text:span><text:span text:style-name="T23">inclusión</text:span><text:span text:style-name="T21">, la dignidad, </text:span><text:span text:style-name="T377">la asertividad</text:span><text:span text:style-name="T21"> y la justicia </text:span><text:span text:style-name="T23">en sus formas más delicadas, imperativas </text:span><text:span text:style-name="T24">y sobre todo responsables</text:span><text:span text:style-name="T21">; </text:span><text:span text:style-name="T319">al cumplir</text:span><text:span text:style-name="T21"> con el propósito de formar una sana convivencia en el rubro donde profesen y lleven a la práctica dichos valores.</text:span></text:p>
                </text:list-item>
                <text:list-item>
                  <text:p text:style-name="P37"><text:span text:style-name="T21">L</text:span><text:span text:style-name="T24">a visión </text:span><text:span text:style-name="T25">de la trayectoria en Criminalística y Seguridad </text:span><text:span text:style-name="T26">será </text:span><text:span text:style-name="T28">garantizar</text:span><text:span text:style-name="T26"> la </text:span><text:span text:style-name="T28">plenitud y tranquilidad de la sociedad mediante técnicas y conocimientos relativos a la</text:span><text:span text:style-name="T26"> protección y análisis </text:span><text:span text:style-name="T27">en</text:span><text:span text:style-name="T26"> situaciones de riesgo y conflicto, así como de </text:span><text:span text:style-name="T27">consolidar la justicia social o local donde se requiera, de tal manera que puedan mejorarse los entornos sociales en cuanto a calidad de convivencia y de convivencia interpersonal </text:span><text:span text:style-name="T28">de los actores sociales.</text:span></text:p>
                </text:list-item>
                <text:list-item>
                  <text:p text:style-name="P38"><text:span text:style-name="T28">E</text:span><text:span text:style-name="T38">l perfil de ingreso </text:span><text:span text:style-name="T25">de la trayectoria en Criminalística y Seguridad</text:span><text:span text:style-name="T38"> </text:span><text:span text:style-name="T44">busca</text:span><text:span text:style-name="T38"> que pueda</text:span><text:span text:style-name="T338">n</text:span><text:span text:style-name="T38"> </text:span><text:span text:style-name="T45">recibir</text:span><text:span text:style-name="T377">se</text:span><text:span text:style-name="T38"> </text:span><text:span text:style-name="T217">aspirantes</text:span><text:span text:style-name="T38"> que, en general, tenga</text:span><text:span text:style-name="T217">n</text:span><text:span text:style-name="T38"> como antecedente académico la educación media básica acreditada pero en particular con </text:span><text:span text:style-name="T171">dos</text:span><text:span text:style-name="T38"> motivaciones que </text:span><text:span text:style-name="T173">sin ser</text:span><text:span text:style-name="T38"> excluyentes entre si, tampoco </text:span><text:span text:style-name="T45">se limita a estas </text:span><text:span text:style-name="T171">dos. </text:span><text:span text:style-name="T220">L</text:span><text:span text:style-name="T38">a primera de estas motivaciones </text:span><text:span text:style-name="T220">es </text:span><text:span text:style-name="T134">emanada por recién egresados del Nivel Medio Básico (Secundaria) quienes posean </text:span><text:span text:style-name="T38">inquietud por la labor de la justicia y la responsabilidad social, o bien, para </text:span><text:span text:style-name="T217">quienes,</text:span><text:span text:style-name="T173"> con secundaria acreditada</text:span><text:span text:style-name="T218"> </text:span><text:span text:style-name="T219">(</text:span><text:span text:style-name="T173">aunque posean ya tiempo de haber egresado de esta</text:span><text:span text:style-name="T219">)</text:span><text:span text:style-name="T173"> en </text:span><text:span text:style-name="T218">el</text:span><text:span text:style-name="T173"> momento presente pertenezcan a </text:span><text:span text:style-name="T38">cuerpos de seguridad pública </text:span><text:span text:style-name="T134">o</text:span><text:span text:style-name="T38"> privada </text:span><text:span text:style-name="T173">y a su vez, posean</text:span><text:span text:style-name="T38"> el deseo de formarse académicamente para mejorar el ejercicio de sus labores.</text:span></text:p>
                </text:list-item>
                <text:list-item>
                  <text:p text:style-name="P39"><text:span text:style-name="T38">El perfil de egreso </text:span><text:span text:style-name="T25">de la trayectoria en Criminalística y Seguridad</text:span><text:span text:style-name="T38"> plantea que este profesionista alcance</text:span><text:span text:style-name="T29"> fundamentos</text:span><text:span text:style-name="T38"> </text:span><text:span text:style-name="T29">fuertes </text:span><text:span text:style-name="T135">de conocimientos y saberes</text:span><text:span text:style-name="T38"> para poder desempeñar labores de cuidado y responsabilidad social, emplee el uso de la fuerza en las situaciones solo en donde sea estrictamente necesario y cumpla cabalmente con la responsabilidad de servir a la sociedad en los inconvenientes que estos le requisaren mediante saberes de índole legal </text:span><text:span text:style-name="T368">en el</text:span><text:span text:style-name="T38"> primer contacto.</text:span></text:p>
                </text:list-item>
              </text:list>
            </text:list-item>
            <text:list-item>
              <text:p text:style-name="P18">Bachil<text:span text:style-name="T413">lerato Técnico en Construcción y Mecánica </text:span><text:span text:style-name="T435">(</text:span><text:span text:style-name="T429">BTCM</text:span><text:span text:style-name="T435">)</text:span><text:span text:style-name="T413">:</text:span></text:p>
            </text:list-item>
          </text:list>
        </text:list-item>
      </text:list>
      <text:list text:style-name="L5">
        <text:list-item>
          <text:list>
            <text:list-item>
              <text:list>
                <text:list-item>
                  <text:p text:style-name="P46"><text:span text:style-name="T30">El objetivo de la trayectoria </text:span><text:span text:style-name="T31">académica</text:span><text:span text:style-name="T30"> en Construcción y Mecánica será </text:span><text:span text:style-name="T31">formar profesionistas con conocimientos sólidos </text:span><text:span text:style-name="T32">que</text:span><text:span text:style-name="T31"> se integren tanto en instancias de diversa índole para </text:span><text:span text:style-name="T36">el planeamiento e implementación</text:span><text:span text:style-name="T31"> de infraestructura de </text:span><text:span text:style-name="T33">espacios arquitectónicos, obras civiles, maquinaria, </text:span><text:span text:style-name="T34">mecanismos </text:span><text:span text:style-name="T36">y</text:span><text:span text:style-name="T34"> </text:span><text:span text:style-name="T32">materiales, colabora</text:span><text:span text:style-name="T292">rán</text:span><text:span text:style-name="T32"> </text:span><text:span text:style-name="T36">a su vez</text:span><text:span text:style-name="T32"> de manera interdisciplinaria con profesionistas de otras áreas para planea</text:span><text:span text:style-name="T36">ción</text:span><text:span text:style-name="T32"> de proyectos </text:span><text:span text:style-name="T341">que sean relativos a la construcción, así como a la maquinaria o materiales por si mismos.</text:span></text:p>
                </text:list-item>
                <text:list-item>
                  <text:p text:style-name="P46"><text:span text:style-name="T20">L</text:span><text:span text:style-name="T22">a misión de la trayectoria </text:span><text:span text:style-name="T30">en Construcción y Mecánica</text:span><text:span text:style-name="T22"> será </text:span><text:span text:style-name="T35">implementar infraestructura tecnológica</text:span><text:span text:style-name="T55">, para lo cual resaltan valores como la ética, la responsabilidad y la conciencia </text:span><text:span text:style-name="T57">para</text:span><text:span text:style-name="T55"> </text:span><text:soft-page-break/><text:span text:style-name="T55">desarrollarse en instancias en donde se requiera manejar equipo, </text:span><text:span text:style-name="T56">maquinaria y materiales</text:span><text:span text:style-name="T55"> de altas prestaciones ya sea para </text:span><text:span text:style-name="T57">plantas industriales</text:span><text:span text:style-name="T55"> así como para edificación, </text:span><text:span text:style-name="T292">para formar</text:span><text:span text:style-name="T57"> así a un profesional que pueda desarrollar cautelosamente y, además, de manera proactiva, proyectos relativos a edificación o manufactura</text:span><text:span text:style-name="T37">.</text:span></text:p>
                </text:list-item>
                <text:list-item>
                  <text:p text:style-name="P47"><text:span text:style-name="T37">La visión de la trayectoria en Construcción y Mecánica, será el de consolidar industrias y dependencias relativas al ramo </text:span><text:span text:style-name="T136">tanto</text:span><text:span text:style-name="T37"> de la maquinaria </text:span><text:span text:style-name="T136">como</text:span><text:span text:style-name="T37"> de </text:span><text:span text:style-name="T136">la</text:span><text:span text:style-name="T37"> edificación, de manera que en todo el municipio exista un impacto social y una mejora municipal de tal modo que empiecen a existir tanto naves industriales así como un mayor desarrollo </text:span><text:span text:style-name="T137">dedicado a la </text:span><text:span text:style-name="T37">construc</text:span><text:span text:style-name="T137">ción</text:span><text:span text:style-name="T37"> en la región.</text:span></text:p>
                </text:list-item>
                <text:list-item>
                  <text:p text:style-name="P86"><text:span text:style-name="T18">El perfil de ingreso de la trayectoria en Construcción y Mecánica </text:span><text:span text:style-name="T40">será el de aspirantes </text:span><text:span text:style-name="T41">recién egresados del Nivel Medio Básico (Secundaria) con inquietudes </text:span><text:span text:style-name="T42">y aspiraciones </text:span><text:span text:style-name="T43">de desarrollarse profesionalmente</text:span><text:span text:style-name="T42"> para </text:span><text:span text:style-name="T43">aprender </text:span><text:span text:style-name="T55">sobre temas relativos a materiales, por lo </text:span><text:span text:style-name="T335">que</text:span><text:span text:style-name="T55"> es deseable el interés o la </text:span><text:span text:style-name="T403">habilidad</text:span><text:span text:style-name="T55"> en áreas como química, física, o matemáticas, que serán de gran apoyo y facilidad para asimilar temas relativos a la construcción y la mecánica </text:span><text:span text:style-name="T361">y su aplicación en temas de infraestructura en estos rubros</text:span><text:span text:style-name="T46">.</text:span></text:p>
                </text:list-item>
                <text:list-item>
                  <text:p text:style-name="P47"><text:span text:style-name="T39">El perfil de egreso </text:span><text:span text:style-name="T37">de la trayectoria en Construcción y Mecánica </text:span><text:span text:style-name="T46">contempla haber formado </text:span><text:span text:style-name="T47">técnicos profesionales los cuales consoliden una fuerte formación en rubros tanto de construcción como de maquinaria, los cuales puedan integrar</text:span><text:span text:style-name="T48">se tanto en industria como en dependencias públicas, </text:span><text:span text:style-name="T49">para </text:span><text:span text:style-name="T48">realizar proyectos </text:span><text:span text:style-name="T49">de infraestructura de plantas industriales, así como de edificaciones, tanto civiles como industriales.</text:span></text:p>
                </text:list-item>
              </text:list>
            </text:list-item>
            <text:list-item>
              <text:p text:style-name="P19"><text:span text:style-name="T414">B</text:span>achillerato técnico en Gastronomía y Alimentos <text:span text:style-name="T435">(</text:span><text:span text:style-name="T422">BTGA</text:span><text:span text:style-name="T435">)</text:span>:</text:p>
              <text:list>
                <text:list-item>
                  <text:p text:style-name="P87"><text:span text:style-name="T49">E</text:span><text:span text:style-name="T18">l objetivo de </text:span><text:span text:style-name="T50">la</text:span><text:span text:style-name="T18"> trayectoria </text:span><text:span text:style-name="T50">académica en Gastronomía y Alimentos</text:span><text:span text:style-name="T18"> emana naturalmente de la necesidad de poder atender las necesidades alimentarias de la población, de tal suerte que pueda satisfacerse la demanda de alimentos a lo largo del municipio y, junto con ello, que el consumo de estos insumos pueda realizarse de una manera </text:span><text:span text:style-name="T138">que permita rescatar</text:span><text:span text:style-name="T18"> la</text:span><text:span text:style-name="T360"> </text:span><text:span text:style-name="T18">parte característica, histórica,</text:span><text:span text:style-name="T139"> endémica</text:span><text:span text:style-name="T18"> y cultural </text:span><text:span text:style-name="T50">relativa al consumo alimentario.</text:span></text:p>
                </text:list-item>
                <text:list-item>
                  <text:p text:style-name="P48"><text:span text:style-name="T49">L</text:span><text:span text:style-name="T50">a misión </text:span><text:span text:style-name="T51">de </text:span><text:span text:style-name="T50">la</text:span><text:span text:style-name="T51"> trayectoria </text:span><text:span text:style-name="T50">académica en Gastronomía y Alimentos es poder </text:span><text:span text:style-name="T52">realizar estudios </text:span><text:span text:style-name="T68">y desarrollos</text:span><text:span text:style-name="T52"> relativos a la parte alimentaria </text:span><text:span text:style-name="T67">de manera </text:span><text:span text:style-name="T68">creativa y saludable,</text:span><text:span text:style-name="T52"> para estudiar sus implicaciones culturales, </text:span><text:span text:style-name="T68">propicia</text:span><text:span text:style-name="T292">r</text:span><text:span text:style-name="T52"> </text:span><text:span text:style-name="T68">medios</text:span><text:span text:style-name="T52"> </text:span><text:span text:style-name="T68">para</text:span><text:span text:style-name="T52"> su obtención, </text:span><text:span text:style-name="T69">tratamiento y </text:span><text:span text:style-name="T72">preparación</text:span><text:span text:style-name="T52">,</text:span><text:span text:style-name="T68"> </text:span><text:span text:style-name="T292">así como enfatizar</text:span><text:span text:style-name="T69"> también vías amigables</text:span><text:span text:style-name="T68"> con el medio ambiente</text:span><text:span text:style-name="T52"> </text:span><text:span text:style-name="T70">y </text:span><text:span text:style-name="T292">con</text:span><text:span text:style-name="T70"> bases fundamentales pero sólidas propias de la gastronomía y los alimentos.</text:span></text:p>
                </text:list-item>
                <text:list-item>
                  <text:p text:style-name="P49"><text:span text:style-name="T52">La visión de la trayectoria académica en Gastronomía y Alimentos es </text:span><text:span text:style-name="T71">alcanzar</text:span><text:span text:style-name="T52"> la correcta planificación, así como de la utilización de los medios de producción que se requieren dentro de la industria alimentaria para poder obtener </text:span><text:span text:style-name="T53">insumos de manera provechosa</text:span><text:span text:style-name="T52"> </text:span><text:span text:style-name="T293">y</text:span><text:span text:style-name="T52"> </text:span><text:span text:style-name="T53">rescat</text:span><text:span text:style-name="T293">ar</text:span><text:span text:style-name="T53"> </text:span><text:span text:style-name="T293">su</text:span><text:span text:style-name="T53"> significado respecto a su</text:span><text:span text:style-name="T54">s implicaciones</text:span><text:span text:style-name="T53"> culturales </text:span><text:span text:style-name="T54">relativas al ámbito culinario.</text:span></text:p>
                </text:list-item>
                <text:list-item>
                  <text:p text:style-name="P50"><text:span text:style-name="T54">E</text:span><text:span text:style-name="T55">l perfil de ingreso de la trayectoria académica en Gastronomía y Alimentos aguarda a</text:span><text:span text:style-name="T73">l</text:span><text:span text:style-name="T55"> aspirante recién egresado del nivel Medio Superior Básico (Secundaria), con inquietudes, aspiraciones o curiosidad sobre la obtención </text:span><text:span text:style-name="T75">o</text:span><text:span text:style-name="T55"> preparación de insumos, los cuales requieren de facilidad en conocimientos </text:span><text:span text:style-name="T74">o </text:span><text:span text:style-name="T55">apreciación por saberes</text:span><text:span text:style-name="T74"> de </text:span><text:span text:style-name="T55">biología, química y medio ambiente.</text:span></text:p>
                </text:list-item>
                <text:list-item>
                  <text:p text:style-name="P51"><text:span text:style-name="T58">El perfil de egreso de la trayectoria académica en Gastronomía y Alimentos </text:span><text:span text:style-name="T59">buscará que se fomenten </text:span><text:span text:style-name="T76">tanto</text:span><text:span text:style-name="T59"> mejor </text:span><text:span text:style-name="T60">infraestructura relativa a la producción y consumo de alimentos, para </text:span><text:span text:style-name="T61">poder consolidar confiables cadenas de suministros alimenticios e insumos; así como rescatar la parte cultural, </text:span><text:span text:style-name="T62">endémica y tradicional de l</text:span><text:span text:style-name="T77">a labor</text:span><text:span text:style-name="T62"> culinaria </text:span><text:span text:style-name="T76">regional</text:span></text:p>
                </text:list-item>
              </text:list>
            </text:list-item>
            <text:list-item>
              <text:p text:style-name="P20"><text:soft-page-break/>Bachillerato Técnico en Electricidad y Cómputo (<text:span text:style-name="T426">BTEC</text:span>):</text:p>
              <text:list>
                <text:list-item>
                  <text:p text:style-name="P88"><text:span text:style-name="T62">E</text:span><text:span text:style-name="T18">l objetivo de la trayectoria académica </text:span><text:span text:style-name="T63">en Electricidad y Cómputo </text:span><text:span text:style-name="T78">es</text:span><text:span text:style-name="T63"> </text:span><text:span text:style-name="T64">poder crear </text:span><text:span text:style-name="T65">y dar mantenimiento a </text:span><text:span text:style-name="T64">infraestructura tanto en sistemas de cómputo como en redes eléctricas, </text:span><text:span text:style-name="T66">de manera </text:span><text:span text:style-name="T67">que lleven tecnologías relativas a estos rubros donde haga falta para el beneficio de la comunidad, </text:span><text:span text:style-name="T78">así como para inspeccionar, convalidar y actualizar la infraestructura existente para su mejora y fortalecimiento.</text:span></text:p>
                </text:list-item>
                <text:list-item>
                  <text:p text:style-name="P89"><text:span text:style-name="T62">L</text:span><text:span text:style-name="T18">a misión de la trayectoria académica en Electricidad y Cómputo, es </text:span><text:span text:style-name="T79">la encomienda de poder imp</text:span><text:span text:style-name="T80">lementar mejoras en la infraestructura, de manera </text:span><text:span text:style-name="T81">consciente, responsable, creativa y </text:span><text:span text:style-name="T82">entusiasta, </text:span><text:span text:style-name="T83">de manera que sus desarrollos permitan alcanzar una facilidad en la realización de diversas tareas cotidianas dentro de la sociedad.</text:span></text:p>
                </text:list-item>
                <text:list-item>
                  <text:p text:style-name="P90"><text:span text:style-name="T62">L</text:span><text:span text:style-name="T18">a visión de la trayectoria académica en Electricidad y Cómputo, es la de alcanzar </text:span><text:span text:style-name="T84">mejoras </text:span><text:span text:style-name="T85">sustanciales en la sociedad, de manera que dichas mejoras permitan que todos alcancen una mejor calidad de vida, derivado de poseer mejores tecnologías de transmisión de información así como </text:span><text:span text:style-name="T86">de poseer mejores redes de distribución y suministro eléctrico.</text:span></text:p>
                </text:list-item>
                <text:list-item>
                  <text:p text:style-name="P52"><text:span text:style-name="T86">El perfil de ingreso de la trayectoria académica en Electricidad y Cómputo es </text:span><text:span text:style-name="T87">el de </text:span><text:span text:style-name="T338">recibir</text:span><text:span text:style-name="T87"> a todos aquellos quienes sean egresados del nivel Medio Superior Básico (secundaria) pero que posean especial interés en tópicos de programación, software, hardware, electricidad, electrónica, </text:span><text:span text:style-name="T88">para lo cual deberán también poseer aptitudes relativas a matemáticas </text:span><text:span text:style-name="T89">y física, los cuales serán fundamentales para la comprensión de los temas relativos </text:span><text:span text:style-name="T90">más avanzados sobre Electricidad y Computación.</text:span></text:p>
                </text:list-item>
                <text:list-item>
                  <text:p text:style-name="P91"><text:span text:style-name="T18">El perfil de egreso de la trayectoria </text:span><text:span text:style-name="T91">académica en Electricidad y C</text:span><text:span text:style-name="T172">ó</text:span><text:span text:style-name="T91">mputo, es el de poder formar profe</text:span><text:span text:style-name="T92">sionales que posean conocimientos relativos a electrónica analógica, electrónica digital, </text:span><text:span text:style-name="T93">electricidad y electrónica de potencia,</text:span><text:span text:style-name="T92"> lenguajes de programación </text:span><text:span text:style-name="T93">y</text:span><text:span text:style-name="T92"> </text:span><text:span text:style-name="T93">sistemas operativos, de manera que puedan integrarse al desarrollo e implementación de infraestructura tecnológica.</text:span></text:p>
                </text:list-item>
              </text:list>
            </text:list-item>
            <text:list-item>
              <text:p text:style-name="P21">Bachillerato Técnico en Enfermería y Nutrición <text:span text:style-name="T440">(</text:span><text:span text:style-name="T442">BTEN</text:span><text:span text:style-name="T440">)</text:span>:</text:p>
              <text:list>
                <text:list-item>
                  <text:p text:style-name="P53"><text:span text:style-name="T93">E</text:span><text:span text:style-name="T94">l objetivo de la trayectoria académica en Enfermería y Nutrición es el de atender de manera puntual las necesidades más frecuentes de la población sobre cuidados médicos de periferia que requieren un seguimiento primordial para poder apoyar a los individuos de la sociedad a alcanzar una mejor calidad de vida.</text:span></text:p>
                </text:list-item>
                <text:list-item>
                  <text:p text:style-name="P53"><text:span text:style-name="T94">La misión de la trayectoria académica en Enfermería y Nutrición es la de poder impactar de manera positiva y constructiva en la sociedad, </text:span><text:span text:style-name="T98">con actitudes predominantes</text:span><text:span text:style-name="T95"> </text:span><text:span text:style-name="T98">al ejercicio de su labor de modo </text:span><text:span text:style-name="T95">respetuos</text:span><text:span text:style-name="T98">o</text:span><text:span text:style-name="T95">, empátic</text:span><text:span text:style-name="T98">o</text:span><text:span text:style-name="T95"> y asertiv</text:span><text:span text:style-name="T98">o</text:span><text:span text:style-name="T95">, </text:span><text:span text:style-name="T319">al poder</text:span><text:span text:style-name="T94"> apoyar a la población a tratar</text:span><text:span text:style-name="T95"> problemas de salud, </text:span><text:span text:style-name="T140">así como</text:span><text:span text:style-name="T95"> derivados de la nutrición.</text:span></text:p>
                </text:list-item>
                <text:list-item>
                  <text:p text:style-name="P92"><text:span text:style-name="T18">La visión de la trayectoria académica en Enfermería y Nutrición es la de consolidarse</text:span><text:span text:style-name="T93"> </text:span><text:span text:style-name="T96">como una alternativa confiable, que puedan integrarse en equipos de trabajo </text:span><text:span text:style-name="T97">en materia de</text:span><text:span text:style-name="T96"> salud, </text:span><text:span text:style-name="T97">los cuales cuenten con la mejor formación para comunicarse tanto con profesionales como médicos o paramédicos, así como con pacientes de diversa índole, de modo que puedan coaccionar junto a su equipo de trabajo y de esa manera consoliden su prestigio como profesionales de la salud. Aspiramos a ser un referente en la formación de profesionales que integren tecnología avanzada, responsabilidad social y atención centrada en el paciente.</text:span></text:p>
                </text:list-item>
                <text:list-item>
                  <text:p text:style-name="P54"><text:span text:style-name="T97">E</text:span><text:span text:style-name="T99">l perfil de ingreso de la trayectoria académica en Enfermería y Nutrición</text:span><text:span text:style-name="T101"> recibir</text:span><text:span text:style-name="T108">á</text:span><text:span text:style-name="T99"> al aspirante recién egresado del nivel Medio Superior Básico (Secundaria) </text:span><text:span text:style-name="T100">quien tenga curiosidad </text:span><text:span text:style-name="T102">sobre tópicos relativos a la salud humana, </text:span><text:span text:style-name="T103">para lo cual deberá de tener </text:span><text:span text:style-name="T104">una </text:span><text:span text:style-name="T105">comprensión sólida de </text:span><text:soft-page-break/><text:span text:style-name="T105">conocimientos relativos a biología, química, civismo </text:span><text:span text:style-name="T127">y</text:span><text:span text:style-name="T105"> matemáticas, que le permitan consolidar sus futur</text:span><text:span text:style-name="T106">o</text:span><text:span text:style-name="T107">s conocimientos sobre cuestiones médicas, de atención y servicio a la salud.</text:span></text:p>
                </text:list-item>
                <text:list-item>
                  <text:p text:style-name="P55"><text:span text:style-name="T107">E</text:span><text:span text:style-name="T109">l perfil de egreso de la trayectoria académica en Enfermería y Nutrición </text:span><text:span text:style-name="T108">espera formar a </text:span><text:span text:style-name="T110">elementos destacados</text:span><text:span text:style-name="T108"> por brindar cuidados humanizados a personas, familias, grupos y comunidades a lo largo del curso de vida, de manera autónoma y colaborativa con el equipo de salud.</text:span></text:p>
                </text:list-item>
              </text:list>
            </text:list-item>
            <text:list-item>
              <text:p text:style-name="P22">Bachillerato Técnico como Paramédico y Brigadista <text:span text:style-name="T436">(</text:span><text:span text:style-name="T437">BTPB</text:span><text:span text:style-name="T436">)</text:span>:</text:p>
              <text:list>
                <text:list-item>
                  <text:p text:style-name="P56"><text:span text:style-name="T108">E</text:span><text:span text:style-name="T113">l objetivo de la trayectoria académica como Paramédico y Brigadista es el de poder atender </text:span><text:span text:style-name="T111">a </text:span><text:span text:style-name="T114">la</text:span><text:span text:style-name="T111"> sociedad, ya sea tanto </text:span><text:span text:style-name="T114">en</text:span><text:span text:style-name="T111"> urgencias médicas como </text:span><text:span text:style-name="T112">situaciones de</text:span><text:span text:style-name="T111"> </text:span><text:span text:style-name="T112">emergencia, tales como incendios salvamento de personal, rescate, </text:span><text:span text:style-name="T342">proveer atención</text:span><text:span text:style-name="T112"> de primeros auxilios, salvaguardar la vida y prevenir lesiones subsecuentes, </text:span><text:span text:style-name="T114">o simplemente auxiliar en cualquier emergencia en donde la vida humana corra un riesgo urgente, de emergencia, o peligro.</text:span></text:p>
                </text:list-item>
                <text:list-item>
                  <text:p text:style-name="P57"><text:span text:style-name="T108">L</text:span><text:span text:style-name="T321">a misión de la trayectoria académica como Paramédico y Brigadista consiste en poder salvaguardar la vida humana y auxiliarla en caso de una urgencia salubre, de manera noble, empática,</text:span><text:span text:style-name="T115"> pertinente y</text:span><text:span text:style-name="T321"> comprensiva, </text:span><text:span text:style-name="T320">a</text:span><text:span text:style-name="T404">l</text:span><text:span text:style-name="T116"> </text:span><text:span text:style-name="T404">asimilar que </text:span><text:span text:style-name="T116">apoyar y </text:span><text:span text:style-name="T117">proteger, </text:span><text:span text:style-name="T320">tanto </text:span><text:span text:style-name="T117">la vida </text:span><text:span text:style-name="T320">como</text:span><text:span text:style-name="T117"> la salud humana, </text:span><text:span text:style-name="T404">tanto </text:span><text:span text:style-name="T117">de individuos como de comunidades, es la prioridad de su profesión.</text:span></text:p>
                </text:list-item>
                <text:list-item>
                  <text:p text:style-name="P93"><text:span text:style-name="T117">L</text:span><text:span text:style-name="T18">a visión de la trayectoria académica como Paramédico y Brigadista </text:span><text:span text:style-name="T118">busca que al culminar la trayectoria, sus egresados logren d</text:span><text:span text:style-name="T18">etermina</text:span><text:span text:style-name="T118">r</text:span><text:span text:style-name="T18"> las prioridades de atención del paciente respecto a los padecimientos médicos y traumáticos agudos </text:span><text:span text:style-name="T119">que se presenten como imprevisto</text:span><text:span text:style-name="T18">, para </text:span><text:span text:style-name="T119">poder</text:span><text:span text:style-name="T18"> formular acciones resolutivas de cada situación de emergencia, mediante técnicas sistematizadas de evaluación, análisis e intervención prehospitalaria; </text:span><text:span text:style-name="T120">así como </text:span><text:span text:style-name="T121">r</text:span><text:span text:style-name="T120">eaccionar en situaciones de alto riesgo, emergencia o desastre; y cuya primordial función est</text:span><text:span text:style-name="T141">a</text:span><text:span text:style-name="T121">rá</text:span><text:span text:style-name="T120"> orientada a salvaguardar a las personas </text:span><text:span text:style-name="T142">y la población</text:span><text:span text:style-name="T120">.</text:span></text:p>
                </text:list-item>
                <text:list-item>
                  <text:p text:style-name="P58"><text:span text:style-name="T120">E</text:span><text:span text:style-name="T121">l perfil de ingreso </text:span><text:span text:style-name="T122">de la trayectoria académica </text:span><text:span text:style-name="T123">como Paramédico y Brigadista </text:span><text:span text:style-name="T124">aspira a </text:span><text:span text:style-name="T338">recibir</text:span><text:span text:style-name="T124"> egresados del Nivel Medio Superior </text:span><text:span text:style-name="T125">(Secundaria) pero con deseo de poder ayudar a los demás, </text:span><text:span text:style-name="T126">pero que también posean comprensión de temas básicos</text:span><text:span text:style-name="T121"> </text:span><text:span text:style-name="T127">tales como biología, química, civismo y matemáticas, que le permitan consolidar sus futuros conocimientos sobre cuestiones médicas, de atención y servicio a la salud. Aspiramos a ser un referente en la formación de profesionales que integren tecnología avanzada, responsabilidad social y atención centrada en el paciente.</text:span></text:p>
                </text:list-item>
                <text:list-item>
                  <text:p text:style-name="P59"><text:span text:style-name="T127">E</text:span><text:span text:style-name="T295">l perfil de egreso de la trayectoria académica como Paramédico y Brigadista espera que los egresados de esta trayectoria atiendan todas las urgencias y emergencias derivadas de inconvenientes e imprevistos de la población, </text:span><text:span text:style-name="T294">para dar</text:span><text:span text:style-name="T295"> la atención </text:span><text:span text:style-name="T128">de primer contacto que en todo momento se requiera, </text:span><text:span text:style-name="T129">así como podrá planificar ante emergencias </text:span><text:span text:style-name="T130">que permitan proteger tanto a individuos como a grupos sociales.</text:span></text:p>
                </text:list-item>
              </text:list>
            </text:list-item>
            <text:list-item>
              <text:p text:style-name="P94"><text:span text:style-name="T130">Bachillerato Técnico en Logística y Turismo (</text:span><text:span text:style-name="T431">BTLT</text:span><text:span text:style-name="T130">):</text:span></text:p>
              <text:list>
                <text:list-item>
                  <text:p text:style-name="P99"><text:span text:style-name="T371">El o</text:span><text:span text:style-name="T130">bjetivo </text:span><text:span text:style-name="T371">de la trayectoria académica en Logística y Turismo es el de f</text:span><text:span text:style-name="T130">ormar técnicos profesionales con conocimientos sólidos en logística y turismo, capaces de optimizar cadenas de suministro, gestionar proyectos turísticos sostenibles y contribuir al desarrollo económico y social de la región. Este programa busca combinar habilidades técnicas en gestión logística con una visión estratégica para el desarrollo del turismo, promoviendo la creación de infraestructura y servicios que impulsen el crecimiento de ambos sectores.</text:span></text:p>
                </text:list-item>
                <text:list-item>
                  <text:p text:style-name="P99"><text:span text:style-name="T371">La misión</text:span><text:span text:style-name="T130"> </text:span><text:span text:style-name="T371">de la trayectoria académica en Logística y Turismo </text:span><text:span text:style-name="T130">es formar </text:span><text:span text:style-name="T371">a quienes</text:span><text:span text:style-name="T130"> contribuyan </text:span><text:span text:style-name="T371">con el</text:span><text:span text:style-name="T130"> desarrollo de la infraestructura logística y turística de la región, fomentando la eficiencia </text:span><text:soft-page-break/><text:span text:style-name="T130">en la distribución de bienes y servicios, así como la promoción de destinos turísticos sostenibles, </text:span><text:span text:style-name="T371">para lo cual n</text:span><text:span text:style-name="T130">uestros egresados estarán capacitados </text:span><text:span text:style-name="T371">con herramientas, pero también con valores como </text:span><text:span text:style-name="T372">la solidaridad, la creatividad y la innovación que les permitan</text:span><text:span text:style-name="T130"> trabajar </text:span><text:span text:style-name="T371">y promover</text:span><text:span text:style-name="T130"> </text:span><text:span text:style-name="T371">la labor </text:span><text:span text:style-name="T130">en equipo, resolver problemas de manera </text:span><text:span text:style-name="T372">original e interesante,</text:span><text:span text:style-name="T130"> y aplicar tecnologías </text:span><text:span text:style-name="T372">nuevas y de vanguardia</text:span><text:span text:style-name="T130"> </text:span><text:span text:style-name="T372">respectivamente.</text:span></text:p>
                </text:list-item>
                <text:list-item>
                  <text:p text:style-name="P99"><text:span text:style-name="T371">La visión</text:span><text:span text:style-name="T130"> </text:span><text:span text:style-name="T371">de la trayectoria académica en Logística y Turismo </text:span><text:span text:style-name="T130">es ser un programa de referencia a nivel regional y nacional, reconocido por su contribución al desarrollo de la logística y el turismo en Temascaltepec de González. Buscamos formar profesionales que lideren proyectos de infraestructura logística y turística, promoviendo el crecimiento económico sostenible y mejorando la calidad de vida de la población.</text:span></text:p>
                </text:list-item>
                <text:list-item>
                  <text:p text:style-name="P100"><text:span text:style-name="T130">El perfil de ingreso de </text:span><text:span text:style-name="T371">la trayectoria académica en Logística y Turismo</text:span><text:span text:style-name="T130"> está dirigido a estudiantes recién egresados del nivel medio básico (secundaria) que tengan interés en áreas como la gestión de proyectos, la organización de eventos, la planificación de rutas de transporte y la promoción turística. Es deseable que los aspirantes posean habilidades básicas en matemáticas, geografía y comunicación, así como una actitud proactiva, creativa y </text:span><text:span text:style-name="T378">compromiso</text:span><text:span text:style-name="T130"> con el desarrollo </text:span><text:span text:style-name="T373">y bienestar </text:span><text:span text:style-name="T130">de su comunidad.</text:span></text:p>
                </text:list-item>
                <text:list-item>
                  <text:p text:style-name="P100"><text:span text:style-name="T373">El p</text:span><text:span text:style-name="T130">erfil de egreso de </text:span><text:span text:style-name="T371">la trayectoria académica en Logística y Turismo</text:span><text:span text:style-name="T130"> </text:span><text:span text:style-name="T373">es que se</text:span><text:span text:style-name="T130">rán técnicos profesionales con habilidades par</text:span><text:span text:style-name="T373">a g</text:span><text:span text:style-name="T130">estionar cadenas de suministro y optimizar procesos logísticos, </text:span><text:span text:style-name="T373">d</text:span><text:span text:style-name="T130">iseñar y promover proyectos turísticos sostenibles. </text:span><text:span text:style-name="T373">u</text:span><text:span text:style-name="T130">tilizar tecnologías innovadoras en logística y turismo, </text:span><text:span text:style-name="T373">t</text:span><text:span text:style-name="T130">rabajar en equipo y resolver problemas de manera creativa,</text:span><text:span text:style-name="T373"> c</text:span><text:span text:style-name="T130">ontribuir al desarrollo de infraestructura logística y turística en la región, </text:span><text:span text:style-name="T373">y p</text:span><text:span text:style-name="T130">romover el crecimiento económico sostenible y mejorar la calidad de vida de la población.</text:span></text:p>
                </text:list-item>
              </text:list>
            </text:list-item>
          </text:list>
        </text:list-item>
        <text:list-item>
          <text:p text:style-name="P23">Nivel Superior</text:p>
          <text:list>
            <text:list-item>
              <text:p text:style-name="P95"><text:span text:style-name="T130">L</text:span><text:span text:style-name="T18">icenciatura en </text:span><text:span text:style-name="T158">Ingeniería</text:span><text:span text:style-name="T18"> Telemática e Hidroeléctrica </text:span><text:span text:style-name="T230">(</text:span><text:span text:style-name="T425">LITH</text:span><text:span text:style-name="T230">)</text:span><text:span text:style-name="T18">:</text:span></text:p>
              <text:list>
                <text:list-item>
                  <text:p text:style-name="P60"><text:span text:style-name="T143">El objetivo de la trayectoria académica en Telemática e Hidroeléctrica es el de poder atender la necesidad primordial de las sociedades modernas derivadas de la primigenia ingeniería eléctrica. Como bien es sabido, </text:span><text:span text:style-name="T144">la Ingeniería eléctrica </text:span><text:span text:style-name="T146">históricamente</text:span><text:span text:style-name="T144"> derivo </text:span><text:span text:style-name="T146">o</text:span><text:span text:style-name="T144"> se fusionó con otras áreas que nos han traído la electrónica, electromecánica, computación o telecomunicaciones, de manera que la Universidad de Temascaltepec de González propone e imparte este programa de licenciatura con el objetivo primordial de poder solventar las necesidades de implementar </text:span><text:span text:style-name="T145">tecnología</text:span><text:span text:style-name="T144"> en estos rubros </text:span><text:span text:style-name="T146">a lo largo del municipio, igualmente busca</text:span><text:span text:style-name="T145"> que a nivel local, regional y federal se pueda colaborar con diversas dependencias para lograr la implementación o revisión de la infraestructura en materia de telecomunicaciones así como de redes y plantas de distribución eléctrica.</text:span></text:p>
                </text:list-item>
                <text:list-item>
                  <text:p text:style-name="P61"><text:span text:style-name="T147">La misión de la trayectoria académica en Telemática e Hidroeléctrica </text:span><text:span text:style-name="T152">es indagar</text:span><text:span text:style-name="T149"> en rubros de electrónica, telecomunicaciones y redes eléctricas, para lo cual deberá tener un gran sentido de </text:span><text:span text:style-name="T150">ética, </text:span><text:span text:style-name="T149">responsabilidad </text:span><text:span text:style-name="T150">y asertividad</text:span><text:span text:style-name="T149"> respecto al uso de equipo el</text:span><text:span text:style-name="T150">éctrico o de maquinaria pesada relativa a su profesión, de manera que puedan desempeñar su profesión de manera destacada pero cuidadosa, precavida y preventiva.</text:span></text:p>
                </text:list-item>
                <text:list-item>
                  <text:p text:style-name="P61"><text:span text:style-name="T150">La misión de la trayectoria </text:span><text:span text:style-name="T151">académica en Telemática e Hidroeléctrica es </text:span><text:span text:style-name="T149">investigar, desarrollar e</text:span><text:span text:style-name="T148"> implementar </text:span><text:span text:style-name="T153">sobre</text:span><text:span text:style-name="T148"> </text:span><text:span text:style-name="T149">nueva tecnología, </text:span><text:span text:style-name="T153">de manera que se pueda coadyuvar a la sociedad para que alcance unas mejoras en su calidad de vida </text:span><text:span text:style-name="T154">ofrecidas por los últimos avances en tecnología derivada de la industria 5.0 afines a cómputo, telecomunicaciones, dispositivos electrónicos.</text:span></text:p>
                </text:list-item>
                <text:list-item>
                  <text:p text:style-name="P101"><text:soft-page-break/><text:span text:style-name="T154">E</text:span><text:span text:style-name="T18">l perfil de ingreso de la trayectoria académica en Telemática e Hidroeléctrica </text:span><text:span text:style-name="T155">es el de aquel egresado del bachillerato general pero que tenga dominio de asignaturas genéricas en matemáticas y física y desde luego interés en las áreas eléctrica, electrónica, electromecánica, </text:span><text:span text:style-name="T156">mecatrónica, computación o telecomunicaciones.</text:span></text:p>
                </text:list-item>
                <text:list-item>
                  <text:p text:style-name="P62"><text:span text:style-name="T156">El perfil de egreso de la trayectoria académica en Telemática e Hidroeléctrica </text:span><text:span text:style-name="T157">es del de formar al profesionista quien, tenga aptitudes para poder implementar y resolver problemas tecnológicos, que acaparen desde la implantación de infraestructura eléctrica, en telecomunicaciones e inclusive en desarrollo de software en donde se requiera, </text:span><text:span text:style-name="T294">de manera que logre manejar</text:span><text:span text:style-name="T157"> todo tipo de tecnología derivada de la ingeniería eléctrica, desde su ámbito más teórico hasta su ámbito más tangible.</text:span></text:p>
                </text:list-item>
              </text:list>
            </text:list-item>
            <text:list-item>
              <text:p text:style-name="P24">Licenciatura en Ingeniería en Ciberseguridad y Estrategia (<text:span text:style-name="T423">LICE</text:span>):</text:p>
              <text:list>
                <text:list-item>
                  <text:p text:style-name="P63"><text:span text:style-name="T159">El objetivo de la trayectoria académica en Ciberseguridad y Estrategia es el de </text:span><text:span text:style-name="T379">impartir</text:span><text:span text:style-name="T159"> una formación bipartita </text:span><text:span text:style-name="T160">de tal modo que </text:span><text:span text:style-name="T380">tenga conocimientos para</text:span><text:span text:style-name="T160"> actuar en cuestiones de infraestructura crítica de tecnología cibernética, así como en situaciones de riesgo de diversas </text:span><text:span text:style-name="T161">situaciones</text:span><text:span text:style-name="T160"> interpersonales </text:span><text:span text:style-name="T161">ya sea de magnitud individual o de magnitud poblacional </text:span><text:span text:style-name="T296">y con ello garantiza </text:span><text:span text:style-name="T161">en cualquier situación de emergencia la mejor de las atenciones</text:span><text:span text:style-name="T160">. </text:span></text:p>
                </text:list-item>
                <text:list-item>
                  <text:p text:style-name="P64"><text:span text:style-name="T160">La misión de la traye</text:span><text:span text:style-name="T161">ctoria académica en Ciberseguridad y Estrategia es el de poder </text:span><text:span text:style-name="T162">formar a aquellos quienes principal vocación sea siempre la </text:span><text:span text:style-name="T163">prevención, </text:span><text:span text:style-name="T174">el mitigar conflictos</text:span><text:span text:style-name="T163"> y la seguridad, por ello es que en ellos deberán destacar valores al ejercicio de su profesión como la empatía y la asertividad </text:span><text:span text:style-name="T164">ante todas las situaciones y </text:span><text:span text:style-name="T296">dejar</text:span><text:span text:style-name="T164"> la confrontación como último recurso en el cual deberán de manejarse y actuar con el mismo respeto y responsabilidad que debe de prevalecer e imperar en cualquier otra situación en donde deba intervenir.</text:span></text:p>
                </text:list-item>
                <text:list-item>
                  <text:p text:style-name="P65"><text:span text:style-name="T175">La visión de la trayectoria académica en Ciberseguridad y Estrategia es el de poder impactar socialmente de modo </text:span><text:span text:style-name="T176">favorable, </text:span><text:span text:style-name="T180">logra</text:span><text:span text:style-name="T297">r</text:span><text:span text:style-name="T180"> un mejor ejercicio de</text:span><text:span text:style-name="T177"> la delicada labor </text:span><text:span text:style-name="T180">sobre </text:span><text:span text:style-name="T177">prevención y seguridad tanto en instancias públicas como pr</text:span><text:span text:style-name="T178">ivadas</text:span><text:span text:style-name="T177"> </text:span><text:span text:style-name="T178">y junto con esto logra</text:span><text:span text:style-name="T180">r</text:span><text:span text:style-name="T178"> la consolidación de grupos de seguridad que cuenten con conocimientos tan amplios como se</text:span><text:span text:style-name="T181">a</text:span><text:span text:style-name="T178"> posible que les permitan tener criterio para toma de decisiones y, </text:span><text:span text:style-name="T179">mediante ello, puedan conciliar soluciones a conflictos de diversa índole o de diversas emergencias donde se requiera su presencia, </text:span><text:span text:style-name="T181">así como en grupos de trabajo u organizaciones donde se integren.</text:span></text:p>
                </text:list-item>
                <text:list-item>
                  <text:p text:style-name="P66"><text:span text:style-name="T181">El perfil de ingreso </text:span><text:span text:style-name="T182">de la trayectoria académica en Ciberseguridad y Estrategia busca </text:span><text:span text:style-name="T212">a</text:span><text:span text:style-name="T182"> </text:span><text:span text:style-name="T213">3</text:span><text:span text:style-name="T182"> perfiles en particular </text:span><text:span text:style-name="T213">pero </text:span><text:span text:style-name="T336">sin ser</text:span><text:span text:style-name="T213"> excluyentes entre si</text:span><text:span text:style-name="T182">, el primero es el de aquel egresado del bachillerato general pero que tenga dominio de asignaturas genéricas en matemáticas y física y</text:span><text:span text:style-name="T187"> que exprese</text:span><text:span text:style-name="T182"> interés en las áreas </text:span><text:span text:style-name="T183">como</text:span><text:span text:style-name="T182"> electrónica, computación, telecomunicaciones, </text:span><text:span text:style-name="T183">leyes, estrategia, estadística, </text:span><text:span text:style-name="T184">pronósticos, </text:span><text:span text:style-name="T185">prevención, seguridad; </text:span><text:span text:style-name="T213">el segundo perfil es el de aquel quien es</text:span><text:span text:style-name="T182"> egresado de una carrera técnica de bachillerato en área 1, </text:span><text:span text:style-name="T186">o de ciberseguridad, o seguridad ciudadana, </text:span><text:span text:style-name="T182">cuya carrera técnica guarde </text:span><text:span text:style-name="T216">al menos</text:span><text:span text:style-name="T182"> una afinidad con las áreas anteriormente mencionadas. </text:span><text:span text:style-name="T213">Finalmente el tercero es para todos aquellos quienes sean personal activo de fuerzas policiales, militares, Marina, Guardia Nacional y cualquier otra organización de seguridad pública o privada quienes, </text:span><text:span text:style-name="T322">al tener</text:span><text:span text:style-name="T213"> cubierto el requisito </text:span><text:span text:style-name="T381">educativo y </text:span><text:span text:style-name="T213">administrativo del nivel bachillerato, aspiren a tener una formación más profunda sobre el ejercicio de su profesión, a lo cual, este último perfil de aspirante </text:span><text:span text:style-name="T214">tendrá acceso a una formación especializada, así como adiestramientos propios relativos a su organización de la que se encuentren en activo.</text:span></text:p>
                </text:list-item>
                <text:list-item>
                  <text:p text:style-name="P67"><text:soft-page-break/><text:span text:style-name="T187">El perfil de egreso de la trayectoria académica en Ciberseguridad y Estrategia es el de formar a un egresado que durante la trayectoria se pudo e</text:span><text:span text:style-name="T298">nriquecer </text:span><text:span text:style-name="T187">de la formación académica </text:span><text:span text:style-name="T336">y</text:span><text:span text:style-name="T187"> </text:span><text:span text:style-name="T215">también</text:span><text:span text:style-name="T187"> de las experiencias y adiestramientos impartidos por un cuerpo interdisciplinario de profesores egresado de diversas </text:span><text:span text:style-name="T298">instituciones </text:span><text:span text:style-name="T187">como el</text:span><text:span text:style-name="T298"> INACIPE, </text:span><text:span text:style-name="T187">la</text:span><text:span text:style-name="T298"> UPCDMX </text:span><text:span text:style-name="T187">o el </text:span><text:span text:style-name="T298">CESNAV, </text:span><text:span text:style-name="T297">tomar</text:span><text:span text:style-name="T187"> lo mejor de cada legado </text:span><text:span text:style-name="T188">institucional</text:span><text:span text:style-name="T187"> y complement</text:span><text:span text:style-name="T309">ar </text:span><text:span text:style-name="T370">esto junto</text:span><text:span text:style-name="T187"> con la nueva y creciente necesidad </text:span><text:span text:style-name="T309">de salvaguardar</text:span><text:span text:style-name="T187"> también la infraestructura crítica de índole cibernético y de telecomunicaciones que actualmente nos brinda como humanidad un bienestar emanado de la revolución industrial </text:span><text:span text:style-name="T405">5</text:span><text:span text:style-name="T187">.0.</text:span></text:p>
                </text:list-item>
              </text:list>
            </text:list-item>
            <text:list-item>
              <text:p text:style-name="P96"><text:span text:style-name="T187">L</text:span><text:span text:style-name="T18">icenciatura en Ingeniería en Biotecnología y Alimentos </text:span><text:span text:style-name="T230">(</text:span><text:span text:style-name="T420">LIBA</text:span><text:span text:style-name="T230">)</text:span><text:span text:style-name="T18">.</text:span></text:p>
              <text:list>
                <text:list-item>
                  <text:p text:style-name="P102"><text:span text:style-name="T187">E</text:span><text:span text:style-name="T18">l objetivo de la trayectoria académica en Biotecnología y Alimentos es atender de primera mano las necesidades de área 2 del municipio relativas a la infraestructura pero que inicialmente se pueden atacar desde el área 1, es decir, es atender la creciente demanda de alimentos y otros suministros de calidad, así como de </text:span><text:span text:style-name="T189">estudiar cuestiones que son competencia propiamente de la ingeniería biológica como la genética o el medio ambiente.</text:span></text:p>
                </text:list-item>
                <text:list-item>
                  <text:p text:style-name="P68"><text:span text:style-name="T187">L</text:span><text:span text:style-name="T190">a misión de la trayectoria académica en Biotecnología y Alimentos es poder solventar necesidades tanto alimentarias como de ingeniería biológica del pueblo desde el primer momento, por lo que destacarán valores como la responsabilidad social, la conciencia y empatía hacia la naturaleza y los ecosistemas y tanto nobleza como astucia para poder implementar proyectos de índole biológica.</text:span></text:p>
                </text:list-item>
                <text:list-item>
                  <text:p text:style-name="P68"><text:span text:style-name="T190">La visión de la trayectoria académica en Biotecnología y Alimentos es poder consolidar con acciones tanto el prestigio como las labores emanadas de esta profesión, de tal modo que sus acciones repercutan de manera provechosa tanto en la población como en el medio ambiente y que sus </text:span><text:span text:style-name="T191">proyectos permitan el desarrollo de cuestiones como industria, crecimiento demográfico y social pero con las regulaciones que permitan conservar o coexistir con la naturaleza en su diversidad amplia de ecosistemas.</text:span></text:p>
                </text:list-item>
                <text:list-item>
                  <text:p text:style-name="P103"><text:span text:style-name="T191">E</text:span><text:span text:style-name="T18">l perfil de ingreso de la trayectoria académica en Biotecnología y Alimentos es poder atraer a todos aquellos quienes tengan intereses, aspiración, o bien </text:span><text:span text:style-name="T192">simplemente</text:span><text:span text:style-name="T18"> aprec</text:span><text:span text:style-name="T192">io</text:span><text:span text:style-name="T18"> por conocimientos y saberes relativos a temas de biología, alimentos, química, agricultura, genética, </text:span><text:span text:style-name="T192">entre otros afines que son inter</text:span><text:span text:style-name="T193">disciplinarios entre el área 1 y el área 2, </text:span><text:span text:style-name="T194">de manera que, aparte de los conocimientos anteriores, se valoran también conocimiento mínimo pero suficiente en temas como álgebra, cálculo, interpretación de modelado de fenómenos (por ejemplo, de índole físico) y estadística.</text:span></text:p>
                </text:list-item>
                <text:list-item>
                  <text:p text:style-name="P104"><text:span text:style-name="T18">El perfil de egreso de la trayectoria académica en Biotecnología y Alimentos permitirá que el egresado se integre en instancias públicas y privadas </text:span><text:span text:style-name="T195">en diversos campos de su profesión, por ejemplo </text:span><text:span text:style-name="T18">para hace</text:span><text:span text:style-name="T196">r diversidad de labores </text:span><text:span text:style-name="T197">relativas a la medicina humana como física médica, </text:span><text:span text:style-name="T198">protección </text:span><text:span text:style-name="T197">radiología, </text:span><text:span text:style-name="T198">rayos X, hasta otras como diseño de dispositivos electrónicos médicos tanto </text:span><text:span text:style-name="T199">para utilización dentro como fuera del cuerpo humano; así mismo podrá investigar y desarrollar sobre otros temas fuera de la salud humana como la genética de otros organismos vivos; y finalmente complementará con una formación fuerte y también indispensable en cualquier sociedad que le permita producir alimentos </text:span><text:span text:style-name="T200">e insumos de alta calidad.</text:span></text:p>
                </text:list-item>
              </text:list>
            </text:list-item>
            <text:list-item>
              <text:p text:style-name="P25"><text:span text:style-name="T415">L</text:span>icenciatura en Ingeniería <text:span text:style-name="T416">Textil y del Diseño </text:span><text:span text:style-name="T417">(</text:span><text:span text:style-name="T418">LITD</text:span><text:span text:style-name="T417">)</text:span><text:span text:style-name="T416">.</text:span></text:p>
              <text:list>
                <text:list-item>
                  <text:p text:style-name="P69"><text:span text:style-name="T200">E</text:span><text:span text:style-name="T202">l objetivo de la trayectoria académica en Textiles y del Diseño, </text:span><text:span text:style-name="T203">es </text:span><text:span text:style-name="T382">f</text:span><text:span text:style-name="T203">ormar profesionales en Ingeniería Textil capaces de diseñar, desarrollar e implementar procesos productivos de la revolución industrial </text:span><text:span text:style-name="T406">5</text:span><text:span text:style-name="T203">.0 dentro de la industria textil en cuestiones de máquinas, industria e </text:span><text:soft-page-break/><text:span text:style-name="T203">innovación tecnológica y complementarlo con una formación en el campo del diseño con una sólida base técnica, creativa y científica, capaces de desarrollar productos, servicios y experiencias innovadoras</text:span><text:span text:style-name="T201">.</text:span></text:p>
                </text:list-item>
                <text:list-item>
                  <text:p text:style-name="P70"><text:span text:style-name="T201">L</text:span><text:span text:style-name="T207">a misión de la trayectoria académica en Textiles y del Diseño es que logren cons</text:span><text:span text:style-name="T204">olidarse dentro de sus 2 áreas del conocimiento, </text:span><text:span text:style-name="T322">al ser</text:span><text:span text:style-name="T204"> para el ámbito textil que logren destacar </text:span><text:span text:style-name="T206">valores como la curiosidad, la perseverancia </text:span><text:span text:style-name="T208">y asertividad</text:span><text:span text:style-name="T204"> </text:span><text:span text:style-name="T205">así como para la ingeniería en Diseño se requieren otros valores complementarios como la creatividad y </text:span><text:span text:style-name="T206">la pluriculturalidad,</text:span><text:span text:style-name="T205"> </text:span><text:span text:style-name="T322">al ser en conjunto</text:span><text:span text:style-name="T205"> estos los que le permitan desempeñar </text:span><text:span text:style-name="T206">proyectos</text:span><text:span text:style-name="T205"> </text:span><text:span text:style-name="T206">completamente </text:span><text:span text:style-name="T205">funcional</text:span><text:span text:style-name="T322">es</text:span><text:span text:style-name="T205"> sin dejar de </text:span><text:span text:style-name="T206">poseer</text:span><text:span text:style-name="T205"> ética y neutralidad en </text:span><text:span text:style-name="T206">estos</text:span><text:span text:style-name="T205">.</text:span></text:p>
                </text:list-item>
                <text:list-item>
                  <text:p text:style-name="P71"><text:span text:style-name="T323">La </text:span><text:span text:style-name="T207">v</text:span><text:span text:style-name="T323">isión de la trayectoria académica en Textiles y del Diseño es que logren consolidar</text:span><text:span text:style-name="T324">se en</text:span><text:span text:style-name="T323"> proyectos de infraestructura en el área crítica de la producción e innovación textil, </text:span><text:span text:style-name="T325">sus materiales, las propiedades de dichos materiales y sus proceso</text:span><text:span text:style-name="T408">s. Paralelo</text:span><text:span text:style-name="T323"> con ello, que logren aplicar conocimientos de diseño, estética </text:span><text:span text:style-name="T324">y artes visuales hacia proyectos tangibles, por mencionar algunos </text:span><text:span text:style-name="T325">como</text:span><text:span text:style-name="T324"> la ergonomía o la antropometría, </text:span><text:span text:style-name="T326">al </text:span><text:span text:style-name="T200">respond</text:span><text:span text:style-name="T324">e</text:span><text:span text:style-name="T326">r</text:span><text:span text:style-name="T200"> a las necesidades del desarrollo de infraestructura así como‭ ‬otros desarrollos encaminados hacia‭ ‬la sociedad.</text:span></text:p>
                </text:list-item>
                <text:list-item>
                  <text:p text:style-name="P72"><text:span text:style-name="T221">El perfil de egreso de la trayectoria académica en Textiles y del Diseño es </text:span><text:span text:style-name="T222">el de aquellos aspirantes quienes tengan inquietudes por cuestiones culturales </text:span><text:span text:style-name="T223">y artísticas pero que también tengan curiosidad por saber como es que estos conocimientos estéticos se aplican la </text:span><text:span text:style-name="T224">industria o bien en el desarrollo de la</text:span><text:span text:style-name="T223"> infraestructura.</text:span><text:span text:style-name="T222"> </text:span><text:span text:style-name="T223">D</text:span><text:span text:style-name="T222">e </text:span><text:span text:style-name="T223">esta </text:span><text:span text:style-name="T222">manera, </text:span><text:span text:style-name="T224">se busca a quienes tengan curiosidad o talento por las artes visuales pero de igual forma se aprecia el talento en temas relativos a química, física y matemáticas </text:span><text:span text:style-name="T225">del nivel medio superior para el desarrollo de habilidades en maquinaria o en ingeniería de materiales que les permitan aterrizar su imaginación y creatividad </text:span><text:span text:style-name="T226">en un proyecto de aplicación del área tecnológica.</text:span></text:p>
                </text:list-item>
                <text:list-item>
                  <text:p text:style-name="P73"><text:span text:style-name="T227">El perfil de egreso busca recompensar a aquellos entusiastas de las artes visuales y de la estética de manera que posean una formación bipartita tanto en ingeniería textil como en ingeniería del diseño, </text:span><text:span text:style-name="T327">al poder</text:span><text:span text:style-name="T227"> desarrollar áreas de vanguardia del diseño tales como visualización de datos, hasta otras áreas de la </text:span><text:span text:style-name="T228">ingeniería</text:span><text:span text:style-name="T227"> textil relativas a ciencias de materiales o a la maquinaria para el desarrollo de la industria textil. Mediante </text:span><text:span text:style-name="T229">la formación</text:span><text:span text:style-name="T227"> integral de áreas se busca que el egresado logre </text:span><text:span text:style-name="T228">aterrizar</text:span><text:span text:style-name="T227"> estos conocimientos dentro de una instancia </text:span><text:span text:style-name="T229">industrial o de infraestructura</text:span><text:span text:style-name="T227"> en </text:span><text:span text:style-name="T229">donde</text:span><text:span text:style-name="T227"> puedan integrarse en equipos de trabajo para alcanzar la culminación de sus conocimientos en proyectos de instancia tecnológica.</text:span></text:p>
                </text:list-item>
              </text:list>
            </text:list-item>
            <text:list-item>
              <text:p text:style-name="P74"><text:span text:style-name="T409">L</text:span><text:span text:style-name="T410">icenciatura </text:span><text:span text:style-name="T411">en Ingeniería </text:span><text:span text:style-name="T412">Geológica</text:span><text:span text:style-name="T411"> y Ambiental (</text:span><text:span text:style-name="T427">LI</text:span><text:span text:style-name="T428">G</text:span><text:span text:style-name="T427">A</text:span><text:span text:style-name="T411">).</text:span></text:p>
              <text:list>
                <text:list-item>
                  <text:p text:style-name="P75"><text:span text:style-name="T231">El objetivo de </text:span><text:span text:style-name="T232">la trayectoria académica </text:span><text:span text:style-name="T339">Geológica</text:span><text:span text:style-name="T232"> y Ambiental </text:span><text:span text:style-name="T233">es la de poder </text:span><text:span text:style-name="T339">formar profesionistas que tengan profundos conocimientos sobre el planeta Tierra que les permitan, no solo apoyar a ingenieros civiles o municipales en la creación de nueva infraestructura en materia de construcción, sino también que les permita explorar el subsuelo así como diversas zonas con riqueza de recursos naturales para su estudio y cuidado, coordinándose con </text:span><text:span text:style-name="T233">otros </text:span><text:span text:style-name="T339">profesionistas y especialistas</text:span><text:span text:style-name="T233"> </text:span><text:span text:style-name="T339">para la</text:span><text:span text:style-name="T233"> preservación ambiental de los ecosistemas o </text:span><text:span text:style-name="T339">fomentar </text:span><text:span text:style-name="T233">presencia sustentable de las industrias </text:span><text:span text:style-name="T339">en simbiosis con</text:span><text:span text:style-name="T233"> los medios naturales.</text:span></text:p>
                </text:list-item>
                <text:list-item>
                  <text:p text:style-name="P76"><text:span text:style-name="T233">La misión de la trayectoria académica </text:span><text:span text:style-name="T340">Geológica</text:span><text:span text:style-name="T233"> y Ambiental </text:span><text:span text:style-name="T234">es la de apoyar al crecimiento demográfico y habitacional, así como la planificación social a la par de proyectos de índole ecológico y sostenible, por lo que los valores que predominan </text:span><text:span text:style-name="T235">en esta </text:span><text:span text:style-name="T236">trayectoria</text:span><text:span text:style-name="T234"> son los de </text:span><text:span text:style-name="T235">la curiosidad, la gratitud, el asombro y la solidaridad, de manera que puedan conducirse con </text:span><text:soft-page-break/><text:span text:style-name="T235">ética y responsabilidad de sus actos para el desarrollo, tanto de la humanidad como del medio en el que esta coexiste. </text:span></text:p>
                </text:list-item>
                <text:list-item>
                  <text:p text:style-name="P77"><text:span text:style-name="T236">La visión de la trayectoria académica </text:span><text:span text:style-name="T340">Geológica</text:span><text:span text:style-name="T236"> y Ambiental es la de poder consolidar su prestigio como una trayectoria académica fuerte en sus ámbitos y </text:span><text:span text:style-name="T339">habilidades</text:span><text:span text:style-name="T236">, de manera </text:span><text:span text:style-name="T299">que al</text:span><text:span text:style-name="T236"> integrarse en grupos de colaboración de proyectos de infraestructura </text:span><text:span text:style-name="T299">apoyen en</text:span><text:span text:style-name="T236"> el desarrollo de </text:span><text:span text:style-name="T299">planes y programas de crecimiento que resulten efectivos y convenientes, tanto para la población humana como para el medio ambiente.</text:span></text:p>
                </text:list-item>
                <text:list-item>
                  <text:p text:style-name="P78"><text:span text:style-name="T299">El perfil de ingreso de la trayectoria </text:span><text:span text:style-name="T300">académica </text:span><text:span text:style-name="T340">Geológica</text:span><text:span text:style-name="T301"> y Ambiental es el de poseer</text:span><text:span text:style-name="T299"> </text:span><text:span text:style-name="T301">(desde antes de su ingreso) a </text:span><text:span text:style-name="T302">2</text:span><text:span text:style-name="T301"> tipos de aspirantes, </text:span><text:span text:style-name="T303">en donde estos </text:span><text:span text:style-name="T304">2 </text:span><text:span text:style-name="T303">perfiles de aspirante tampoco son excluyentes entre si</text:span><text:span text:style-name="T301">. El primero es a aquellos quienes tengan inquietudes por saber tanto de cuestiones relativas a la construcción, </text:span><text:span text:style-name="T340">el subsuelo y las industrias extractivas</text:span><text:span text:style-name="T301">. </text:span><text:span text:style-name="T303">E</text:span><text:span text:style-name="T301">l segundo perfil es de aquellos quienes </text:span><text:span text:style-name="T303">tengan claro que su interés es el de la responsabilidad ambiental, </text:span><text:span text:style-name="T297">buscar</text:span><text:span text:style-name="T303"> que todas las actividades del ser humano </text:span><text:span text:style-name="T336">sin</text:span><text:span text:style-name="T303"> afect</text:span><text:span text:style-name="T336">ar</text:span><text:span text:style-name="T303"> a los ecosistemas, o bien, que la producción industrial es sostenible. E</text:span><text:span text:style-name="T302">n ambos perfiles se busca que posean facilidad en conocimientos de química, </text:span><text:span text:style-name="T305">biología, </text:span><text:span text:style-name="T237">estadística</text:span><text:span text:style-name="T305"> y matemáticas</text:span><text:span text:style-name="T237">.</text:span></text:p>
                </text:list-item>
                <text:list-item>
                  <text:p text:style-name="P79"><text:span text:style-name="T237">El perfil de egreso de la trayectoria académica </text:span><text:span text:style-name="T340">Geológica</text:span><text:span text:style-name="T237"> y Ambiental contempla que al culminar su trayectoria académica los egresados posean conciencia y conocimientos sobre sus campos de aplicación, de manera que </text:span><text:span text:style-name="T238">puedan llevarlo a cabo en proyectos </text:span><text:span text:style-name="T239">terrestres</text:span><text:span text:style-name="T233"> </text:span><text:span text:style-name="T238">donde puedan coexistir</text:span><text:span text:style-name="T233"> el ser humano </text:span><text:span text:style-name="T239">y</text:span><text:span text:style-name="T233"> a </text:span><text:span text:style-name="T328">su</text:span><text:span text:style-name="T233"> vez </text:span><text:span text:style-name="T239">de que se preserve</text:span><text:span text:style-name="T233"> el medio ambiente, </text:span><text:span text:style-name="T329">al encontrarse</text:span><text:span text:style-name="T233"> ambos en simbiosis.</text:span></text:p>
                </text:list-item>
              </text:list>
            </text:list-item>
            <text:list-item>
              <text:p text:style-name="P97"><text:span text:style-name="T233">L</text:span><text:span text:style-name="T18">icenciatura en </text:span><text:span text:style-name="T240">Ingeniería Estadística y Económica (</text:span><text:span text:style-name="T430">LIEE</text:span><text:span text:style-name="T240">):</text:span></text:p>
              <text:list>
                <text:list-item>
                  <text:p text:style-name="P80"><text:span text:style-name="T233">E</text:span><text:span text:style-name="T306">l objetivo de la trayectoria académica </text:span><text:span text:style-name="T241">Estadística y Económica es el de </text:span><text:span text:style-name="T242">poder medir resultados en las labores y actividades que se desarrollan. </text:span><text:span text:style-name="T297">Al considerar</text:span><text:span text:style-name="T242"> que toda actividad humana posee diversas implicaciones, la idea de este profesionista es poder cuantificar y calificar el desempeño de dichas actividades o de los derivados de estas actividades para saber de que manera benefician a la sociedad y, en función de ese beneficio, buscar los medios para incentivarlas.</text:span></text:p>
                </text:list-item>
                <text:list-item>
                  <text:p text:style-name="P81"><text:span text:style-name="T242">La misión de la trayectoria académica Estadística y Económica es el de poder </text:span><text:span text:style-name="T244">desempeñarse en diversas instancias, organizaciones y agrupaciones de trabajo de un modo </text:span><text:span text:style-name="T383">objetivo</text:span><text:span text:style-name="T245">, asertivo y ético, de manera que puedan trabajar con los fenómenos sociales que </text:span><text:span text:style-name="T246">acaecen tanto a poblaciones como a grupos sociales para apoyarlos a que alcancen sus mejores expectativas de manera colaborativa, ética y empática entre grupos.</text:span></text:p>
                </text:list-item>
                <text:list-item>
                  <text:p text:style-name="P81"><text:span text:style-name="T245">L</text:span><text:span text:style-name="T247">a visión de la trayectoria académica Estadística y Económica es </text:span><text:span text:style-name="T362">consolidar y sostener</text:span><text:span text:style-name="T247"> su prestigio mediante </text:span><text:span text:style-name="T362">el</text:span><text:span text:style-name="T247"> impacto social derivado de </text:span><text:span text:style-name="T243">integrarse en equipos de trabajo </text:span><text:span text:style-name="T362">tanto de su rubro como multidisciplinarios, </text:span><text:span text:style-name="T244">de tal </text:span><text:span text:style-name="T247">modo que puedan contribuir con esos equipos</text:span><text:span text:style-name="T244"> </text:span><text:span text:style-name="T247">para indagar en estudios y desarrollar </text:span><text:span text:style-name="T384">planes</text:span><text:span text:style-name="T247"> </text:span><text:span text:style-name="T362">en temas de índole </text:span><text:span text:style-name="T384">de la</text:span><text:span text:style-name="T362"> matemática social,</text:span><text:span text:style-name="T247"> </text:span><text:span text:style-name="T362">tales como proyecciones, estimaciones o aproximaciones de fenómenos demográficos, económicos, o incluso de prevención, de tal modo que dichos pronósticos permitan la mejor planificación poblacional desde a nivel local hasta a nivel federal</text:span><text:span text:style-name="T247">.</text:span></text:p>
                </text:list-item>
                <text:list-item>
                  <text:p text:style-name="P81"><text:span text:style-name="T247">El perfil de ingreso para la trayectoria académica Estadística y Económica es el de aquellos quienes posean el noble </text:span><text:span text:style-name="T385">pero fuerte </text:span><text:span text:style-name="T247">interés por la ardua profesión de la toma de decisiones en cuanto a desarrollo social y por ello, deberán mostrar especial interés en matemáticas tanto aplicadas como teóricas, </text:span><text:span text:style-name="T248">ya que muchos fenómenos en estas áreas requerirán, tanto de la </text:span><text:soft-page-break/><text:span text:style-name="T248">abstracción de estructuras algebraicas cuyo entendimiento es completamente abstracto, </text:span><text:span text:style-name="T336">así como </text:span><text:span text:style-name="T248">de otros entes que si tienen una comprensión más tangible.</text:span></text:p>
                </text:list-item>
                <text:list-item>
                  <text:p text:style-name="P11">El perfil de egreso para la trayectoria académica Estadística y Económica será el de aquellos quienes estén completamente formados y <text:span text:style-name="T443">consolidados</text:span> <text:span text:style-name="T443">en cuanto a toma de decisiones, lo que permitirá que diversas instancias de estudios estadísticos, demográficos, económicos y sociales puedan trabajar con pronósticos y proyecciones que permitan realizar toma de decisiones informada y de esa manera se incentiven las actividades que mejor favorezcan a la población.</text:span></text:p>
                </text:list-item>
              </text:list>
            </text:list-item>
            <text:list-item>
              <text:p text:style-name="P26">Licenciatura en Medicina e Investigación Biomédica (<text:span text:style-name="T441">LMIB</text:span>):</text:p>
              <text:list>
                <text:list-item>
                  <text:p text:style-name="P82"><text:bookmark-start text:name="__DdeLink__1686_3218830756"/><text:span text:style-name="T249">El objetivo de la trayectoria académica en Medicina e Investigación Biomédica</text:span><text:bookmark-end text:name="__DdeLink__1686_3218830756"/><text:span text:style-name="T249"> </text:span><text:span text:style-name="T250">es el de poder otorgar al municipio servicios médicos de calidad que permitan garantizar la plenitud en cuanto a la salud </text:span><text:span text:style-name="T253">y calidad de vida</text:span><text:span text:style-name="T250"> de la població</text:span><text:span text:style-name="T251">n. Serán los médicos quienes tendrán la labor y gran responsabilidad de atender a aquellos quienes posean problemas salubres de distinta índole, los mediquen adecuadamente y les apoyen </text:span><text:span text:style-name="T252">mediante intervenciones quirúrgicas en caso de que sean necesarias, </text:span><text:span text:style-name="T254">sin dejar de lado la parte de la innovación e investigación biomédica la cual les permitirá indagar en mejores técnicas y tratamientos, así como estar actualizados </text:span><text:span text:style-name="T386">en nuevos métodos, técnicas e instrumentos para el ejercicio de la labor salubre.</text:span></text:p>
                </text:list-item>
                <text:list-item>
                  <text:p text:style-name="P83"><text:span text:style-name="T252">La misión de la trayectoria académica en Medicina e Investigación Biomédica </text:span><text:span text:style-name="T253">es la de poder ofrecer servicios médicos de calidad a la población, por lo que desempeñarán su profesión de manera ética, empática, responsable y </text:span><text:span text:style-name="T254">cordial </text:span><text:span text:style-name="T387">pero sin dejar de lado la fortaleza personal, entendido como coraje y valentía para las situaciones médicas críticas</text:span><text:span text:style-name="T254">, </text:span><text:span text:style-name="T330">al poseer</text:span><text:span text:style-name="T254"> mediante estos valores una </text:span><text:span text:style-name="T387">gran</text:span><text:span text:style-name="T254"> asertividad hacia sus pacientes de manera que sus tratamientos o intervenciones quirúrgicas (según sea el caso) sean favorables, alcan</text:span><text:span text:style-name="T387">zando </text:span><text:span text:style-name="T254">plenitud y mejoría.</text:span></text:p>
                </text:list-item>
                <text:list-item>
                  <text:p text:style-name="P84"><text:span text:style-name="T254">La visión de la trayectoria académica en Medicina e Investigación Biomédica es la de consolidar </text:span><text:span text:style-name="T255">el mejor</text:span><text:span text:style-name="T254"> prestigio y la </text:span><text:span text:style-name="T255">mejor</text:span><text:span text:style-name="T254"> formación </text:span><text:span text:style-name="T257">de tipo salubre, y </text:span><text:span text:style-name="T307">alcanzar</text:span><text:span text:style-name="T255"> dichas metas mediante la ardua labor de sus egresados quienes al desempeñarse en su campo de aplicación, </text:span><text:span text:style-name="T352">al lograr</text:span><text:span text:style-name="T257"> que la población mejore notablemente la calidad de vida. </text:span><text:span text:style-name="T256">Aspiramos a ser un referente en la formación de profesionales que integren tecnología avanzada, responsabilidad social y atención centrada en el paciente.</text:span></text:p>
                </text:list-item>
                <text:list-item>
                  <text:p text:style-name="P12">El perfil de ingreso de la trayectoria académica en Medicina e Investigación Biomédica es el de todos aquellos quienes posean curiosidad y un fuerte entusiasmo para <text:span text:style-name="T444">poder comprender conceptos relativos a</text:span><text:span text:style-name="T449">l</text:span><text:span text:style-name="T444"> área del conocimiento </text:span><text:span text:style-name="T449">de la salud</text:span><text:span text:style-name="T444">. Destacan virtudes como la fortaleza </text:span><text:span text:style-name="T445">ante cualquier situación que la profesión pueda demandarle, </text:span><text:span text:style-name="T449">siendo de igual modo necesario </text:span><text:span text:style-name="T445">fuertes conocimiento</text:span><text:span text:style-name="T449">s</text:span><text:span text:style-name="T445"> relativos a química o biología, o bien, una carrera técnica en área 2 (biológicas y de la salud).</text:span></text:p>
                </text:list-item>
                <text:list-item>
                  <text:p text:style-name="P85"><text:span text:style-name="T258">El perfil de egreso de la trayectoria académica en Medicina e Investigación Biomédica es el de aquel profesionista </text:span><text:span text:style-name="T362">quien</text:span><text:span text:style-name="T258">, mediante sus conocimientos </text:span><text:span text:style-name="T259">y</text:span><text:span text:style-name="T258"> experiencias </text:span><text:span text:style-name="T259">que le han nutrido a lo largo de su trayectoria, posea todos los </text:span><text:span text:style-name="T260">conocimientos</text:span><text:span text:style-name="T259"> para atender los problemas médicos más comunes </text:span><text:span text:style-name="T388">para tratarlos</text:span><text:span text:style-name="T259">, </text:span><text:span text:style-name="T260">así como otros suficientes y necesarios para poder identificar problemas médicos menos comunes </text:span><text:span text:style-name="T388">o más rigurosos </text:span><text:span text:style-name="T260">y poder canalizarlos hacia los respectivos especialistas. Finalmente, destaca también su formación como investigadores biomédicos que le permitirán, tanto avanzar en su campo médico mediante la realización de programas de especialidad médica o subespecialidad médica, o bien, mediante la realización </text:span><text:soft-page-break/><text:span text:style-name="T260">de programas de maestría o doctorado que le permitan indagar en cuestiones teóricas, científicas y de investigación relativas al área médica.</text:span></text:p>
                </text:list-item>
              </text:list>
            </text:list-item>
            <text:list-item>
              <text:p text:style-name="P27"><text:span text:style-name="T448">Licenciatura en </text:span><text:span text:style-name="T447">Optometría y Odontología</text:span><text:span text:style-name="T448"> (</text:span><text:span text:style-name="T438">L</text:span><text:span text:style-name="T439">OO</text:span><text:span text:style-name="T448">):</text:span></text:p>
              <text:list>
                <text:list-item>
                  <text:p text:style-name="P105"><text:span text:style-name="T18">El objetivo de la trayectoria académica en Optometría y Odontología es f</text:span><text:span text:style-name="T260">ormar profesionales integrales en el área de la salud visual y bucodental, capacitados para prevenir, diagnosticar, tratar y rehabilitar problemas relacionados con la visión y la salud oral. El programa busca combinar conocimientos, habilidades, técnicas y valores para contribuir al bienestar co</text:span><text:span text:style-name="T18">muntario</text:span><text:span text:style-name="T260">, promoviendo la salud visual y bucal en la sociedad</text:span></text:p>
                </text:list-item>
                <text:list-item>
                  <text:p text:style-name="P105"><text:span text:style-name="T350">La misión</text:span><text:span text:style-name="T18"> de la trayectoria académica en Optometría y Odontología es </text:span><text:span text:style-name="T350">f</text:span><text:span text:style-name="T260">ormar </text:span><text:span text:style-name="T350">profesionales</text:span><text:span text:style-name="T260"> comprometidos con la atención primaria de la salud visual y bucodental, </text:span><text:span text:style-name="T350">f</text:span><text:span text:style-name="T260">omenta</text:span><text:span text:style-name="T350">ndo en ellos</text:span><text:span text:style-name="T260"> la investigación, </text:span><text:span text:style-name="T351">el respeto, el compromiso y la empatía</text:span><text:span text:style-name="T260">, garantizando que nuestros egresados sean agentes de cambio capaces de mejorar la calidad de vida de las personas a través de una práctica profesional ética, humanista y basada en evidencia científica.</text:span></text:p>
                </text:list-item>
                <text:list-item>
                  <text:p text:style-name="P106"><text:span text:style-name="T353">La visión es consolidarse y s</text:span><text:span text:style-name="T260">er un programa líder en la formación de profesionales en Optometría y Odontología, </text:span><text:span text:style-name="T353">siendo </text:span><text:span text:style-name="T260">reconocido a nivel nacional e internacional por su calidad académica, investigación innovadora y contribución al desarrollo de la salud visual y bucodental. Aspiramos a ser un referente en la formación de profesionales que integren tecnología avanzada, responsabilidad social y atención centrada en el paciente.</text:span></text:p>
                </text:list-item>
                <text:list-item>
                  <text:p text:style-name="P13">El perfil de ingreso para la Licenciatura en Optometría y Odontología debe poseer de manera deseable algunas características tales como interés por las ciencias de la salud <text:span text:style-name="T450">y también de manera muy puntual</text:span> por la visión y la salud bucodental, conocimientos sólidos en áreas como biología, química, física y matemáticas, habilidades de observación, análisis y resolución de problemas, capacidad de trabajo en equipo y comunicación efectiva, actitud proactiva, responsabilidad y compromiso con el aprendizaje continuo y finalmente sensibilidad social y vocación de servicio hacia los demás.</text:p>
                </text:list-item>
                <text:list-item>
                  <text:p text:style-name="P106"><text:span text:style-name="T260">El perfil de egreso para la Licenciatura en Optometría y Odontología </text:span><text:span text:style-name="T357">contempla que </text:span><text:span text:style-name="T260">el egresado será capaz de diagnosticar, tratar y prevenir enfermedades visuales y bucodentales con base en conocimientos científicos y tecnológicos, diseñar y ejecutar programas de promoción de la salud visual y bucal en diferentes contextos sociales, utilizar tecnología avanzada para la evaluación y tratamiento de pacientes, colaborar de manera interdisciplinaria en equipos de salud para brindar atención integral, desarrollar investigaciones que contribuyan al avance de la optometría y la odontología, ejercer su profesión con ética, responsabilidad y respeto hacia la diversidad cultural, y finalmente promoverá e infundirá hábitos saludables en la población para prevenir problemas visuales y bucodentales.</text:span></text:p>
                </text:list-item>
              </text:list>
            </text:list-item>
          </text:list>
        </text:list-item>
      </text:list>
      <text:list xml:id="list11410951507315" text:continue-list="list11410929947454" text:style-name="L3">
        <text:list-item>
          <text:p text:style-name="P28">Nivel Maestría:</text:p>
          <text:list>
            <text:list-item>
              <text:p text:style-name="P29">Maestría en <text:span text:style-name="T446">Ingeniería</text:span> en <text:span text:style-name="T446">Infraestructura</text:span> y Complejidad (<text:span text:style-name="T433">M</text:span><text:span text:style-name="T434">II</text:span><text:span text:style-name="T433">C</text:span>):</text:p>
              <text:list>
                <text:list-item>
                  <text:p text:style-name="P40"><text:span text:style-name="T261">El </text:span><text:span text:style-name="T262">objetivo </text:span><text:span text:style-name="T263">de la trayectoria académica en </text:span><text:span text:style-name="T346">Infraestructura</text:span><text:span text:style-name="T263"> y Complejidad es el de poder atender diversas problemáticas sociales </text:span><text:span text:style-name="T346">con perspectivas</text:span><text:span text:style-name="T389"> multinivel y</text:span><text:span text:style-name="T346"> </text:span><text:span text:style-name="T347">amplias</text:span><text:span text:style-name="T271"> </text:span><text:span text:style-name="T344">en lugar de</text:span><text:span text:style-name="T271"> aislad</text:span><text:span text:style-name="T346">as</text:span><text:span text:style-name="T308">, </text:span><text:span text:style-name="T344">de tal modo</text:span><text:span text:style-name="T264"> que este programa de posgrado pueda utilizar los conocimientos </text:span><text:span text:style-name="T271">adquiridos </text:span><text:span text:style-name="T308">previamente en </text:span><text:span text:style-name="T346">estudios</text:span><text:span text:style-name="T308"> de licenciatura</text:span><text:span text:style-name="T264"> para abordar un problema social, </text:span><text:span text:style-name="T271">mediante </text:span><text:span text:style-name="T346">estudios</text:span><text:span text:style-name="T271"> </text:span><text:span text:style-name="T344">m</text:span><text:span text:style-name="T271">ultidisciplinari</text:span><text:span text:style-name="T346">o</text:span><text:span text:style-name="T344">s</text:span><text:span text:style-name="T271">, </text:span><text:span text:style-name="T344">i</text:span><text:span text:style-name="T271">nterdisciplinari</text:span><text:span text:style-name="T346">o</text:span><text:span text:style-name="T344">s</text:span><text:span text:style-name="T271"> y </text:span><text:span text:style-name="T344">t</text:span><text:span text:style-name="T271">ransdisciplinari</text:span><text:span text:style-name="T346">o</text:span><text:span text:style-name="T344">s (tales </text:span><text:span text:style-name="T271">como </text:span><text:span text:style-name="T344">lo son</text:span><text:span text:style-name="T271"> la socio-física o la termo-economía</text:span><text:span text:style-name="T344">)</text:span><text:span text:style-name="T271"> </text:span><text:span text:style-name="T264">y darle una solución; </text:span><text:span text:style-name="T267">o bien</text:span><text:span text:style-name="T344">, que se pueda</text:span><text:span text:style-name="T267"> generar conocimiento </text:span><text:span text:style-name="T344">y análisis</text:span><text:span text:style-name="T267"> que desemboque en nuevas herramientas </text:span><text:span text:style-name="T344">necesarias </text:span><text:span text:style-name="T346">y </text:span><text:span text:style-name="T390">en </text:span><text:span text:style-name="T346">proyectos</text:span><text:span text:style-name="T344"> para descongestionar problemática</text:span><text:span text:style-name="T347">s</text:span><text:span text:style-name="T344"> </text:span><text:span text:style-name="T345">de índole</text:span><text:span text:style-name="T344"> social</text:span><text:span text:style-name="T267">.</text:span></text:p>
                </text:list-item>
                <text:list-item>
                  <text:p text:style-name="P41"><text:soft-page-break/><text:span text:style-name="T264">La misión de la trayectoria académica en Infraestructura y Complejidad </text:span><text:span text:style-name="T265">es formar profesionales cuya mayor cualidad sea la </text:span><text:span text:style-name="Strong_20_Emphasis"><text:span text:style-name="T265">Universalidad</text:span></text:span><text:span text:style-name="T265">, es decir, la capacidad de analizar y resolver problemas sociales desde una perspectiva amplia </text:span><text:span text:style-name="T399">y a diversos niveles</text:span><text:span text:style-name="T265">, integrando conocimientos y herramientas de diversas disciplinas. Nuestros estudiantes y egresados serán capaces de abordar desafíos complejos </text:span><text:span text:style-name="T399">y retos de infraestructura</text:span><text:span text:style-name="T265"> de manera multidisciplinaria, interdisciplinaria y transdisciplinaria, combinando saberes de ingeniería, ciencias sociales, matemáticas, tecnología, y otras áreas afines</text:span><text:span text:style-name="T266">.</text:span></text:p>
                </text:list-item>
                <text:list-item>
                  <text:p text:style-name="P42"><text:span text:style-name="T266">La visión de la trayectoria académica en Infraestructura y Complejidad es la de poder consolidar </text:span><text:span text:style-name="T365">el prestigio de un programa de posgrado</text:span><text:span text:style-name="T266"> </text:span><text:span text:style-name="T365">que unifique</text:span><text:span text:style-name="T266"> la conciencia social </text:span><text:span text:style-name="T365">y</text:span><text:span text:style-name="T266"> las bases científicas, de modo que puedan integrarse en equipos de trabajo de toda índole </text:span><text:span text:style-name="T348">(empresarial, industrial y </text:span><text:span text:style-name="T266">científica</text:span><text:span text:style-name="T348">)</text:span><text:span text:style-name="T266">, </text:span><text:span text:style-name="T391">pudiendo</text:span><text:span text:style-name="T266"> </text:span><text:span text:style-name="T392">consolidar también el prestigio de una trayectoria de formación y herramientas de área 1 pero</text:span><text:span text:style-name="T266"> con perspectiva </text:span><text:span text:style-name="T269">multilateral, </text:span><text:span text:style-name="T392">pudiendo</text:span><text:span text:style-name="T348"> así</text:span><text:span text:style-name="T269"> contemplar diferentes vertientes para darle so</text:span><text:span text:style-name="T270">lución </text:span><text:span text:style-name="T392">a todo problema de diversa magnitud</text:span><text:span text:style-name="T266">.</text:span></text:p>
                </text:list-item>
                <text:list-item>
                  <text:p text:style-name="P42"><text:span text:style-name="T266">El perfil de ingreso de la trayectoria académica en Infraestructura y Complejidad busca Interesados en los asuntos públicos y en realizar investigación aplicada, egresados de todas las carreras, pero especialmente de programas en ciencias sociales, que tengan un buen nivel de matemáticas intermedias </text:span><text:span text:style-name="T272">(como economía de área 3, o enseñanza de las matemáticas de área 4, por poner algunos ejemplos</text:span><text:span text:style-name="T274">)</text:span><text:span text:style-name="T393">, </text:span><text:span text:style-name="T394">por lo mismo</text:span><text:span text:style-name="T393"> mismo </text:span><text:span text:style-name="T394">también </text:span><text:span text:style-name="T393">s</text:span><text:span text:style-name="T266">e valoran perfiles y egresados de </text:span><text:span text:style-name="T273">licenciaturas</text:span><text:span text:style-name="T266"> como Actuaría, Física, Matemáticas e Ingeniería</text:span><text:span text:style-name="T274">.</text:span></text:p>
                </text:list-item>
                <text:list-item>
                  <text:p text:style-name="P43"><text:span text:style-name="T266">El perfil de egreso de la trayectoria académica en Infraestructura y Complejidad es </text:span><text:span text:style-name="T268">el de </text:span><text:span text:style-name="T397">haber formado </text:span><text:span text:style-name="T395">e</text:span><text:span text:style-name="T268">xpertos en asuntos públicos, capacitados en técnicas económicas y de gestión, que desarrollan investigación empírica y metodológicamente fuerte con el objetivo de impactar en la realidad social que analizan;</text:span><text:span text:style-name="T266"> </text:span><text:span text:style-name="T395">a la par de estar </text:span><text:span text:style-name="T268">fuertemente formados</text:span><text:span text:style-name="T266"> en diversas técnicas </text:span><text:span text:style-name="T268">para la simulación, modelado, </text:span><text:span text:style-name="T396">y</text:span><text:span text:style-name="T268"> otras</text:span><text:span text:style-name="T266"> habilidades necesarias para desarrollar investigación </text:span><text:span text:style-name="T395">científica </text:span><text:span text:style-name="T398">(en caso de que el egresado decida hacer un doctorado)</text:span><text:span text:style-name="T395"> e implementación de infraestructura (en las áreas de telecomunicaciones, electrónica, materiales, recursos naturales...)</text:span><text:span text:style-name="T266">, </text:span><text:span text:style-name="T268">de manera que, este profesional posea fuertes conocimientos para </text:span><text:span text:style-name="T395">analizar</text:span><text:span text:style-name="T268">, crear e implementar</text:span><text:span text:style-name="T266"> </text:span><text:span text:style-name="T400">tanto herramientas como proyectos.</text:span></text:p>
                </text:list-item>
              </text:list>
            </text:list-item>
            <text:list-item>
              <text:p text:style-name="P98"><text:span text:style-name="T266">M</text:span><text:span text:style-name="T18">aestría en Ciencias </text:span><text:span text:style-name="T349">Biológicas y Médicas</text:span><text:span text:style-name="T18"> (</text:span><text:span text:style-name="T419">MC</text:span><text:span text:style-name="T421">BM</text:span><text:span text:style-name="T18">).</text:span></text:p>
              <text:list>
                <text:list-item>
                  <text:p text:style-name="P44"><text:span text:style-name="T266">E</text:span><text:span text:style-name="T355">l objetivo de la trayectoria académica en </text:span><text:span text:style-name="T354">Biología y Medicina</text:span><text:span text:style-name="T355"> es poder indagar en estudios relativos a l</text:span><text:span text:style-name="T275">a biología, </text:span><text:span text:style-name="T363">química</text:span><text:span text:style-name="T275"> y </text:span><text:span text:style-name="T363">medicina</text:span><text:span text:style-name="T275"> con el cometido principal de conocer factores emanados de la naturaleza </text:span><text:span text:style-name="T364">que </text:span><text:span text:style-name="T275">puede</text:span><text:span text:style-name="T276">n</text:span><text:span text:style-name="T275"> </text:span><text:span text:style-name="T276">ser beneficiosos</text:span><text:span text:style-name="T275"> para </text:span><text:span text:style-name="T276">cualquier forma de vida </text:span><text:span text:style-name="T364">y</text:span><text:span text:style-name="T275"> </text:span><text:span text:style-name="T276">propiciarlos, o bien cuales de estos factores afectan a alguna forma de vida para buscar la manera de controlarlos o erradicarlos </text:span><text:span text:style-name="T337">sin que</text:span><text:span text:style-name="T276"> afecten alguna otra variable del entorno.</text:span></text:p>
                </text:list-item>
                <text:list-item>
                  <text:p text:style-name="P44"><text:span text:style-name="T266">L</text:span><text:span text:style-name="T276">a misión </text:span><text:span text:style-name="T355">de la trayectoria académica en </text:span><text:span text:style-name="T354">Biología y Medicina</text:span><text:span text:style-name="T276"> es la realización de estudios de índole biológico </text:span><text:span text:style-name="T364">y médico</text:span><text:span text:style-name="T276">, por lo que estos estudios requerirán diversos valores emanados de la bio-ética como la responsabilidad, la precaución, la conciencia y la mesura, de tal modo que estos desarrollos siempre sean en beneficio tanto de las sociedades humanas como de la preservación de la vida </text:span><text:span text:style-name="T364">en general</text:span><text:span text:style-name="T276">. </text:span></text:p>
                </text:list-item>
                <text:list-item>
                  <text:p text:style-name="P44"><text:span text:style-name="T276">La visión </text:span><text:span text:style-name="T355">de la trayectoria académica en </text:span><text:span text:style-name="T354">Biología y Medicina</text:span><text:span text:style-name="T276"> será la de consolidarse como un programa </text:span><text:span text:style-name="T277">de prestigio</text:span><text:span text:style-name="T276"> tanto de investigación como de aplicación del conocimiento </text:span><text:span text:style-name="T277">del área médica y de la salud</text:span><text:span text:style-name="T276">, </text:span><text:span text:style-name="T277">a modo de que</text:span><text:span text:style-name="T276"> sus avances, desarrollos o implementaciones puedan apoyar a mejorar diversos aspectos ya sea de la vida </text:span><text:span text:style-name="T277">humana como de otras formas de vida </text:span><text:span text:style-name="T278">y</text:span><text:span text:style-name="T277"> se alcance el equilibro en la forma de coexistir todos de manera favorable.</text:span></text:p>
                </text:list-item>
                <text:list-item>
                  <text:p text:style-name="P45"><text:soft-page-break/><text:span text:style-name="T276">E</text:span><text:span text:style-name="T278">l perfil de ingreso de la trayectoria académica en Biología y Medicina es para todos quienes hayan cursado y egresado cualquier programa de licenciatura de área 2, o bien, de otras áreas pero con relación a las áreas de biología, medicina, químicas, o salud; de tal modo que tengan conocimientos en bioquímica, </text:span><text:span text:style-name="T279">biología celular, biología molecular</text:span><text:span text:style-name="T280">, </text:span><text:span text:style-name="T279">entre otras afines.</text:span></text:p>
                </text:list-item>
                <text:list-item>
                  <text:p text:style-name="P45"><text:span text:style-name="T279">El perfil de egreso de la trayectoria académica en Biología y Medicina permite que al egresar de esta trayectoria académica, todos aquellos quienes inicialmente tuvieron interés por aprender sub-áreas como bio-informática, bioestadística, genética, inmunología y muchas otras relativas, obtengan una sólida formación de conocimientos respecto a una muy puntual área de interés relativa al área 2, de manera que puedan decidir si bien, profundizar más en nuevos conocimientos mediante la realización de un doctorado o bien ejercer profesionalmente con sus nuevos conocimientos dentro de alguna organización que se dedique a la medicina, la producción de fármacos, </text:span><text:span text:style-name="T281">o en cualquier otra </text:span><text:span text:style-name="T282">organización pública o privada</text:span><text:span text:style-name="T281"> que requiera un profesional de la salud </text:span><text:span text:style-name="T356">de alta especialización</text:span><text:span text:style-name="T281">.</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UTG_5f_4dk3" draw:display-name="UTG_4dk3" xlink:href="Pictures/1000000100000DAC00000DAC16C9D0C269E714A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rrowhead_20_List" style:display-name="Arrowhea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style>
    <style:style style:name="Box_20_List" style:display-name="Box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style>
    <style:style style:name="Contents_20_1_20__28_user_29_" style:display-name="Contents 1 (user)" style:family="paragraph" style:default-outline-level="">
      <style:paragraph-properties fo:margin-left="1.27cm" fo:margin-right="0cm" fo:text-indent="-0.76cm" style:auto-text-indent="false"/>
    </style:style>
    <style:style style:name="Contents_20_2_20__28_user_29_" style:display-name="Contents 2 (user)" style:family="paragraph" style:default-outline-level="">
      <style:paragraph-properties fo:margin-left="2.54cm" fo:margin-right="0cm" fo:text-indent="-0.76cm" style:auto-text-indent="false"/>
    </style:style>
    <style:style style:name="Contents_20_3_20__28_user_29_" style:display-name="Contents 3 (user)" style:family="paragraph" style:default-outline-level="">
      <style:paragraph-properties fo:margin-left="3.81cm" fo:margin-right="0cm" fo:text-indent="-0.76cm" style:auto-text-indent="false"/>
    </style:style>
    <style:style style:name="Contents_20_4_20__28_user_29_" style:display-name="Contents 4 (user)" style:family="paragraph" style:default-outline-level="">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_28_user_29_" style:display-name="Endnote (user)" style:family="paragraph" style:parent-style-name="Standard" style:default-outline-level="">
      <style:paragraph-properties fo:margin-left="0.508cm" fo:margin-right="0cm" fo:text-indent="-0.508cm" style:auto-text-indent="false"/>
    </style:style>
    <style:style style:name="Footnote_20__28_user_29_" style:display-name="Footnote (user)" style:family="paragraph" style:default-outline-level="">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parent-style-name="Numbered_20_List"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text-properties style:font-name="Arial1" fo:font-family="Arial" style:font-family-generic="swiss" style:font-pitch="variable" fo:font-size="9.5pt" fo:font-weight="normal" style:font-size-asian="8.30000019073486pt" style:font-weight-asian="normal" style:font-size-complex="9.5pt" style:font-weight-complex="normal"/>
    </style:style>
    <style:style style:name="Bullet_20_Symbols" style:display-name="Bullet Symbols" style:family="text">
      <style:text-properties fo:color="#ff8000" loext:opacity="100%" style:font-name="Times New Roman" fo:font-family="'Times New Roman'" style:font-family-generic="roman" style:font-pitch="variable" fo:font-size="9.5pt" fo:font-weight="bold" style:font-name-asian="OpenSymbol" style:font-family-asian="OpenSymbol" style:font-charset-asian="x-symbol" style:font-size-asian="8.30000019073486pt" style:font-weight-asian="bold" style:font-name-complex="OpenSymbol" style:font-family-complex="OpenSymbol" style:font-charset-complex="x-symbol" style:font-size-complex="9.5pt" style:font-weight-complex="bold"/>
    </style:style>
    <style:style style:name="Endnote_20_anchor" style:display-name="Endnote anchor" style:family="text">
      <style:text-properties style:text-position="super 58%" fo:font-size="10pt" style:font-size-asian="10pt"/>
    </style:style>
    <style:style style:name="Endnote_20_Characters" style:display-name="Endnote Characters"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UTG_5f_4dk3" draw:fill-image-width="9.999cm" draw:fill-image-height="9.999cm" style:repeat="no-repeat" draw:fill-image-ref-point-x="0%" draw:fill-image-ref-point-y="0%" draw:fill-image-ref-point="center" style:footnote-max-height="0cm" loext:margin-gutter="0cm">
        <style:background-image xlink:href="Pictures/1000000100000DAC00000DAC16C9D0C269E714A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UTG_5f_4dk3" draw:fill-image-width="9.999cm" draw:fill-image-height="9.999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54:22.951197179</meta:creation-date>
    <meta:generator>LibreOffice/7.4.7.2$Linux_X86_64 LibreOffice_project/40$Build-2</meta:generator>
    <dc:date>2025-03-24T01:14:09.538914317</dc:date>
    <meta:editing-duration>PT7H24M9S</meta:editing-duration>
    <meta:editing-cycles>207</meta:editing-cycles>
    <meta:document-statistic meta:table-count="0" meta:image-count="0" meta:object-count="0" meta:page-count="15" meta:paragraph-count="128" meta:word-count="7939" meta:character-count="52269" meta:non-whitespace-character-count="44579"/>
  </office:meta>
</office:document-meta>
</file>